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fo:font-size="12pt" fo:language="zxx" fo:country="none" style:font-size-asian="12pt" style:language-asian="zxx" style:country-asian="none" style:font-size-complex="12pt" style:language-complex="zxx" style:country-complex="none"/>
    </style:style>
    <style:style style:name="P2" style:family="paragraph" style:parent-style-name="Preformatted_20_Text">
      <style:text-properties fo:font-size="12pt" fo:language="zxx" fo:country="none" officeooo:paragraph-rsid="003353ed" style:font-size-asian="12pt" style:language-asian="zxx" style:country-asian="none" style:font-size-complex="12pt" style:language-complex="zxx" style:country-complex="none"/>
    </style:style>
    <style:style style:name="P3" style:family="paragraph" style:parent-style-name="Preformatted_20_Text">
      <style:text-properties fo:font-size="12pt" fo:language="zxx" fo:country="none" officeooo:paragraph-rsid="003d78d6" style:font-size-asian="12pt" style:language-asian="zxx" style:country-asian="none" style:font-size-complex="12pt" style:language-complex="zxx" style:country-complex="none"/>
    </style:style>
    <style:style style:name="P4" style:family="paragraph" style:parent-style-name="Preformatted_20_Text">
      <style:text-properties fo:font-size="12pt" fo:language="zxx" fo:country="none" officeooo:paragraph-rsid="003edd69" style:font-size-asian="12pt" style:language-asian="zxx" style:country-asian="none" style:font-size-complex="12pt" style:language-complex="zxx" style:country-complex="none"/>
    </style:style>
    <style:style style:name="P5" style:family="paragraph" style:parent-style-name="Preformatted_20_Text">
      <style:text-properties fo:font-size="12pt" fo:language="zxx" fo:country="none" officeooo:rsid="0053d585" officeooo:paragraph-rsid="0053d585" style:font-size-asian="12pt" style:language-asian="zxx" style:country-asian="none" style:font-size-complex="12pt" style:language-complex="zxx" style:country-complex="none"/>
    </style:style>
    <style:style style:name="P6" style:family="paragraph" style:parent-style-name="Preformatted_20_Text">
      <style:text-propertie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fo:font-size="12pt" fo:language="zxx" fo:country="none" officeooo:paragraph-rsid="009436ee" style:font-size-asian="12pt" style:language-asian="zxx" style:country-asian="none" style:font-size-complex="12pt" style:language-complex="zxx" style:country-complex="none"/>
    </style:style>
    <style:style style:name="P8" style:family="paragraph" style:parent-style-name="Preformatted_20_Text">
      <style:text-properties fo:font-size="12pt" fo:language="zxx" fo:country="none" officeooo:rsid="005ffcff" style:font-size-asian="12pt" style:language-asian="zxx" style:country-asian="none" style:font-size-complex="12pt" style:language-complex="zxx" style:country-complex="none"/>
    </style:style>
    <style:style style:name="P9" style:family="paragraph" style:parent-style-name="Preformatted_20_Text">
      <style:text-properties fo:font-size="12pt" fo:language="zxx" fo:country="none" officeooo:paragraph-rsid="008c173f" style:font-size-asian="12pt" style:language-asian="zxx" style:country-asian="none" style:font-size-complex="12pt" style:language-complex="zxx" style:country-complex="none"/>
    </style:style>
    <style:style style:name="P10" style:family="paragraph" style:parent-style-name="Preformatted_20_Text">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1" style:family="paragraph" style:parent-style-name="Preformatted_20_Text">
      <style:text-properties fo:font-size="12pt" fo:language="zxx" fo:country="none" officeooo:rsid="00257680" officeooo:paragraph-rsid="008deffa" style:font-size-asian="12pt" style:language-asian="zxx" style:country-asian="none" style:font-size-complex="12pt" style:language-complex="zxx" style:country-complex="none"/>
    </style:style>
    <style:style style:name="P12" style:family="paragraph" style:parent-style-name="Preformatted_20_Text">
      <style:text-properties fo:font-size="12pt" fo:language="zxx" fo:country="none" officeooo:rsid="0025792b" officeooo:paragraph-rsid="008f9afe" style:font-size-asian="12pt" style:language-asian="zxx" style:country-asian="none" style:font-size-complex="12pt" style:language-complex="zxx" style:country-complex="none"/>
    </style:style>
    <style:style style:name="P13" style:family="paragraph" style:parent-style-name="Preformatted_20_Text">
      <style:text-properties fo:font-size="12pt" fo:language="zxx" fo:country="none" officeooo:rsid="00297981" officeooo:paragraph-rsid="008f9afe" style:font-size-asian="12pt" style:language-asian="zxx" style:country-asian="none" style:font-size-complex="12pt" style:language-complex="zxx" style:country-complex="none"/>
    </style:style>
    <style:style style:name="P14" style:family="paragraph" style:parent-style-name="Preformatted_20_Text">
      <style:text-properties fo:font-size="12pt" fo:language="zxx" fo:country="none" officeooo:rsid="002cd7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fo:font-size="12pt" fo:language="zxx" fo:country="none" officeooo:rsid="002e831b"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fo:font-size="12pt" fo:language="zxx" fo:country="none" officeooo:rsid="00320179" officeooo:paragraph-rsid="008f9afe" style:font-size-asian="12pt" style:language-asian="zxx" style:country-asian="none" style:font-size-complex="12pt" style:language-complex="zxx" style:country-complex="none"/>
    </style:style>
    <style:style style:name="P17" style:family="paragraph" style:parent-style-name="Preformatted_20_Text">
      <style:text-properties fo:font-size="12pt" fo:language="zxx" fo:country="none"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9" style:family="paragraph" style:parent-style-name="Preformatted_20_Text">
      <style:text-properties fo:font-size="12pt" fo:language="zxx" fo:country="none" officeooo:rsid="003324b8" officeooo:paragraph-rsid="009034a5" style:font-size-asian="12pt" style:language-asian="zxx" style:country-asian="none" style:font-size-complex="12pt" style:language-complex="zxx" style:country-complex="none"/>
    </style:style>
    <style:style style:name="P20" style:family="paragraph" style:parent-style-name="Preformatted_20_Text">
      <style:text-properties fo:font-size="12pt" fo:language="zxx" fo:country="none" officeooo:rsid="003594be"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fo:font-size="12pt" fo:language="zxx" fo:country="none" officeooo:rsid="00467429" officeooo:paragraph-rsid="00908be7" style:font-size-asian="12pt" style:language-asian="zxx" style:country-asian="none" style:font-size-complex="12pt" style:language-complex="zxx" style:country-complex="none"/>
    </style:style>
    <style:style style:name="P23" style:family="paragraph" style:parent-style-name="Preformatted_20_Text">
      <style:text-properties fo:font-size="12pt" fo:language="zxx" fo:country="none" officeooo:rsid="004442b0" officeooo:paragraph-rsid="00908be7" style:font-size-asian="12pt" style:language-asian="zxx" style:country-asian="none" style:font-size-complex="12pt" style:language-complex="zxx" style:country-complex="none"/>
    </style:style>
    <style:style style:name="P24" style:family="paragraph" style:parent-style-name="Preformatted_20_Text">
      <style:text-propertie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fo:font-size="12pt" fo:language="zxx" fo:country="none" officeooo:rsid="004ddac2" officeooo:paragraph-rsid="00927aac" style:font-size-asian="12pt" style:language-asian="zxx" style:country-asian="none" style:font-size-complex="12pt" style:language-complex="zxx" style:country-complex="none"/>
    </style:style>
    <style:style style:name="P26" style:family="paragraph" style:parent-style-name="Preformatted_20_Text">
      <style:text-properties fo:font-size="12pt" fo:language="zxx" fo:country="none" officeooo:paragraph-rsid="00927aac" style:font-size-asian="12pt" style:language-asian="zxx" style:country-asian="none" style:font-size-complex="12pt" style:language-complex="zxx" style:country-complex="none"/>
    </style:style>
    <style:style style:name="P27" style:family="paragraph" style:parent-style-name="Preformatted_20_Text">
      <style:text-properties fo:font-size="12pt" fo:language="zxx" fo:country="none" officeooo:rsid="00592e66"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fo:font-size="12pt" fo:language="zxx" fo:country="none" officeooo:rsid="00592e66" officeooo:paragraph-rsid="009436ee" style:font-size-asian="12pt" style:language-asian="zxx" style:country-asian="none" style:font-size-complex="12pt" style:language-complex="zxx" style:country-complex="none"/>
    </style:style>
    <style:style style:name="P29" style:family="paragraph" style:parent-style-name="Preformatted_20_Text">
      <style:text-properties fo:font-size="12pt" fo:language="zxx" fo:country="none" officeooo:rsid="00592e66" officeooo:paragraph-rsid="00946e26" style:font-size-asian="12pt" style:language-asian="zxx" style:country-asian="none" style:font-size-complex="12pt" style:language-complex="zxx" style:country-complex="none"/>
    </style:style>
    <style:style style:name="P30" style:family="paragraph" style:parent-style-name="Preformatted_20_Text">
      <style:text-properties fo:font-size="12pt" fo:language="zxx" fo:country="none" officeooo:rsid="0050bf98"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fo:font-size="12pt" fo:language="zxx" fo:country="none" officeooo:rsid="005d8157"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fo:font-size="12pt" fo:language="zxx" fo:country="none" officeooo:rsid="0060f333" officeooo:paragraph-rsid="009436ee" style:font-size-asian="12pt" style:language-asian="zxx" style:country-asian="none" style:font-size-complex="12pt" style:language-complex="zxx" style:country-complex="none"/>
    </style:style>
    <style:style style:name="P33" style:family="paragraph" style:parent-style-name="Preformatted_20_Text">
      <style:text-properties fo:font-size="12pt" fo:language="zxx" fo:country="none" officeooo:rsid="00651638" officeooo:paragraph-rsid="00946e26" style:font-size-asian="12pt" style:language-asian="zxx" style:country-asian="none" style:font-size-complex="12pt" style:language-complex="zxx" style:country-complex="none"/>
    </style:style>
    <style:style style:name="P34" style:family="paragraph" style:parent-style-name="Preformatted_20_Text">
      <style:text-properties fo:font-size="12pt" fo:language="zxx" fo:country="none" officeooo:paragraph-rsid="00946e26" style:font-size-asian="12pt" style:language-asian="zxx" style:country-asian="none" style:font-size-complex="12pt" style:language-complex="zxx" style:country-complex="none"/>
    </style:style>
    <style:style style:name="P35" style:family="paragraph" style:parent-style-name="Preformatted_20_Text">
      <style:text-properties fo:font-size="12pt" fo:language="zxx" fo:country="none" officeooo:paragraph-rsid="0094bfdf" style:font-size-asian="12pt" style:language-asian="zxx" style:country-asian="none" style:font-size-complex="12pt" style:language-complex="zxx" style:country-complex="none"/>
    </style:style>
    <style:style style:name="P36" style:family="paragraph" style:parent-style-name="Preformatted_20_Text">
      <style:text-properties fo:font-size="12pt" fo:language="zxx" fo:country="none" officeooo:rsid="0094c045" officeooo:paragraph-rsid="0094c045" style:font-size-asian="12pt" style:language-asian="zxx" style:country-asian="none" style:font-size-complex="12pt" style:language-complex="zxx" style:country-complex="none"/>
    </style:style>
    <style:style style:name="P37" style:family="paragraph" style:parent-style-name="Preformatted_20_Text">
      <style:text-properties fo:font-size="12pt" fo:language="zxx" fo:country="none" officeooo:paragraph-rsid="0017bef2" style:font-size-asian="12pt" style:language-asian="zxx" style:country-asian="none" style:font-size-complex="12pt" style:language-complex="zxx" style:country-complex="none"/>
    </style:style>
    <style:style style:name="P38" style:family="paragraph" style:parent-style-name="Preformatted_20_Text">
      <style:text-properties fo:font-size="12pt" fo:language="zxx" fo:country="none" officeooo:paragraph-rsid="009c5b75" style:font-size-asian="12pt" style:language-asian="zxx" style:country-asian="none" style:font-size-complex="12pt" style:language-complex="zxx" style:country-complex="none"/>
    </style:style>
    <style:style style:name="P39" style:family="paragraph" style:parent-style-name="Preformatted_20_Text">
      <style:text-properties fo:font-size="12pt" fo:language="zxx" fo:country="none" officeooo:paragraph-rsid="009e39a4" style:font-size-asian="12pt" style:language-asian="zxx" style:country-asian="none" style:font-size-complex="12pt" style:language-complex="zxx" style:country-complex="none"/>
    </style:style>
    <style:style style:name="P40" style:family="paragraph" style:parent-style-name="Preformatted_20_Text">
      <style:text-properties fo:font-size="12pt" fo:language="zxx" fo:country="none" officeooo:rsid="00a0bb15" officeooo:paragraph-rsid="00a0bb15" style:font-size-asian="12pt" style:language-asian="zxx" style:country-asian="none" style:font-size-complex="12pt" style:language-complex="zxx" style:country-complex="none"/>
    </style:style>
    <style:style style:name="P41" style:family="paragraph" style:parent-style-name="Preformatted_20_Text">
      <style:text-properties fo:font-size="12pt" fo:language="zxx" fo:country="none" officeooo:paragraph-rsid="00a0bb15" style:font-size-asian="12pt" style:language-asian="zxx" style:country-asian="none" style:font-size-complex="12pt" style:language-complex="zxx" style:country-complex="none"/>
    </style:style>
    <style:style style:name="P42" style:family="paragraph" style:parent-style-name="Preformatted_20_Text">
      <style:text-properties fo:font-size="12pt" fo:language="zxx" fo:country="none" officeooo:rsid="00a45222" officeooo:paragraph-rsid="00a45222" style:font-size-asian="12pt" style:language-asian="zxx" style:country-asian="none" style:font-size-complex="12pt" style:language-complex="zxx" style:country-complex="none"/>
    </style:style>
    <style:style style:name="P43" style:family="paragraph" style:parent-style-name="Preformatted_20_Text">
      <style:text-properties fo:font-size="12pt" fo:language="zxx" fo:country="none" officeooo:paragraph-rsid="00a788f1" style:font-size-asian="12pt" style:language-asian="zxx" style:country-asian="none" style:font-size-complex="12pt" style:language-complex="zxx" style:country-complex="none"/>
    </style:style>
    <style:style style:name="P44" style:family="paragraph" style:parent-style-name="Preformatted_20_Text">
      <style:text-properties fo:font-size="12pt" fo:language="zxx" fo:country="none" officeooo:rsid="00aaaeea" officeooo:paragraph-rsid="00aaaeea" style:font-size-asian="12pt" style:language-asian="zxx" style:country-asian="none" style:font-size-complex="12pt" style:language-complex="zxx" style:country-complex="none"/>
    </style:style>
    <style:style style:name="P45" style:family="paragraph" style:parent-style-name="Preformatted_20_Text">
      <style:text-properties fo:font-size="12pt" fo:language="zxx" fo:country="none" officeooo:rsid="00b04b72" officeooo:paragraph-rsid="00b158d0" style:font-size-asian="12pt" style:language-asian="zxx" style:country-asian="none" style:font-size-complex="12pt" style:language-complex="zxx" style:country-complex="none"/>
    </style:style>
    <style:style style:name="P46" style:family="paragraph" style:parent-style-name="Preformatted_20_Text">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47" style:family="paragraph" style:parent-style-name="Preformatted_20_Text">
      <style:text-properties fo:font-size="12pt" fo:language="zxx" fo:country="none" officeooo:rsid="00b79a49" officeooo:paragraph-rsid="00b79a49" style:font-size-asian="12pt" style:language-asian="zxx" style:country-asian="none" style:font-size-complex="12pt" style:language-complex="zxx" style:country-complex="none"/>
    </style:style>
    <style:style style:name="P48" style:family="paragraph" style:parent-style-name="Preformatted_20_Text">
      <style:text-properties fo:font-size="12pt" fo:language="zxx" fo:country="none" officeooo:rsid="00b969ef" officeooo:paragraph-rsid="00b969ef" style:font-size-asian="12pt" style:language-asian="zxx" style:country-asian="none" style:font-size-complex="12pt" style:language-complex="zxx" style:country-complex="none"/>
    </style:style>
    <style:style style:name="P49" style:family="paragraph" style:parent-style-name="Preformatted_20_Text">
      <style:text-properties fo:font-size="12pt" fo:language="zxx" fo:country="none" officeooo:rsid="00ba11f6" officeooo:paragraph-rsid="00ba11f6" style:font-size-asian="12pt" style:language-asian="zxx" style:country-asian="none" style:font-size-complex="12pt" style:language-complex="zxx" style:country-complex="none"/>
    </style:style>
    <style:style style:name="P50" style:family="paragraph" style:parent-style-name="Preformatted_20_Text">
      <style:text-properties fo:font-size="12pt" fo:language="zxx" fo:country="none" officeooo:rsid="00bb66af" officeooo:paragraph-rsid="00bb66af" style:font-size-asian="12pt" style:language-asian="zxx" style:country-asian="none" style:font-size-complex="12pt" style:language-complex="zxx" style:country-complex="none"/>
    </style:style>
    <style:style style:name="P51" style:family="paragraph" style:parent-style-name="Preformatted_20_Text">
      <style:text-properties fo:font-size="12pt" fo:language="zxx" fo:country="none" officeooo:rsid="00bc8d6d" officeooo:paragraph-rsid="00bc8d6d" style:font-size-asian="12pt" style:language-asian="zxx" style:country-asian="none" style:font-size-complex="12pt" style:language-complex="zxx" style:country-complex="none"/>
    </style:style>
    <style:style style:name="P52" style:family="paragraph" style:parent-style-name="Preformatted_20_Text">
      <style:text-properties fo:font-size="12pt" fo:language="zxx" fo:country="none" officeooo:rsid="00bd885d" officeooo:paragraph-rsid="00bd885d" style:font-size-asian="12pt" style:language-asian="zxx" style:country-asian="none" style:font-size-complex="12pt" style:language-complex="zxx" style:country-complex="none"/>
    </style:style>
    <style:style style:name="P53" style:family="paragraph" style:parent-style-name="Preformatted_20_Text">
      <style:text-properties fo:font-size="12pt" fo:language="zxx" fo:country="none" officeooo:rsid="00bfb3ca" officeooo:paragraph-rsid="00bfb3ca" style:font-size-asian="12pt" style:language-asian="zxx" style:country-asian="none" style:font-size-complex="12pt" style:language-complex="zxx" style:country-complex="none"/>
    </style:style>
    <style:style style:name="P54" style:family="paragraph" style:parent-style-name="Preformatted_20_Text">
      <style:text-properties fo:font-size="12pt" fo:language="zxx" fo:country="none" officeooo:rsid="00c15c19" officeooo:paragraph-rsid="00c15c19" style:font-size-asian="12pt" style:language-asian="zxx" style:country-asian="none" style:font-size-complex="12pt" style:language-complex="zxx" style:country-complex="none"/>
    </style:style>
    <style:style style:name="P55" style:family="paragraph" style:parent-style-name="Preformatted_20_Text">
      <style:text-properties fo:font-size="12pt" fo:language="zxx" fo:country="none" officeooo:rsid="00c212d7" officeooo:paragraph-rsid="00c212d7" style:font-size-asian="12pt" style:language-asian="zxx" style:country-asian="none" style:font-size-complex="12pt" style:language-complex="zxx" style:country-complex="none"/>
    </style:style>
    <style:style style:name="P56" style:family="paragraph" style:parent-style-name="Preformatted_20_Text">
      <style:text-properties fo:font-size="12pt" fo:language="zxx" fo:country="none" officeooo:rsid="00c2bcf7" officeooo:paragraph-rsid="00c2bcf7" style:font-size-asian="12pt" style:language-asian="zxx" style:country-asian="none" style:font-size-complex="12pt" style:language-complex="zxx" style:country-complex="none"/>
    </style:style>
    <style:style style:name="P57" style:family="paragraph" style:parent-style-name="Preformatted_20_Text">
      <style:text-properties fo:font-size="12pt" fo:language="zxx" fo:country="none" officeooo:rsid="00c530f8" officeooo:paragraph-rsid="00c530f8" style:font-size-asian="12pt" style:language-asian="zxx" style:country-asian="none" style:font-size-complex="12pt" style:language-complex="zxx" style:country-complex="none"/>
    </style:style>
    <style:style style:name="P58" style:family="paragraph" style:parent-style-name="Preformatted_20_Text">
      <style:text-properties fo:font-size="12pt" fo:language="zxx" fo:country="none" officeooo:rsid="00c8a3ba" officeooo:paragraph-rsid="00c8a3ba" style:font-size-asian="12pt" style:language-asian="zxx" style:country-asian="none" style:font-size-complex="12pt" style:language-complex="zxx" style:country-complex="none"/>
    </style:style>
    <style:style style:name="P59" style:family="paragraph" style:parent-style-name="Preformatted_20_Text">
      <style:text-properties fo:font-size="12pt" fo:language="zxx" fo:country="none" officeooo:paragraph-rsid="00c9e381" style:font-size-asian="12pt" style:language-asian="zxx" style:country-asian="none" style:font-size-complex="12pt" style:language-complex="zxx" style:country-complex="none"/>
    </style:style>
    <style:style style:name="P60" style:family="paragraph" style:parent-style-name="Preformatted_20_Text">
      <style:text-properties fo:font-size="12pt" fo:language="zxx" fo:country="none" officeooo:paragraph-rsid="00ca062e" style:font-size-asian="12pt" style:language-asian="zxx" style:country-asian="none" style:font-size-complex="12pt" style:language-complex="zxx" style:country-complex="none"/>
    </style:style>
    <style:style style:name="P61" style:family="paragraph" style:parent-style-name="Preformatted_20_Text">
      <style:text-properties fo:font-size="12pt" fo:language="zxx" fo:country="none" officeooo:rsid="00cb7659" officeooo:paragraph-rsid="00cb7659" style:font-size-asian="12pt" style:language-asian="zxx" style:country-asian="none" style:font-size-complex="12pt" style:language-complex="zxx" style:country-complex="none"/>
    </style:style>
    <style:style style:name="P62" style:family="paragraph" style:parent-style-name="Preformatted_20_Text">
      <style:text-properties fo:font-size="12pt" fo:language="zxx" fo:country="none" officeooo:rsid="00cc304d" officeooo:paragraph-rsid="00cc304d" style:font-size-asian="12pt" style:language-asian="zxx" style:country-asian="none" style:font-size-complex="12pt" style:language-complex="zxx" style:country-complex="none"/>
    </style:style>
    <style:style style:name="P63" style:family="paragraph" style:parent-style-name="Preformatted_20_Text">
      <style:text-properties fo:font-size="12pt" fo:language="zxx" fo:country="none" officeooo:rsid="00d1d077" officeooo:paragraph-rsid="00d1d077" style:font-size-asian="12pt" style:language-asian="zxx" style:country-asian="none" style:font-size-complex="12pt" style:language-complex="zxx" style:country-complex="none"/>
    </style:style>
    <style:style style:name="P64" style:family="paragraph" style:parent-style-name="Preformatted_20_Text">
      <style:text-properties fo:font-size="12pt" fo:language="zxx" fo:country="none" officeooo:paragraph-rsid="00d721b7" style:font-size-asian="12pt" style:language-asian="zxx" style:country-asian="none" style:font-size-complex="12pt" style:language-complex="zxx" style:country-complex="none"/>
    </style:style>
    <style:style style:name="P65" style:family="paragraph" style:parent-style-name="Preformatted_20_Text">
      <style:text-properties fo:font-size="12pt" fo:language="zxx" fo:country="none" officeooo:rsid="00de98da" officeooo:paragraph-rsid="00de98da" style:font-size-asian="12pt" style:language-asian="zxx" style:country-asian="none" style:font-size-complex="12pt" style:language-complex="zxx" style:country-complex="none"/>
    </style:style>
    <style:style style:name="P66" style:family="paragraph" style:parent-style-name="Preformatted_20_Text">
      <style:text-properties fo:font-size="12pt" fo:language="zxx" fo:country="none" officeooo:rsid="00df0ab5" officeooo:paragraph-rsid="00df0ab5" style:font-size-asian="12pt" style:language-asian="zxx" style:country-asian="none" style:font-size-complex="12pt" style:language-complex="zxx" style:country-complex="none"/>
    </style:style>
    <style:style style:name="P67" style:family="paragraph" style:parent-style-name="Preformatted_20_Text">
      <style:text-properties fo:font-size="12pt" fo:language="zxx" fo:country="none" officeooo:rsid="00e0016a" officeooo:paragraph-rsid="00e0016a" style:font-size-asian="12pt" style:language-asian="zxx" style:country-asian="none" style:font-size-complex="12pt" style:language-complex="zxx" style:country-complex="none"/>
    </style:style>
    <style:style style:name="P68" style:family="paragraph" style:parent-style-name="Preformatted_20_Text">
      <style:text-properties fo:font-size="12pt" fo:language="zxx" fo:country="none" officeooo:rsid="00e14d44" officeooo:paragraph-rsid="00e14d44" style:font-size-asian="12pt" style:language-asian="zxx" style:country-asian="none" style:font-size-complex="12pt" style:language-complex="zxx" style:country-complex="none"/>
    </style:style>
    <style:style style:name="P69" style:family="paragraph" style:parent-style-name="Preformatted_20_Text">
      <style:text-properties fo:font-size="12pt" fo:language="zxx" fo:country="none" officeooo:rsid="00e2b3e3" officeooo:paragraph-rsid="00e2b3e3" style:font-size-asian="12pt" style:language-asian="zxx" style:country-asian="none" style:font-size-complex="12pt" style:language-complex="zxx" style:country-complex="none"/>
    </style:style>
    <style:style style:name="P70" style:family="paragraph" style:parent-style-name="Preformatted_20_Text">
      <style:text-properties fo:font-size="12pt" fo:language="zxx" fo:country="none" officeooo:rsid="00e3ecbf" officeooo:paragraph-rsid="00e3ecbf" style:font-size-asian="12pt" style:language-asian="zxx" style:country-asian="none" style:font-size-complex="12pt" style:language-complex="zxx" style:country-complex="none"/>
    </style:style>
    <style:style style:name="P71" style:family="paragraph" style:parent-style-name="Preformatted_20_Text">
      <style:text-properties fo:font-size="12pt" fo:language="zxx" fo:country="none" officeooo:paragraph-rsid="00e5b4ca" style:font-size-asian="12pt" style:language-asian="zxx" style:country-asian="none" style:font-size-complex="12pt" style:language-complex="zxx" style:country-complex="none"/>
    </style:style>
    <style:style style:name="P72" style:family="paragraph" style:parent-style-name="Preformatted_20_Text">
      <style:text-properties fo:font-size="12pt" fo:language="zxx" fo:country="none" officeooo:paragraph-rsid="00eb827b" style:font-size-asian="12pt" style:language-asian="zxx" style:country-asian="none" style:font-size-complex="12pt" style:language-complex="zxx" style:country-complex="none"/>
    </style:style>
    <style:style style:name="P73" style:family="paragraph" style:parent-style-name="Preformatted_20_Text">
      <style:text-properties fo:font-size="12pt" fo:language="zxx" fo:country="none" officeooo:rsid="00eb827b" officeooo:paragraph-rsid="00eb827b" style:font-size-asian="12pt" style:language-asian="zxx" style:country-asian="none" style:font-size-complex="12pt" style:language-complex="zxx" style:country-complex="none"/>
    </style:style>
    <style:style style:name="P74" style:family="paragraph" style:parent-style-name="Preformatted_20_Text">
      <style:text-properties fo:font-size="12pt" fo:language="zxx" fo:country="none" officeooo:paragraph-rsid="00ec74d9" style:font-size-asian="12pt" style:language-asian="zxx" style:country-asian="none" style:font-size-complex="12pt" style:language-complex="zxx" style:country-complex="none"/>
    </style:style>
    <style:style style:name="P75" style:family="paragraph" style:parent-style-name="Preformatted_20_Text">
      <style:text-properties fo:font-size="12pt" fo:language="zxx" fo:country="none" officeooo:paragraph-rsid="01107b9f" style:font-size-asian="12pt" style:language-asian="zxx" style:country-asian="none" style:font-size-complex="12pt" style:language-complex="zxx" style:country-complex="none"/>
    </style:style>
    <style:style style:name="P76" style:family="paragraph" style:parent-style-name="Preformatted_20_Text">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77" style:family="paragraph" style:parent-style-name="Preformatted_20_Text">
      <style:text-properties fo:font-size="12pt" fo:language="zxx" fo:country="none" officeooo:rsid="011411c6" officeooo:paragraph-rsid="011411c6" style:font-size-asian="12pt" style:language-asian="zxx" style:country-asian="none" style:font-size-complex="12pt" style:language-complex="zxx" style:country-complex="none"/>
    </style:style>
    <style:style style:name="P78" style:family="paragraph" style:parent-style-name="Preformatted_20_Text">
      <style:text-properties fo:font-size="12pt" fo:language="zxx" fo:country="none" officeooo:paragraph-rsid="01141640" style:font-size-asian="12pt" style:language-asian="zxx" style:country-asian="none" style:font-size-complex="12pt" style:language-complex="zxx" style:country-complex="none"/>
    </style:style>
    <style:style style:name="P79" style:family="paragraph" style:parent-style-name="Preformatted_20_Text">
      <style:text-properties fo:font-size="12pt" fo:language="zxx" fo:country="none" officeooo:paragraph-rsid="0117ad71" style:font-size-asian="12pt" style:language-asian="zxx" style:country-asian="none" style:font-size-complex="12pt" style:language-complex="zxx" style:country-complex="none"/>
    </style:style>
    <style:style style:name="P80" style:family="paragraph" style:parent-style-name="Preformatted_20_Text">
      <style:text-properties fo:font-size="12pt" fo:language="zxx" fo:country="none" officeooo:rsid="0117ad71" officeooo:paragraph-rsid="0117ad71" style:font-size-asian="12pt" style:language-asian="zxx" style:country-asian="none" style:font-size-complex="12pt" style:language-complex="zxx" style:country-complex="none"/>
    </style:style>
    <style:style style:name="P81" style:family="paragraph" style:parent-style-name="Preformatted_20_Text">
      <style:text-properties fo:font-size="12pt" fo:language="zxx" fo:country="none" officeooo:rsid="01196434" officeooo:paragraph-rsid="01196434" style:font-size-asian="12pt" style:language-asian="zxx" style:country-asian="none" style:font-size-complex="12pt" style:language-complex="zxx" style:country-complex="none"/>
    </style:style>
    <style:style style:name="P82" style:family="paragraph" style:parent-style-name="Preformatted_20_Text">
      <style:text-properties fo:font-size="12pt" fo:language="zxx" fo:country="none" officeooo:rsid="011c7fe2" officeooo:paragraph-rsid="011c7fe2" style:font-size-asian="12pt" style:language-asian="zxx" style:country-asian="none" style:font-size-complex="12pt" style:language-complex="zxx" style:country-complex="none"/>
    </style:style>
    <style:style style:name="P83" style:family="paragraph" style:parent-style-name="Preformatted_20_Text">
      <style:text-propertie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84" style:family="paragraph" style:parent-style-name="Preformatted_20_Text">
      <style:text-propertie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85" style:family="paragraph" style:parent-style-name="Preformatted_20_Text">
      <style:text-propertie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86" style:family="paragraph" style:parent-style-name="Preformatted_20_Text">
      <style:paragraph-properties fo:text-align="start" style:justify-single-word="false"/>
      <style:text-propertie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7" style:family="paragraph" style:parent-style-name="Preformatted_20_Text">
      <style:text-propertie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8" style:family="paragraph" style:parent-style-name="Preformatted_20_Text">
      <style:text-propertie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89" style:family="paragraph" style:parent-style-name="Preformatted_20_Text">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90" style:family="paragraph" style:parent-style-name="Preformatted_20_Text">
      <style:text-propertie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91" style:family="paragraph" style:parent-style-name="Preformatted_20_Text">
      <style:text-propertie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92" style:family="paragraph" style:parent-style-name="Preformatted_20_Text">
      <style:text-propertie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93" style:family="paragraph" style:parent-style-name="Preformatted_20_Text">
      <style:text-propertie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94" style:family="paragraph" style:parent-style-name="Preformatted_20_Text">
      <style:text-propertie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95" style:family="paragraph" style:parent-style-name="Preformatted_20_Text">
      <style:text-propertie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96" style:family="paragraph" style:parent-style-name="Preformatted_20_Text">
      <style:text-propertie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7" style:family="paragraph" style:parent-style-name="Preformatted_20_Text">
      <style:text-propertie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8" style:family="paragraph" style:parent-style-name="Preformatted_20_Text">
      <style:text-propertie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9" style:family="paragraph" style:parent-style-name="Preformatted_20_Text">
      <style:text-propertie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Preformatted_20_Text">
      <style:text-propertie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Preformatted_20_Text">
      <style:text-propertie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Preformatted_20_Text">
      <style:text-propertie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Preformatted_20_Text">
      <style:text-propertie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Preformatted_20_Text">
      <style:text-propertie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Preformatted_20_Text">
      <style:text-propertie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Preformatted_20_Text">
      <style:text-propertie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7" style:family="paragraph" style:parent-style-name="Preformatted_20_Text">
      <style:text-propertie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8" style:family="paragraph" style:parent-style-name="Preformatted_20_Text">
      <style:text-propertie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09" style:family="paragraph" style:parent-style-name="Preformatted_20_Text">
      <style:text-propertie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0" style:family="paragraph" style:parent-style-name="Preformatted_20_Text">
      <style:text-propertie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1" style:family="paragraph" style:parent-style-name="Preformatted_20_Text">
      <style:text-propertie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2" style:family="paragraph" style:parent-style-name="Preformatted_20_Text">
      <style:text-propertie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Preformatted_20_Text">
      <style:text-propertie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4" style:family="paragraph" style:parent-style-name="Preformatted_20_Text">
      <style:text-propertie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5" style:family="paragraph" style:parent-style-name="Preformatted_20_Text">
      <style:text-propertie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6" style:family="paragraph" style:parent-style-name="Preformatted_20_Text">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7" style:family="paragraph" style:parent-style-name="Preformatted_20_Text">
      <style:text-propertie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8" style:family="paragraph" style:parent-style-name="Preformatted_20_Text">
      <style:text-propertie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19" style:family="paragraph" style:parent-style-name="Preformatted_20_Text">
      <style:text-propertie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120" style:family="paragraph" style:parent-style-name="Preformatted_20_Text">
      <style:text-propertie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121" style:family="paragraph" style:parent-style-name="Preformatted_20_Text">
      <style:text-propertie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122" style:family="paragraph" style:parent-style-name="Preformatted_20_Text">
      <style:text-propertie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123" style:family="paragraph" style:parent-style-name="Preformatted_20_Text">
      <style:text-propertie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124" style:family="paragraph" style:parent-style-name="Preformatted_20_Text">
      <style:text-propertie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125" style:family="paragraph" style:parent-style-name="Preformatted_20_Text">
      <style:text-propertie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126" style:family="paragraph" style:parent-style-name="Preformatted_20_Text">
      <style:text-propertie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127" style:family="paragraph" style:parent-style-name="Preformatted_20_Text">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128" style:family="paragraph" style:parent-style-name="Preformatted_20_Text">
      <style:text-propertie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129" style:family="paragraph" style:parent-style-name="Preformatted_20_Text">
      <style:text-propertie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130" style:family="paragraph" style:parent-style-name="Preformatted_20_Text">
      <style:text-propertie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131" style:family="paragraph" style:parent-style-name="Preformatted_20_Text">
      <style:text-propertie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132" style:family="paragraph" style:parent-style-name="Preformatted_20_Text">
      <style:text-propertie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133" style:family="paragraph" style:parent-style-name="Preformatted_20_Text">
      <style:text-propertie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134" style:family="paragraph" style:parent-style-name="Preformatted_20_Text">
      <style:text-propertie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135" style:family="paragraph" style:parent-style-name="Preformatted_20_Text">
      <style:text-propertie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136" style:family="paragraph" style:parent-style-name="Preformatted_20_Text">
      <style:text-propertie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137" style:family="paragraph" style:parent-style-name="Preformatted_20_Text">
      <style:text-propertie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138" style:family="paragraph" style:parent-style-name="Preformatted_20_Text">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139" style:family="paragraph" style:parent-style-name="Preformatted_20_Text">
      <style:text-propertie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140" style:family="paragraph" style:parent-style-name="Preformatted_20_Text">
      <style:text-propertie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141" style:family="paragraph" style:parent-style-name="Preformatted_20_Text">
      <style:text-propertie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142" style:family="paragraph" style:parent-style-name="Preformatted_20_Text">
      <style:text-propertie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143" style:family="paragraph" style:parent-style-name="Preformatted_20_Text">
      <style:text-propertie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144" style:family="paragraph" style:parent-style-name="Preformatted_20_Text">
      <style:text-propertie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145" style:family="paragraph" style:parent-style-name="Preformatted_20_Text">
      <style:text-propertie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146" style:family="paragraph" style:parent-style-name="Preformatted_20_Text">
      <style:text-propertie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147" style:family="paragraph" style:parent-style-name="Preformatted_20_Text">
      <style:text-propertie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148" style:family="paragraph" style:parent-style-name="Preformatted_20_Text">
      <style:text-propertie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149" style:family="paragraph" style:parent-style-name="Preformatted_20_Text">
      <style:text-propertie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150" style:family="paragraph" style:parent-style-name="Preformatted_20_Text">
      <style:text-propertie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151" style:family="paragraph" style:parent-style-name="Preformatted_20_Text">
      <style:paragraph-properties fo:text-align="start" style:justify-single-word="false"/>
      <style:text-propertie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152" style:family="paragraph" style:parent-style-name="Preformatted_20_Text">
      <style:paragraph-properties fo:text-align="center" style:justify-single-word="false"/>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153" style:family="paragraph" style:parent-style-name="Preformatted_20_Text">
      <style:text-properties style:font-name="Liberation Mono" fo:font-size="12pt" fo:language="zxx" fo:country="none" officeooo:rsid="0016fe51" officeooo:paragraph-rsid="008b007d" style:font-size-asian="12pt" style:language-asian="zxx" style:country-asian="none" style:font-size-complex="12pt" style:language-complex="zxx" style:country-complex="none"/>
    </style:style>
    <style:style style:name="P154" style:family="paragraph" style:parent-style-name="Standard">
      <style:text-properties style:font-name="Liberation Mono" fo:font-size="12pt" fo:language="zxx" fo:country="none" officeooo:rsid="0016fe51" officeooo:paragraph-rsid="0089c5b6" style:font-size-asian="12pt" style:language-asian="zxx" style:country-asian="none" style:font-size-complex="12pt" style:language-complex="zxx" style:country-complex="none"/>
    </style:style>
    <style:style style:name="P155" style:family="paragraph" style:parent-style-name="Preformatted_20_Text">
      <style:text-properties style:font-name="Liberation Mono" fo:font-size="12pt" fo:language="zxx" fo:country="none" officeooo:paragraph-rsid="008b007d" style:font-size-asian="12pt" style:language-asian="zxx" style:country-asian="none" style:font-size-complex="12pt" style:language-complex="zxx" style:country-complex="none"/>
    </style:style>
    <style:style style:name="P156" style:family="paragraph" style:parent-style-name="Preformatted_20_Text">
      <style:text-properties style:font-name="Liberation Mono" fo:font-size="12pt" fo:language="zxx" fo:country="none" officeooo:rsid="0015af69" officeooo:paragraph-rsid="008b007d" style:font-size-asian="12pt" style:language-asian="zxx" style:country-asian="none" style:font-size-complex="12pt" style:language-complex="zxx" style:country-complex="none"/>
    </style:style>
    <style:style style:name="P157" style:family="paragraph" style:parent-style-name="Preformatted_20_Text">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158" style:family="paragraph" style:parent-style-name="Standard">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159" style:family="paragraph" style:parent-style-name="Preformatted_20_Text">
      <style:text-properties style:font-name="Liberation Mono"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160" style:family="paragraph" style:parent-style-name="Preformatted_20_Text">
      <style:text-properties style:font-name="Liberation Mono"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61" style:family="paragraph" style:parent-style-name="Preformatted_20_Text">
      <style:text-properties style:font-name="Liberation Mono"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text-properties style:font-name="Liberation Mono"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text-properties style:font-name="Liberation Mono"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text-properties officeooo:paragraph-rsid="00b04b72"/>
    </style:style>
    <style:style style:name="P165" style:family="paragraph" style:parent-style-name="Preformatted_20_Text">
      <style:text-properties fo:font-style="normal" officeooo:rsid="00f034f9" officeooo:paragraph-rsid="00f034f9" style:font-style-asian="normal" style:font-style-complex="normal"/>
    </style:style>
    <style:style style:name="P166" style:family="paragraph" style:parent-style-name="Preformatted_20_Text">
      <style:text-properties fo:font-style="normal" officeooo:rsid="00f50a8b" officeooo:paragraph-rsid="00f50a8b" style:font-style-asian="normal" style:font-style-complex="normal"/>
    </style:style>
    <style:style style:name="P167" style:family="paragraph" style:parent-style-name="Preformatted_20_Text">
      <style:text-properties officeooo:paragraph-rsid="0114b0fa"/>
    </style:style>
    <style:style style:name="P168" style:family="paragraph" style:parent-style-name="Preformatted_20_Text" style:list-style-name="L1">
      <style:text-properties fo:font-size="12pt" fo:language="zxx" fo:country="none" style:font-size-asian="12pt" style:language-asian="zxx" style:country-asian="none" style:font-size-complex="12pt" style:language-complex="zxx" style:country-complex="none"/>
    </style:style>
    <style:style style:name="P169" style:family="paragraph" style:parent-style-name="Preformatted_20_Text" style:list-style-name="L1">
      <style:text-properties fo:font-size="12pt" fo:language="zxx" fo:country="none" officeooo:paragraph-rsid="00264ad4" style:font-size-asian="12pt" style:language-asian="zxx" style:country-asian="none" style:font-size-complex="12pt" style:language-complex="zxx" style:country-complex="none"/>
    </style:style>
    <style:style style:name="P170" style:family="paragraph" style:parent-style-name="Preformatted_20_Text" style:list-style-name="L2">
      <style:text-properties fo:font-size="12pt" fo:language="zxx" fo:country="none" style:font-size-asian="12pt" style:language-asian="zxx" style:country-asian="none" style:font-size-complex="12pt" style:language-complex="zxx" style:country-complex="none"/>
    </style:style>
    <style:style style:name="P171" style:family="paragraph" style:parent-style-name="Preformatted_20_Text" style:list-style-name="L4">
      <style:text-properties fo:font-size="12pt" fo:language="zxx" fo:country="none" officeooo:rsid="0023c340" officeooo:paragraph-rsid="008deffa" style:font-size-asian="12pt" style:language-asian="zxx" style:country-asian="none" style:font-size-complex="12pt" style:language-complex="zxx" style:country-complex="none"/>
    </style:style>
    <style:style style:name="P172" style:family="paragraph" style:parent-style-name="Preformatted_20_Text" style:list-style-name="L5">
      <style:text-properties fo:font-size="12pt" fo:language="zxx" fo:country="none" officeooo:paragraph-rsid="008deffa" style:font-size-asian="12pt" style:language-asian="zxx" style:country-asian="none" style:font-size-complex="12pt" style:language-complex="zxx" style:country-complex="none"/>
    </style:style>
    <style:style style:name="P173" style:family="paragraph" style:parent-style-name="Preformatted_20_Text" style:list-style-name="L7">
      <style:text-properties fo:font-size="12pt" fo:language="zxx" fo:country="none" officeooo:rsid="003ce3d9" officeooo:paragraph-rsid="009034a5" style:font-size-asian="12pt" style:language-asian="zxx" style:country-asian="none" style:font-size-complex="12pt" style:language-complex="zxx" style:country-complex="none"/>
    </style:style>
    <style:style style:name="P174" style:family="paragraph" style:parent-style-name="Preformatted_20_Text" style:list-style-name="L9">
      <style:text-properties fo:font-size="12pt" fo:language="zxx" fo:country="none" officeooo:paragraph-rsid="00927aac" style:font-size-asian="12pt" style:language-asian="zxx" style:country-asian="none" style:font-size-complex="12pt" style:language-complex="zxx" style:country-complex="none"/>
    </style:style>
    <style:style style:name="P175" style:family="paragraph" style:parent-style-name="Preformatted_20_Text" style:list-style-name="L10">
      <style:text-properties fo:font-size="12pt" fo:language="zxx" fo:country="none" officeooo:paragraph-rsid="009436ee" style:font-size-asian="12pt" style:language-asian="zxx" style:country-asian="none" style:font-size-complex="12pt" style:language-complex="zxx" style:country-complex="none"/>
    </style:style>
    <style:style style:name="P176" style:family="paragraph" style:parent-style-name="Preformatted_20_Text" style:list-style-name="L11">
      <style:text-properties fo:font-size="12pt" fo:language="zxx" fo:country="none" style:font-size-asian="12pt" style:language-asian="zxx" style:country-asian="none" style:font-size-complex="12pt" style:language-complex="zxx" style:country-complex="none"/>
    </style:style>
    <style:style style:name="P177" style:family="paragraph" style:parent-style-name="Preformatted_20_Text" style:list-style-name="L12">
      <style:text-properties fo:font-size="12pt" fo:language="zxx" fo:country="none" style:font-size-asian="12pt" style:language-asian="zxx" style:country-asian="none" style:font-size-complex="12pt" style:language-complex="zxx" style:country-complex="none"/>
    </style:style>
    <style:style style:name="P178" style:family="paragraph" style:parent-style-name="Preformatted_20_Text" style:list-style-name="L13">
      <style:text-properties fo:font-size="12pt" fo:language="zxx" fo:country="none" style:font-size-asian="12pt" style:language-asian="zxx" style:country-asian="none" style:font-size-complex="12pt" style:language-complex="zxx" style:country-complex="none"/>
    </style:style>
    <style:style style:name="P179" style:family="paragraph" style:parent-style-name="Preformatted_20_Text" style:list-style-name="L16">
      <style:text-properties fo:font-size="12pt" fo:language="zxx" fo:country="none" officeooo:rsid="00b26e1d" officeooo:paragraph-rsid="00b26e1d" style:font-size-asian="12pt" style:language-asian="zxx" style:country-asian="none" style:font-size-complex="12pt" style:language-complex="zxx" style:country-complex="none"/>
    </style:style>
    <style:style style:name="P180" style:family="paragraph" style:parent-style-name="Preformatted_20_Text" style:list-style-name="L16">
      <style:text-properties fo:font-size="12pt" fo:language="zxx" fo:country="none" style:font-size-asian="12pt" style:language-asian="zxx" style:country-asian="none" style:font-size-complex="12pt" style:language-complex="zxx" style:country-complex="none"/>
    </style:style>
    <style:style style:name="P181" style:family="paragraph" style:parent-style-name="Preformatted_20_Text" style:list-style-name="L17">
      <style:text-properties fo:font-size="12pt" fo:language="zxx" fo:country="none" style:font-size-asian="12pt" style:language-asian="zxx" style:country-asian="none" style:font-size-complex="12pt" style:language-complex="zxx" style:country-complex="none"/>
    </style:style>
    <style:style style:name="P182" style:family="paragraph" style:parent-style-name="Preformatted_20_Text" style:list-style-name="L18">
      <style:text-properties fo:font-size="12pt" fo:language="zxx" fo:country="none" officeooo:paragraph-rsid="003d78d6" style:font-size-asian="12pt" style:language-asian="zxx" style:country-asian="none" style:font-size-complex="12pt" style:language-complex="zxx" style:country-complex="none"/>
    </style:style>
    <style:style style:name="P183" style:family="paragraph" style:parent-style-name="Preformatted_20_Text" style:list-style-name="L20">
      <style:text-properties fo:font-size="12pt" fo:language="zxx" fo:country="none" style:font-size-asian="12pt" style:language-asian="zxx" style:country-asian="none" style:font-size-complex="12pt" style:language-complex="zxx" style:country-complex="none"/>
    </style:style>
    <style:style style:name="P184" style:family="paragraph" style:parent-style-name="Preformatted_20_Text" style:list-style-name="L23">
      <style:text-properties fo:font-size="12pt" fo:language="zxx" fo:country="none" style:font-size-asian="12pt" style:language-asian="zxx" style:country-asian="none" style:font-size-complex="12pt" style:language-complex="zxx" style:country-complex="none"/>
    </style:style>
    <style:style style:name="P185" style:family="paragraph" style:parent-style-name="Preformatted_20_Text" style:list-style-name="L26">
      <style:text-properties fo:font-size="12pt" fo:language="zxx" fo:country="none" officeooo:rsid="00db9049" officeooo:paragraph-rsid="00db9049" style:font-size-asian="12pt" style:language-asian="zxx" style:country-asian="none" style:font-size-complex="12pt" style:language-complex="zxx" style:country-complex="none"/>
    </style:style>
    <style:style style:name="P186" style:family="paragraph" style:parent-style-name="Preformatted_20_Text" style:list-style-name="L27">
      <style:text-properties fo:font-size="12pt" fo:language="zxx" fo:country="none" officeooo:rsid="00e5b4ca" officeooo:paragraph-rsid="00e5b4ca" style:font-size-asian="12pt" style:language-asian="zxx" style:country-asian="none" style:font-size-complex="12pt" style:language-complex="zxx" style:country-complex="none"/>
    </style:style>
    <style:style style:name="P187" style:family="paragraph" style:parent-style-name="Preformatted_20_Text" style:list-style-name="L33">
      <style:text-properties fo:font-size="12pt" fo:language="zxx" fo:country="none" officeooo:rsid="0112152c" officeooo:paragraph-rsid="0112152c" style:font-size-asian="12pt" style:language-asian="zxx" style:country-asian="none" style:font-size-complex="12pt" style:language-complex="zxx" style:country-complex="none"/>
    </style:style>
    <style:style style:name="P188" style:family="paragraph" style:parent-style-name="Preformatted_20_Text" style:list-style-name="L35">
      <style:text-properties fo:font-size="12pt" fo:language="zxx" fo:country="none" style:font-size-asian="12pt" style:language-asian="zxx" style:country-asian="none" style:font-size-complex="12pt" style:language-complex="zxx" style:country-complex="none"/>
    </style:style>
    <style:style style:name="P189" style:family="paragraph" style:parent-style-name="Preformatted_20_Text" style:list-style-name="L38">
      <style:text-properties fo:font-size="12pt" fo:language="zxx" fo:country="none" officeooo:paragraph-rsid="004a84f5" style:font-size-asian="12pt" style:language-asian="zxx" style:country-asian="none" style:font-size-complex="12pt" style:language-complex="zxx" style:country-complex="none"/>
    </style:style>
    <style:style style:name="P190" style:family="paragraph" style:parent-style-name="Preformatted_20_Text" style:list-style-name="L39">
      <style:text-properties fo:font-size="12pt" fo:language="zxx" fo:country="none" style:font-size-asian="12pt" style:language-asian="zxx" style:country-asian="none" style:font-size-complex="12pt" style:language-complex="zxx" style:country-complex="none"/>
    </style:style>
    <style:style style:name="P191" style:family="paragraph" style:parent-style-name="Preformatted_20_Text" style:list-style-name="L2">
      <style:text-propertie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192" style:family="paragraph" style:parent-style-name="Preformatted_20_Text" style:list-style-name="L33">
      <style:text-propertie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193" style:family="paragraph" style:parent-style-name="Preformatted_20_Text" style:list-style-name="L34">
      <style:text-propertie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194" style:family="paragraph" style:parent-style-name="Preformatted_20_Text" style:list-style-name="L8">
      <style:text-propertie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195" style:family="paragraph" style:parent-style-name="Preformatted_20_Text" style:list-style-name="L8">
      <style:text-propertie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196" style:family="paragraph" style:parent-style-name="Preformatted_20_Text" style:list-style-name="L21">
      <style:text-propertie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197" style:family="paragraph" style:parent-style-name="Preformatted_20_Text" style:list-style-name="L22">
      <style:text-propertie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198" style:family="paragraph" style:parent-style-name="Preformatted_20_Text" style:list-style-name="L30">
      <style:text-propertie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99" style:family="paragraph" style:parent-style-name="Preformatted_20_Text" style:list-style-name="L41">
      <style:text-propertie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00" style:family="paragraph" style:parent-style-name="Preformatted_20_Text" style:list-style-name="L42">
      <style:text-propertie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01" style:family="paragraph" style:parent-style-name="Preformatted_20_Text" style:list-style-name="L29">
      <style:text-propertie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202" style:family="paragraph" style:parent-style-name="Preformatted_20_Text" style:list-style-name="L40">
      <style:text-propertie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203" style:family="paragraph" style:parent-style-name="Preformatted_20_Text" style:list-style-name="L29">
      <style:text-propertie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Preformatted_20_Text" style:list-style-name="L31">
      <style:text-propertie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Preformatted_20_Text">
      <style:text-propertie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6" style:family="paragraph" style:parent-style-name="Preformatted_20_Text">
      <style:text-propertie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Preformatted_20_Text">
      <style:text-propertie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Preformatted_20_Text">
      <style:text-propertie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Preformatted_20_Text">
      <style:text-propertie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Preformatted_20_Text">
      <style:text-propertie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Preformatted_20_Text">
      <style:text-propertie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Preformatted_20_Text">
      <style:text-propertie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Preformatted_20_Text">
      <style:text-propertie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Preformatted_20_Text">
      <style:text-propertie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Preformatted_20_Text" style:list-style-name="L32">
      <style:text-propertie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216" style:family="paragraph" style:parent-style-name="Preformatted_20_Text" style:list-style-name="L43">
      <style:text-propertie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7" style:family="paragraph" style:parent-style-name="Preformatted_20_Text">
      <style:text-propertie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8" style:family="paragraph" style:parent-style-name="Preformatted_20_Text">
      <style:text-propertie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19" style:family="paragraph" style:parent-style-name="Preformatted_20_Text" style:list-style-name="L3">
      <style:text-properties style:font-name="Liberation Mono" fo:font-size="12pt" fo:language="zxx" fo:country="none" officeooo:rsid="001ae8d0" officeooo:paragraph-rsid="008c173f" style:font-size-asian="12pt" style:language-asian="zxx" style:country-asian="none" style:font-size-complex="12pt" style:language-complex="zxx" style:country-complex="none"/>
    </style:style>
    <style:style style:name="P220" style:family="paragraph" style:parent-style-name="Preformatted_20_Text" style:list-style-name="L6">
      <style:text-properties style:font-name="Liberation Mono" fo:font-size="12pt" fo:language="zxx" fo:country="none" officeooo:paragraph-rsid="008f9afe" style:font-size-asian="12pt" style:language-asian="zxx" style:country-asian="none" style:font-size-complex="12pt" style:language-complex="zxx" style:country-complex="none"/>
    </style:style>
    <style:style style:name="P221" style:family="paragraph" style:parent-style-name="Preformatted_20_Text" style:list-style-name="L5">
      <style:text-properties style:font-name="Liberation Mono" fo:font-size="12pt" fo:language="zxx" fo:country="none" fo:font-style="italic" officeooo:rsid="002577c9" officeooo:paragraph-rsid="008deffa" style:font-size-asian="12pt" style:language-asian="zxx" style:country-asian="none" style:font-style-asian="italic" style:font-size-complex="12pt" style:language-complex="zxx" style:country-complex="none" style:font-style-complex="italic"/>
    </style:style>
    <style:style style:name="P222" style:family="paragraph" style:parent-style-name="Preformatted_20_Text" style:list-style-name="L14">
      <style:text-properties officeooo:paragraph-rsid="009c5b75"/>
    </style:style>
    <style:style style:name="P223" style:family="paragraph" style:parent-style-name="Preformatted_20_Text" style:list-style-name="L14">
      <style:text-properties fo:font-style="italic" officeooo:rsid="009cc10d" officeooo:paragraph-rsid="009cc10d" style:font-style-asian="italic" style:font-style-complex="italic"/>
    </style:style>
    <style:style style:name="P224" style:family="paragraph" style:parent-style-name="Preformatted_20_Text" style:list-style-name="L44">
      <style:text-properties fo:font-style="italic" officeooo:rsid="0139e171" officeooo:paragraph-rsid="0139e171" style:font-style-asian="italic" style:font-style-complex="italic"/>
    </style:style>
    <style:style style:name="P225" style:family="paragraph" style:parent-style-name="Preformatted_20_Text">
      <style:text-properties fo:font-style="italic" officeooo:rsid="0139e171" officeooo:paragraph-rsid="0139e171" style:font-style-asian="italic" style:font-style-complex="italic"/>
    </style:style>
    <style:style style:name="P226" style:family="paragraph" style:parent-style-name="Preformatted_20_Text">
      <style:paragraph-properties fo:text-align="start" style:justify-single-word="false"/>
      <style:text-properties fo:font-style="italic" officeooo:rsid="013ab89e" officeooo:paragraph-rsid="013ab89e" style:font-style-asian="italic" style:font-style-complex="italic"/>
    </style:style>
    <style:style style:name="P227" style:family="paragraph" style:parent-style-name="Preformatted_20_Text">
      <style:paragraph-properties fo:text-align="start" style:justify-single-word="false"/>
      <style:text-properties fo:font-style="italic" officeooo:rsid="013b1194" officeooo:paragraph-rsid="013b1194" style:font-style-asian="italic" style:font-style-complex="italic"/>
    </style:style>
    <style:style style:name="P228" style:family="paragraph" style:parent-style-name="Preformatted_20_Text">
      <style:paragraph-properties fo:text-align="start" style:justify-single-word="false"/>
      <style:text-properties fo:font-style="italic" officeooo:rsid="013ba06a" officeooo:paragraph-rsid="013ba06a" style:font-style-asian="italic" style:font-style-complex="italic"/>
    </style:style>
    <style:style style:name="P229" style:family="paragraph" style:parent-style-name="Preformatted_20_Text">
      <style:paragraph-properties fo:text-align="start" style:justify-single-word="false"/>
      <style:text-properties fo:font-style="italic" officeooo:rsid="013bc4e0" officeooo:paragraph-rsid="013d7664" style:font-style-asian="italic" style:font-style-complex="italic"/>
    </style:style>
    <style:style style:name="P230" style:family="paragraph" style:parent-style-name="Preformatted_20_Text">
      <style:paragraph-properties fo:text-align="start" style:justify-single-word="false"/>
      <style:text-properties fo:font-style="italic" officeooo:rsid="013f884e" officeooo:paragraph-rsid="013f884e" style:font-style-asian="italic" style:font-style-complex="italic"/>
    </style:style>
    <style:style style:name="P231" style:family="paragraph" style:parent-style-name="Preformatted_20_Text" style:list-style-name="L45">
      <style:paragraph-properties fo:text-align="start" style:justify-single-word="false"/>
      <style:text-properties fo:font-style="italic" officeooo:rsid="014058ee" officeooo:paragraph-rsid="014058ee" style:font-style-asian="italic" style:font-style-complex="italic"/>
    </style:style>
    <style:style style:name="P232" style:family="paragraph" style:parent-style-name="Preformatted_20_Text" style:list-style-name="L45">
      <style:paragraph-properties fo:text-align="start" style:justify-single-word="false"/>
      <style:text-properties fo:font-style="italic" officeooo:rsid="0141c165" officeooo:paragraph-rsid="0141c165" style:font-style-asian="italic" style:font-style-complex="italic"/>
    </style:style>
    <style:style style:name="P233" style:family="paragraph" style:parent-style-name="Preformatted_20_Text" style:list-style-name="L45">
      <style:paragraph-properties fo:text-align="start" style:justify-single-word="false"/>
      <style:text-properties fo:font-style="italic" officeooo:rsid="01450bbe" officeooo:paragraph-rsid="01450bbe" style:font-style-asian="italic" style:font-style-complex="italic"/>
    </style:style>
    <style:style style:name="P234" style:family="paragraph" style:parent-style-name="Preformatted_20_Text">
      <style:paragraph-properties fo:text-align="start" style:justify-single-word="false"/>
      <style:text-properties fo:font-style="italic" officeooo:rsid="01473023" officeooo:paragraph-rsid="01473023" style:font-style-asian="italic" style:font-style-complex="italic"/>
    </style:style>
    <style:style style:name="P235" style:family="paragraph" style:parent-style-name="Preformatted_20_Text" style:list-style-name="L15">
      <style:text-properties officeooo:paragraph-rsid="00b158d0"/>
    </style:style>
    <style:style style:name="P236" style:family="paragraph" style:parent-style-name="Preformatted_20_Text" style:list-style-name="L19">
      <style:text-properties officeooo:paragraph-rsid="00be1fba"/>
    </style:style>
    <style:style style:name="P237" style:family="paragraph" style:parent-style-name="Preformatted_20_Text" style:list-style-name="L19">
      <style:text-properties officeooo:rsid="00be1fba" officeooo:paragraph-rsid="00be1fba"/>
    </style:style>
    <style:style style:name="P238" style:family="paragraph" style:parent-style-name="Preformatted_20_Text" style:list-style-name="L24">
      <style:text-properties officeooo:paragraph-rsid="00d2bbe6"/>
    </style:style>
    <style:style style:name="P239" style:family="paragraph" style:parent-style-name="Preformatted_20_Text" style:list-style-name="L24">
      <style:text-properties officeooo:rsid="00d44722" officeooo:paragraph-rsid="00d44722"/>
    </style:style>
    <style:style style:name="P240" style:family="paragraph" style:parent-style-name="Preformatted_20_Text" style:list-style-name="L24">
      <style:text-properties officeooo:rsid="00d710f1" officeooo:paragraph-rsid="00d710f1"/>
    </style:style>
    <style:style style:name="P241" style:family="paragraph" style:parent-style-name="Preformatted_20_Text" style:list-style-name="L25">
      <style:text-properties officeooo:rsid="00d710f1" officeooo:paragraph-rsid="00d710f1"/>
    </style:style>
    <style:style style:name="P242" style:family="paragraph" style:parent-style-name="Preformatted_20_Text" style:list-style-name="L28">
      <style:text-properties officeooo:paragraph-rsid="00efe2ea"/>
    </style:style>
    <style:style style:name="P243" style:family="paragraph" style:parent-style-name="Preformatted_20_Text" style:list-style-name="L28">
      <style:text-properties fo:font-style="normal" officeooo:rsid="00efe2ea" officeooo:paragraph-rsid="00efe2ea" style:font-style-asian="normal" style:font-style-complex="normal"/>
    </style:style>
    <style:style style:name="P244" style:family="paragraph" style:parent-style-name="Preformatted_20_Text" style:list-style-name="L35">
      <style:text-properties officeooo:paragraph-rsid="01141640"/>
    </style:style>
    <style:style style:name="P245" style:family="paragraph" style:parent-style-name="Preformatted_20_Text" style:list-style-name="L36">
      <style:text-properties officeooo:paragraph-rsid="0114b0fa"/>
    </style:style>
    <style:style style:name="P246" style:family="paragraph" style:parent-style-name="Preformatted_20_Text" style:list-style-name="L37">
      <style:text-properties officeooo:paragraph-rsid="0117ad71"/>
    </style:style>
    <style:style style:name="P247" style:family="paragraph" style:parent-style-name="Preformatted_20_Text" style:list-style-name="L37">
      <style:text-properties fo:font-weight="normal" officeooo:rsid="0117ad71" officeooo:paragraph-rsid="0117ad71" style:font-weight-asian="normal" style:font-weight-complex="normal"/>
    </style:style>
    <style:style style:name="P248" style:family="paragraph" style:parent-style-name="Preformatted_20_Text" style:list-style-name="L37">
      <style:text-properties fo:font-weight="bold" officeooo:rsid="0117ad71" officeooo:paragraph-rsid="0117ad71" style:font-weight-asian="bold" style:font-weight-complex="bold"/>
    </style:style>
    <style:style style:name="P249" style:family="paragraph" style:parent-style-name="Preformatted_20_Text">
      <style:text-properties officeooo:paragraph-rsid="0137ec84"/>
    </style:style>
    <style:style style:name="P250" style:family="paragraph" style:parent-style-name="Preformatted_20_Text">
      <style:text-properties officeooo:rsid="0139e171" officeooo:paragraph-rsid="0139e171"/>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officeooo:rsid="003d78d6"/>
    </style:style>
    <style:style style:name="T25" style:family="text">
      <style:text-properties officeooo:rsid="004456c7"/>
    </style:style>
    <style:style style:name="T26" style:family="text">
      <style:text-properties officeooo:rsid="00455173"/>
    </style:style>
    <style:style style:name="T27" style:family="text">
      <style:text-properties fo:font-weight="normal" style:font-weight-asian="normal" style:font-weight-complex="normal"/>
    </style:style>
    <style:style style:name="T28" style:family="text">
      <style:text-properties fo:font-weight="normal" officeooo:rsid="001c16bf" style:font-weight-asian="normal" style:font-weight-complex="normal"/>
    </style:style>
    <style:style style:name="T29" style:family="text">
      <style:text-properties fo:font-weight="normal" officeooo:rsid="00257680" style:font-weight-asian="normal" style:font-weight-complex="normal"/>
    </style:style>
    <style:style style:name="T30" style:family="text">
      <style:text-properties fo:font-weight="normal" officeooo:rsid="0032f132" style:font-weight-asian="normal" style:font-weight-complex="normal"/>
    </style:style>
    <style:style style:name="T31" style:family="text">
      <style:text-properties fo:font-weight="normal" officeooo:rsid="005999cd" style:font-weight-asian="normal" style:font-weight-complex="normal"/>
    </style:style>
    <style:style style:name="T32" style:family="text">
      <style:text-properties fo:font-weight="normal" officeooo:rsid="00618b27" style:font-weight-asian="normal" style:font-weight-complex="normal"/>
    </style:style>
    <style:style style:name="T33" style:family="text">
      <style:text-properties fo:font-weight="normal" officeooo:rsid="0065c0dc" style:font-weight-asian="normal" style:font-weight-complex="normal"/>
    </style:style>
    <style:style style:name="T34" style:family="text">
      <style:text-properties fo:font-weight="normal" officeooo:rsid="006c9200" style:font-weight-asian="normal" style:font-weight-complex="normal"/>
    </style:style>
    <style:style style:name="T35" style:family="text">
      <style:text-properties fo:font-weight="normal" officeooo:rsid="006d7354" style:font-weight-asian="normal" style:font-weight-complex="normal"/>
    </style:style>
    <style:style style:name="T36" style:family="text">
      <style:text-properties fo:font-weight="normal" officeooo:rsid="009ac122" style:font-weight-asian="normal" style:font-weight-complex="normal"/>
    </style:style>
    <style:style style:name="T37" style:family="text">
      <style:text-properties fo:font-weight="normal" officeooo:rsid="009e39a4" style:font-weight-asian="normal" style:font-weight-complex="normal"/>
    </style:style>
    <style:style style:name="T38" style:family="text">
      <style:text-properties fo:font-weight="normal" officeooo:rsid="00b158d0" style:font-weight-asian="normal" style:font-weight-complex="normal"/>
    </style:style>
    <style:style style:name="T39" style:family="text">
      <style:text-properties fo:font-weight="normal" officeooo:rsid="00c6b539" style:font-weight-asian="normal" style:font-weight-complex="normal"/>
    </style:style>
    <style:style style:name="T40" style:family="text">
      <style:text-properties fo:font-weight="normal" officeooo:rsid="00cb6f66" style:font-weight-asian="normal" style:font-weight-complex="normal"/>
    </style:style>
    <style:style style:name="T41" style:family="text">
      <style:text-properties fo:font-weight="normal" officeooo:rsid="00d721b7" style:font-weight-asian="normal" style:font-weight-complex="normal"/>
    </style:style>
    <style:style style:name="T42" style:family="text">
      <style:text-properties fo:font-weight="normal" officeooo:rsid="0131449d" style:font-weight-asian="normal" style:font-weight-complex="normal"/>
    </style:style>
    <style:style style:name="T43" style:family="text">
      <style:text-properties fo:font-weight="normal" officeooo:rsid="0132dbac" style:font-weight-asian="normal" style:font-weight-complex="normal"/>
    </style:style>
    <style:style style:name="T44" style:family="text">
      <style:text-properties fo:font-weight="normal" officeooo:rsid="0134db0d" style:font-weight-asian="normal" style:font-weight-complex="normal"/>
    </style:style>
    <style:style style:name="T45" style:family="text">
      <style:text-properties officeooo:rsid="005263fa"/>
    </style:style>
    <style:style style:name="T46" style:family="text">
      <style:text-properties officeooo:rsid="0052dcca"/>
    </style:style>
    <style:style style:name="T47" style:family="text">
      <style:text-properties officeooo:rsid="0053199f"/>
    </style:style>
    <style:style style:name="T48" style:family="text">
      <style:text-properties officeooo:rsid="0053d585"/>
    </style:style>
    <style:style style:name="T49" style:family="text">
      <style:text-properties officeooo:rsid="0056d05c"/>
    </style:style>
    <style:style style:name="T50" style:family="text">
      <style:text-properties fo:font-style="italic" style:font-style-asian="italic" style:font-style-complex="italic"/>
    </style:style>
    <style:style style:name="T51" style:family="text">
      <style:text-properties fo:font-style="italic" officeooo:rsid="0056d05c" style:font-style-asian="italic" style:font-style-complex="italic"/>
    </style:style>
    <style:style style:name="T52" style:family="text">
      <style:text-properties fo:font-style="italic" officeooo:rsid="002577c9" style:font-style-asian="italic" style:font-style-complex="italic"/>
    </style:style>
    <style:style style:name="T53" style:family="text">
      <style:text-properties fo:font-style="italic" officeooo:rsid="00300f42" style:font-style-asian="italic" style:font-style-complex="italic"/>
    </style:style>
    <style:style style:name="T54" style:family="text">
      <style:text-properties fo:font-style="italic" officeooo:rsid="003df72b" style:font-style-asian="italic" style:font-style-complex="italic"/>
    </style:style>
    <style:style style:name="T55" style:family="text">
      <style:text-properties fo:font-style="italic" officeooo:rsid="004442b0" style:font-style-asian="italic" style:font-style-complex="italic"/>
    </style:style>
    <style:style style:name="T56" style:family="text">
      <style:text-properties fo:font-style="italic" officeooo:rsid="0057bea7" style:font-style-asian="italic" style:font-style-complex="italic"/>
    </style:style>
    <style:style style:name="T57" style:family="text">
      <style:text-properties fo:font-style="italic" officeooo:rsid="006c9200" style:font-style-asian="italic" style:font-style-complex="italic"/>
    </style:style>
    <style:style style:name="T58" style:family="text">
      <style:text-properties fo:font-style="italic" officeooo:rsid="0099db7a" style:font-style-asian="italic" style:font-style-complex="italic"/>
    </style:style>
    <style:style style:name="T59" style:family="text">
      <style:text-properties fo:font-style="italic" officeooo:rsid="009ac122" style:font-style-asian="italic" style:font-style-complex="italic"/>
    </style:style>
    <style:style style:name="T60" style:family="text">
      <style:text-properties fo:font-style="italic" officeooo:rsid="009bf3fe" style:font-style-asian="italic" style:font-style-complex="italic"/>
    </style:style>
    <style:style style:name="T61" style:family="text">
      <style:text-properties fo:font-style="italic" officeooo:rsid="009c5b75" style:font-style-asian="italic" style:font-style-complex="italic"/>
    </style:style>
    <style:style style:name="T62" style:family="text">
      <style:text-properties fo:font-style="italic" officeooo:rsid="009e39a4" style:font-style-asian="italic" style:font-style-complex="italic"/>
    </style:style>
    <style:style style:name="T63" style:family="text">
      <style:text-properties fo:font-style="italic" officeooo:rsid="00a4e71e" style:font-style-asian="italic" style:font-style-complex="italic"/>
    </style:style>
    <style:style style:name="T64" style:family="text">
      <style:text-properties fo:font-style="italic" officeooo:rsid="00b3f3e8" style:font-style-asian="italic" style:font-style-complex="italic"/>
    </style:style>
    <style:style style:name="T65" style:family="text">
      <style:text-properties fo:font-style="italic" officeooo:rsid="00b26e1d" style:font-style-asian="italic" style:font-style-complex="italic"/>
    </style:style>
    <style:style style:name="T66" style:family="text">
      <style:text-properties fo:font-style="italic" officeooo:rsid="00c9e381" style:font-style-asian="italic" style:font-style-complex="italic"/>
    </style:style>
    <style:style style:name="T67" style:family="text">
      <style:text-properties fo:font-style="italic" officeooo:rsid="00ca062e" style:font-style-asian="italic" style:font-style-complex="italic"/>
    </style:style>
    <style:style style:name="T68" style:family="text">
      <style:text-properties fo:font-style="italic" officeooo:rsid="00d94554" style:font-style-asian="italic" style:font-style-complex="italic"/>
    </style:style>
    <style:style style:name="T69" style:family="text">
      <style:text-properties fo:font-style="italic" officeooo:rsid="00da144a" style:font-style-asian="italic" style:font-style-complex="italic"/>
    </style:style>
    <style:style style:name="T70" style:family="text">
      <style:text-properties fo:font-style="italic" officeooo:rsid="00eb827b" style:font-style-asian="italic" style:font-style-complex="italic"/>
    </style:style>
    <style:style style:name="T71" style:family="text">
      <style:text-properties fo:font-style="italic" officeooo:rsid="00ebbcf2" style:font-style-asian="italic" style:font-style-complex="italic"/>
    </style:style>
    <style:style style:name="T72" style:family="text">
      <style:text-properties fo:font-style="italic" officeooo:rsid="00f978ed" style:font-style-asian="italic" style:font-style-complex="italic"/>
    </style:style>
    <style:style style:name="T73" style:family="text">
      <style:text-properties fo:font-style="italic" officeooo:rsid="0106da41" style:font-style-asian="italic" style:font-style-complex="italic"/>
    </style:style>
    <style:style style:name="T74" style:family="text">
      <style:text-properties fo:font-style="italic" officeooo:rsid="01107b9f" style:font-style-asian="italic" style:font-style-complex="italic"/>
    </style:style>
    <style:style style:name="T75" style:family="text">
      <style:text-properties fo:font-style="italic" fo:font-weight="normal" style:font-style-asian="italic" style:font-weight-asian="normal" style:font-style-complex="italic" style:font-weight-complex="normal"/>
    </style:style>
    <style:style style:name="T76" style:family="text">
      <style:text-properties fo:font-style="italic" fo:font-weight="normal" officeooo:rsid="0016fe51" style:font-style-asian="italic" style:font-weight-asian="normal" style:font-style-complex="italic" style:font-weight-complex="normal"/>
    </style:style>
    <style:style style:name="T77" style:family="text">
      <style:text-properties fo:font-style="italic" fo:font-weight="normal" officeooo:rsid="0017611f" style:font-style-asian="italic" style:font-weight-asian="normal" style:font-style-complex="italic" style:font-weight-complex="normal"/>
    </style:style>
    <style:style style:name="T78" style:family="text">
      <style:text-properties fo:font-style="italic" fo:font-weight="normal" officeooo:rsid="00298a2b" style:font-style-asian="italic" style:font-weight-asian="normal" style:font-style-complex="italic" style:font-weight-complex="normal"/>
    </style:style>
    <style:style style:name="T79" style:family="text">
      <style:text-properties fo:font-style="italic" fo:font-weight="normal" officeooo:rsid="0032f132" style:font-style-asian="italic" style:font-weight-asian="normal" style:font-style-complex="italic" style:font-weight-complex="normal"/>
    </style:style>
    <style:style style:name="T80" style:family="text">
      <style:text-properties fo:font-style="italic" fo:font-weight="normal" officeooo:rsid="005999cd" style:font-style-asian="italic" style:font-weight-asian="normal" style:font-style-complex="italic" style:font-weight-complex="normal"/>
    </style:style>
    <style:style style:name="T81" style:family="text">
      <style:text-properties fo:font-style="italic" fo:font-weight="normal" officeooo:rsid="0060ffbf" style:font-style-asian="italic" style:font-weight-asian="normal" style:font-style-complex="italic" style:font-weight-complex="normal"/>
    </style:style>
    <style:style style:name="T82" style:family="text">
      <style:text-properties fo:font-style="italic" fo:font-weight="normal" officeooo:rsid="006960f3" style:font-style-asian="italic" style:font-weight-asian="normal" style:font-style-complex="italic" style:font-weight-complex="normal"/>
    </style:style>
    <style:style style:name="T83" style:family="text">
      <style:text-properties fo:font-style="italic" fo:font-weight="normal" officeooo:rsid="00618b27" style:font-style-asian="italic" style:font-weight-asian="normal" style:font-style-complex="italic" style:font-weight-complex="normal"/>
    </style:style>
    <style:style style:name="T84" style:family="text">
      <style:text-properties fo:font-style="italic" fo:font-weight="normal" officeooo:rsid="0131449d" style:font-style-asian="italic" style:font-weight-asian="normal" style:font-style-complex="italic" style:font-weight-complex="normal"/>
    </style:style>
    <style:style style:name="T85" style:family="text">
      <style:text-properties fo:font-style="italic" fo:font-weight="normal" officeooo:rsid="0132dbac" style:font-style-asian="italic" style:font-weight-asian="normal" style:font-style-complex="italic" style:font-weight-complex="normal"/>
    </style:style>
    <style:style style:name="T86" style:family="text">
      <style:text-properties fo:font-style="italic" fo:font-weight="normal" officeooo:rsid="0134db0d" style:font-style-asian="italic" style:font-weight-asian="normal" style:font-style-complex="italic" style:font-weight-complex="normal"/>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fo:font-weight="bold" officeooo:rsid="0016fe51" style:font-style-asian="italic" style:font-weight-asian="bold" style:font-style-complex="italic" style:font-weight-complex="bold"/>
    </style:style>
    <style:style style:name="T89" style:family="text">
      <style:text-properties officeooo:rsid="0056e717"/>
    </style:style>
    <style:style style:name="T90" style:family="text">
      <style:text-properties officeooo:rsid="0057d3c0"/>
    </style:style>
    <style:style style:name="T91" style:family="text">
      <style:text-properties officeooo:rsid="007051a9"/>
    </style:style>
    <style:style style:name="T92" style:family="text">
      <style:text-properties officeooo:rsid="00711a5f"/>
    </style:style>
    <style:style style:name="T93" style:family="text">
      <style:text-properties officeooo:rsid="006fdcc2"/>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16fe51" style:font-style-asian="normal" style:font-weight-asian="normal" style:font-style-complex="normal" style:font-weight-complex="normal"/>
    </style:style>
    <style:style style:name="T96" style:family="text">
      <style:text-properties fo:font-style="normal" fo:font-weight="normal" officeooo:rsid="0017611f" style:font-style-asian="normal" style:font-weight-asian="normal" style:font-style-complex="normal" style:font-weight-complex="normal"/>
    </style:style>
    <style:style style:name="T97" style:family="text">
      <style:text-properties fo:font-style="normal" fo:font-weight="normal" officeooo:rsid="001ae8d0" style:font-style-asian="normal" style:font-weight-asian="normal" style:font-style-complex="normal" style:font-weight-complex="normal"/>
    </style:style>
    <style:style style:name="T98" style:family="text">
      <style:text-properties fo:font-style="normal" fo:font-weight="normal" officeooo:rsid="001c16bf" style:font-style-asian="normal" style:font-weight-asian="normal" style:font-style-complex="normal" style:font-weight-complex="normal"/>
    </style:style>
    <style:style style:name="T99" style:family="text">
      <style:text-properties fo:font-style="normal" fo:font-weight="normal" officeooo:rsid="0028e5d9" style:font-style-asian="normal" style:font-weight-asian="normal" style:font-style-complex="normal" style:font-weight-complex="normal"/>
    </style:style>
    <style:style style:name="T100" style:family="text">
      <style:text-properties fo:font-style="normal" fo:font-weight="normal" officeooo:rsid="002577c9" style:font-style-asian="normal" style:font-weight-asian="normal" style:font-style-complex="normal" style:font-weight-complex="normal"/>
    </style:style>
    <style:style style:name="T101" style:family="text">
      <style:text-properties fo:font-style="normal" fo:font-weight="normal" officeooo:rsid="00298a2b" style:font-style-asian="normal" style:font-weight-asian="normal" style:font-style-complex="normal" style:font-weight-complex="normal"/>
    </style:style>
    <style:style style:name="T102" style:family="text">
      <style:text-properties fo:font-style="normal" fo:font-weight="normal" officeooo:rsid="0032f132" style:font-style-asian="normal" style:font-weight-asian="normal" style:font-style-complex="normal" style:font-weight-complex="normal"/>
    </style:style>
    <style:style style:name="T103" style:family="text">
      <style:text-properties fo:font-style="normal" fo:font-weight="normal" officeooo:rsid="003889c2" style:font-style-asian="normal" style:font-weight-asian="normal" style:font-style-complex="normal" style:font-weight-complex="normal"/>
    </style:style>
    <style:style style:name="T104" style:family="text">
      <style:text-properties fo:font-style="normal" fo:font-weight="normal" officeooo:rsid="005999cd" style:font-style-asian="normal" style:font-weight-asian="normal" style:font-style-complex="normal" style:font-weight-complex="normal"/>
    </style:style>
    <style:style style:name="T105" style:family="text">
      <style:text-properties fo:font-style="normal" fo:font-weight="normal" officeooo:rsid="0060ffbf" style:font-style-asian="normal" style:font-weight-asian="normal" style:font-style-complex="normal" style:font-weight-complex="normal"/>
    </style:style>
    <style:style style:name="T106" style:family="text">
      <style:text-properties fo:font-style="normal" fo:font-weight="normal" officeooo:rsid="005e10c1" style:font-style-asian="normal" style:font-weight-asian="normal" style:font-style-complex="normal" style:font-weight-complex="normal"/>
    </style:style>
    <style:style style:name="T107" style:family="text">
      <style:text-properties fo:font-style="normal" fo:font-weight="normal" officeooo:rsid="005e6315" style:font-style-asian="normal" style:font-weight-asian="normal" style:font-style-complex="normal" style:font-weight-complex="normal"/>
    </style:style>
    <style:style style:name="T108" style:family="text">
      <style:text-properties fo:font-style="normal" fo:font-weight="normal" officeooo:rsid="006960f3" style:font-style-asian="normal" style:font-weight-asian="normal" style:font-style-complex="normal" style:font-weight-complex="normal"/>
    </style:style>
    <style:style style:name="T109" style:family="text">
      <style:text-properties fo:font-style="normal" fo:font-weight="normal" officeooo:rsid="0069ce57" style:font-style-asian="normal" style:font-weight-asian="normal" style:font-style-complex="normal" style:font-weight-complex="normal"/>
    </style:style>
    <style:style style:name="T110" style:family="text">
      <style:text-properties fo:font-style="normal" style:font-style-asian="normal" style:font-style-complex="normal"/>
    </style:style>
    <style:style style:name="T111" style:family="text">
      <style:text-properties fo:font-style="normal" officeooo:rsid="0016fe51" style:font-style-asian="normal" style:font-style-complex="normal"/>
    </style:style>
    <style:style style:name="T112" style:family="text">
      <style:text-properties fo:font-style="normal" officeooo:rsid="002577c9" style:font-style-asian="normal" style:font-style-complex="normal"/>
    </style:style>
    <style:style style:name="T113" style:family="text">
      <style:text-properties fo:font-style="normal" officeooo:rsid="00300f42" style:font-style-asian="normal" style:font-style-complex="normal"/>
    </style:style>
    <style:style style:name="T114" style:family="text">
      <style:text-properties fo:font-style="normal" officeooo:rsid="003a962a" style:font-style-asian="normal" style:font-style-complex="normal"/>
    </style:style>
    <style:style style:name="T115" style:family="text">
      <style:text-properties fo:font-style="normal" officeooo:rsid="003b84c1" style:font-style-asian="normal" style:font-style-complex="normal"/>
    </style:style>
    <style:style style:name="T116" style:family="text">
      <style:text-properties fo:font-style="normal" officeooo:rsid="003df72b" style:font-style-asian="normal" style:font-style-complex="normal"/>
    </style:style>
    <style:style style:name="T117" style:family="text">
      <style:text-properties fo:font-style="normal" officeooo:rsid="004442b0" style:font-style-asian="normal" style:font-style-complex="normal"/>
    </style:style>
    <style:style style:name="T118" style:family="text">
      <style:text-properties fo:font-style="normal" officeooo:rsid="004ad016" style:font-style-asian="normal" style:font-style-complex="normal"/>
    </style:style>
    <style:style style:name="T119" style:family="text">
      <style:text-properties fo:font-style="normal" officeooo:rsid="0052f85b" style:font-style-asian="normal" style:font-style-complex="normal"/>
    </style:style>
    <style:style style:name="T120" style:family="text">
      <style:text-properties fo:font-style="normal" officeooo:rsid="006c9200" style:font-style-asian="normal" style:font-style-complex="normal"/>
    </style:style>
    <style:style style:name="T121" style:family="text">
      <style:text-properties fo:font-style="normal" officeooo:rsid="006d46d6" style:font-style-asian="normal" style:font-style-complex="normal"/>
    </style:style>
    <style:style style:name="T122" style:family="text">
      <style:text-properties fo:font-style="normal" officeooo:rsid="006e1261" style:font-style-asian="normal" style:font-style-complex="normal"/>
    </style:style>
    <style:style style:name="T123" style:family="text">
      <style:text-properties fo:font-style="normal" officeooo:rsid="009ac122" style:font-style-asian="normal" style:font-style-complex="normal"/>
    </style:style>
    <style:style style:name="T124" style:family="text">
      <style:text-properties fo:font-style="normal" officeooo:rsid="009bf3fe" style:font-style-asian="normal" style:font-style-complex="normal"/>
    </style:style>
    <style:style style:name="T125" style:family="text">
      <style:text-properties fo:font-style="normal" officeooo:rsid="009c5b75" style:font-style-asian="normal" style:font-style-complex="normal"/>
    </style:style>
    <style:style style:name="T126" style:family="text">
      <style:text-properties fo:font-style="normal" officeooo:rsid="009e39a4" style:font-style-asian="normal" style:font-style-complex="normal"/>
    </style:style>
    <style:style style:name="T127" style:family="text">
      <style:text-properties fo:font-style="normal" officeooo:rsid="009fad14" style:font-style-asian="normal" style:font-style-complex="normal"/>
    </style:style>
    <style:style style:name="T128" style:family="text">
      <style:text-properties fo:font-style="normal" officeooo:rsid="00eb827b" style:font-style-asian="normal" style:font-style-complex="normal"/>
    </style:style>
    <style:style style:name="T129" style:family="text">
      <style:text-properties fo:font-style="normal" officeooo:rsid="00ebbcf2" style:font-style-asian="normal" style:font-style-complex="normal"/>
    </style:style>
    <style:style style:name="T130" style:family="text">
      <style:text-properties fo:font-style="normal" officeooo:rsid="00f978ed" style:font-style-asian="normal" style:font-style-complex="normal"/>
    </style:style>
    <style:style style:name="T131" style:family="text">
      <style:text-properties fo:font-style="normal" officeooo:rsid="01107b9f" style:font-style-asian="normal" style:font-style-complex="normal"/>
    </style:style>
    <style:style style:name="T132" style:family="text">
      <style:text-properties fo:font-style="normal" officeooo:rsid="0122d0e0" style:font-style-asian="normal" style:font-style-complex="normal"/>
    </style:style>
    <style:style style:name="T133" style:family="text">
      <style:text-properties fo:font-style="normal" officeooo:rsid="01237551" style:font-style-asian="normal" style:font-style-complex="normal"/>
    </style:style>
    <style:style style:name="T134" style:family="text">
      <style:text-properties fo:font-style="normal" officeooo:rsid="0125fe4e" style:font-style-asian="normal" style:font-style-complex="normal"/>
    </style:style>
    <style:style style:name="T135" style:family="text">
      <style:text-properties fo:font-style="normal" officeooo:rsid="012a399e" style:font-style-asian="normal" style:font-style-complex="normal"/>
    </style:style>
    <style:style style:name="T136" style:family="text">
      <style:text-properties fo:font-style="normal" officeooo:rsid="012bf994" style:font-style-asian="normal" style:font-style-complex="normal"/>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298a2b" style:font-style-asian="normal" style:font-weight-asian="bold" style:font-style-complex="normal" style:font-weight-complex="bold"/>
    </style:style>
    <style:style style:name="T139" style:family="text">
      <style:text-properties fo:font-style="normal" fo:font-weight="bold" officeooo:rsid="0032f132" style:font-style-asian="normal" style:font-weight-asian="bold" style:font-style-complex="normal" style:font-weight-complex="bold"/>
    </style:style>
    <style:style style:name="T140" style:family="text">
      <style:text-properties fo:font-style="normal" fo:font-weight="bold" officeooo:rsid="004ad016" style:font-style-asian="normal" style:font-weight-asian="bold" style:font-style-complex="normal" style:font-weight-complex="bold"/>
    </style:style>
    <style:style style:name="T141" style:family="text">
      <style:text-properties fo:font-style="normal" fo:font-weight="bold" officeooo:rsid="0060ffbf" style:font-style-asian="normal" style:font-weight-asian="bold" style:font-style-complex="normal" style:font-weight-complex="bold"/>
    </style:style>
    <style:style style:name="T142" style:family="text">
      <style:text-properties fo:font-style="normal" fo:font-weight="bold" officeooo:rsid="005e10c1" style:font-style-asian="normal" style:font-weight-asian="bold" style:font-style-complex="normal" style:font-weight-complex="bold"/>
    </style:style>
    <style:style style:name="T143" style:family="text">
      <style:text-properties fo:font-style="normal" fo:font-weight="bold" officeooo:rsid="006960f3" style:font-style-asian="normal" style:font-weight-asian="bold" style:font-style-complex="normal" style:font-weight-complex="bold"/>
    </style:style>
    <style:style style:name="T144" style:family="text">
      <style:text-properties fo:font-style="normal" fo:font-weight="bold" officeooo:rsid="006c9200" style:font-style-asian="normal" style:font-weight-asian="bold" style:font-style-complex="normal" style:font-weight-complex="bold"/>
    </style:style>
    <style:style style:name="T145" style:family="text">
      <style:text-properties fo:font-style="normal" fo:font-weight="bold" officeooo:rsid="01107b9f" style:font-style-asian="normal" style:font-weight-asian="bold" style:font-style-complex="normal" style:font-weight-complex="bold"/>
    </style:style>
    <style:style style:name="T146" style:family="text">
      <style:text-properties fo:font-style="normal" fo:font-weight="bold" officeooo:rsid="0125fe4e" style:font-style-asian="normal" style:font-weight-asian="bold" style:font-style-complex="normal" style:font-weight-complex="bold"/>
    </style:style>
    <style:style style:name="T147" style:family="text">
      <style:text-properties fo:font-style="normal" officeooo:rsid="000467b1" style:font-size-asian="14pt" style:font-style-asian="normal" style:font-style-complex="normal"/>
    </style:style>
    <style:style style:name="T148" style:family="text">
      <style:text-properties fo:font-style="normal" officeooo:rsid="0057d3c0" style:font-size-asian="14pt" style:font-style-asian="normal" style:font-style-complex="normal"/>
    </style:style>
    <style:style style:name="T149" style:family="text">
      <style:text-properties fo:font-style="normal" officeooo:rsid="000fc15e" style:font-size-asian="14pt" style:font-style-asian="normal" style:font-style-complex="normal"/>
    </style:style>
    <style:style style:name="T150" style:family="text">
      <style:text-properties fo:font-style="normal" officeooo:rsid="0056e717" style:font-size-asian="14pt" style:font-style-asian="normal" style:font-style-complex="normal"/>
    </style:style>
    <style:style style:name="T151" style:family="text">
      <style:text-properties officeooo:rsid="001f9826"/>
    </style:style>
    <style:style style:name="T152" style:family="text">
      <style:text-properties officeooo:rsid="0016fe51"/>
    </style:style>
    <style:style style:name="T153" style:family="text">
      <style:text-properties officeooo:rsid="002577c9"/>
    </style:style>
    <style:style style:name="T154" style:family="text">
      <style:text-properties officeooo:rsid="002b2a05"/>
    </style:style>
    <style:style style:name="T155" style:family="text">
      <style:text-properties officeooo:rsid="00298a2b"/>
    </style:style>
    <style:style style:name="T156" style:family="text">
      <style:text-properties officeooo:rsid="00300f42"/>
    </style:style>
    <style:style style:name="T157" style:family="text">
      <style:text-properties officeooo:rsid="003b84c1"/>
    </style:style>
    <style:style style:name="T158" style:family="text">
      <style:text-properties officeooo:rsid="003cd007"/>
    </style:style>
    <style:style style:name="T159" style:family="text">
      <style:text-properties officeooo:rsid="003df72b"/>
    </style:style>
    <style:style style:name="T160" style:family="text">
      <style:text-properties officeooo:rsid="003fc4be"/>
    </style:style>
    <style:style style:name="T161" style:family="text">
      <style:text-properties officeooo:rsid="0040ca45"/>
    </style:style>
    <style:style style:name="T162" style:family="text">
      <style:text-properties style:font-name="Liberation Mono" fo:font-style="normal" style:font-style-asian="normal" style:font-style-complex="normal"/>
    </style:style>
    <style:style style:name="T163" style:family="text">
      <style:text-properties style:font-name="Liberation Mono" fo:font-style="normal" officeooo:rsid="0015af69" style:font-style-asian="normal" style:font-style-complex="normal"/>
    </style:style>
    <style:style style:name="T164" style:family="text">
      <style:text-properties officeooo:rsid="00423ae4"/>
    </style:style>
    <style:style style:name="T165" style:family="text">
      <style:text-properties officeooo:rsid="004442b0"/>
    </style:style>
    <style:style style:name="T166" style:family="text">
      <style:text-properties officeooo:rsid="004aefea"/>
    </style:style>
    <style:style style:name="T167" style:family="text">
      <style:text-properties officeooo:rsid="004b7c1d"/>
    </style:style>
    <style:style style:name="T168" style:family="text">
      <style:text-properties officeooo:rsid="004ad016"/>
    </style:style>
    <style:style style:name="T169" style:family="text">
      <style:text-properties officeooo:rsid="004d180f"/>
    </style:style>
    <style:style style:name="T170" style:family="text">
      <style:text-properties officeooo:rsid="004da1d1"/>
    </style:style>
    <style:style style:name="T171" style:family="text">
      <style:text-properties officeooo:rsid="004ddac2"/>
    </style:style>
    <style:style style:name="T172" style:family="text">
      <style:text-properties officeooo:rsid="00551d09"/>
    </style:style>
    <style:style style:name="T173" style:family="text">
      <style:text-properties officeooo:rsid="0055b62e"/>
    </style:style>
    <style:style style:name="T174" style:family="text">
      <style:text-properties officeooo:rsid="0055e78b"/>
    </style:style>
    <style:style style:name="T175" style:family="text">
      <style:text-properties officeooo:rsid="00577118"/>
    </style:style>
    <style:style style:name="T176" style:family="text">
      <style:text-properties officeooo:rsid="0057b6e8"/>
    </style:style>
    <style:style style:name="T177" style:family="text">
      <style:text-properties officeooo:rsid="0058a924"/>
    </style:style>
    <style:style style:name="T178" style:family="text">
      <style:text-properties officeooo:rsid="00602756"/>
    </style:style>
    <style:style style:name="T179" style:family="text">
      <style:text-properties officeooo:rsid="00614747"/>
    </style:style>
    <style:style style:name="T180" style:family="text">
      <style:text-properties officeooo:rsid="00618b27"/>
    </style:style>
    <style:style style:name="T181" style:family="text">
      <style:text-properties officeooo:rsid="0065c0dc"/>
    </style:style>
    <style:style style:name="T182" style:family="text">
      <style:text-properties officeooo:rsid="00688adb"/>
    </style:style>
    <style:style style:name="T183" style:family="text">
      <style:text-properties officeooo:rsid="006afc58"/>
    </style:style>
    <style:style style:name="T184" style:family="text">
      <style:text-properties officeooo:rsid="006c9200"/>
    </style:style>
    <style:style style:name="T185" style:family="text">
      <style:text-properties officeooo:rsid="006d7354"/>
    </style:style>
    <style:style style:name="T186" style:family="text">
      <style:text-properties officeooo:rsid="0095a16b"/>
    </style:style>
    <style:style style:name="T187" style:family="text">
      <style:text-properties officeooo:rsid="00971fe6"/>
    </style:style>
    <style:style style:name="T188" style:family="text">
      <style:text-properties officeooo:rsid="0097e1cf"/>
    </style:style>
    <style:style style:name="T189" style:family="text">
      <style:text-properties officeooo:rsid="0099db7a"/>
    </style:style>
    <style:style style:name="T190" style:family="text">
      <style:text-properties officeooo:rsid="009ac122"/>
    </style:style>
    <style:style style:name="T191" style:family="text">
      <style:text-properties officeooo:rsid="009bf3fe"/>
    </style:style>
    <style:style style:name="T192" style:family="text">
      <style:text-properties officeooo:rsid="009c5b75"/>
    </style:style>
    <style:style style:name="T193" style:family="text">
      <style:text-properties fo:font-size="12pt" fo:language="zxx" fo:country="none" style:font-size-asian="12pt" style:language-asian="zxx" style:country-asian="none" style:font-size-complex="12pt" style:language-complex="zxx" style:country-complex="none"/>
    </style:style>
    <style:style style:name="T194" style:family="text">
      <style:text-properties fo:font-size="12pt" fo:language="zxx" fo:country="none" officeooo:rsid="009c5b75" style:font-size-asian="12pt" style:language-asian="zxx" style:country-asian="none" style:font-size-complex="12pt" style:language-complex="zxx" style:country-complex="none"/>
    </style:style>
    <style:style style:name="T195" style:family="text">
      <style:text-properties fo:font-size="12pt" fo:language="zxx" fo:country="none" officeooo:rsid="00b04b72" style:font-size-asian="12pt" style:language-asian="zxx" style:country-asian="none" style:font-size-complex="12pt" style:language-complex="zxx" style:country-complex="none"/>
    </style:style>
    <style:style style:name="T196" style:family="text">
      <style:text-properties fo:font-size="12pt" fo:language="zxx" fo:country="none" officeooo:rsid="00b158d0" style:font-size-asian="12pt" style:language-asian="zxx" style:country-asian="none" style:font-size-complex="12pt" style:language-complex="zxx" style:country-complex="none"/>
    </style:style>
    <style:style style:name="T197" style:family="text">
      <style:text-properties fo:font-size="12pt" fo:language="zxx" fo:country="none" officeooo:rsid="00be1fba" style:font-size-asian="12pt" style:language-asian="zxx" style:country-asian="none" style:font-size-complex="12pt" style:language-complex="zxx" style:country-complex="none"/>
    </style:style>
    <style:style style:name="T198" style:family="text">
      <style:text-properties fo:font-size="12pt" fo:language="zxx" fo:country="none" officeooo:rsid="01141640" style:font-size-asian="12pt" style:language-asian="zxx" style:country-asian="none" style:font-size-complex="12pt" style:language-complex="zxx" style:country-complex="none"/>
    </style:style>
    <style:style style:name="T199" style:family="text">
      <style:text-properties fo:font-size="12pt" fo:language="zxx" fo:country="none" officeooo:rsid="0114b0fa" style:font-size-asian="12pt" style:language-asian="zxx" style:country-asian="none" style:font-size-complex="12pt" style:language-complex="zxx" style:country-complex="none"/>
    </style:style>
    <style:style style:name="T200" style:family="text">
      <style:text-properties fo:font-size="12pt" fo:language="zxx" fo:country="none" officeooo:rsid="0117ad71" style:font-size-asian="12pt" style:language-asian="zxx" style:country-asian="none" style:font-size-complex="12pt" style:language-complex="zxx" style:country-complex="none"/>
    </style:style>
    <style:style style:name="T201"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02"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03"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04"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05"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06"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07"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08"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09"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10"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1"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2"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3"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4"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215"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216" style:family="text">
      <style:text-properties fo:font-size="12pt" fo:language="zxx" fo:country="none" fo:font-style="normal" officeooo:rsid="00b04b72" style:font-size-asian="12pt" style:language-asian="zxx" style:country-asian="none" style:font-style-asian="normal" style:font-size-complex="12pt" style:language-complex="zxx" style:country-complex="none" style:font-style-complex="normal"/>
    </style:style>
    <style:style style:name="T217"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218"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219"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220"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221"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222"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3"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4"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5"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6"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7"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8"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29"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0"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1"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2"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3"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4"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5"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36"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237"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238"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39"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240"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241"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242" style:family="text">
      <style:text-properties officeooo:rsid="009e39a4"/>
    </style:style>
    <style:style style:name="T243" style:family="text">
      <style:text-properties officeooo:rsid="00a0bb15"/>
    </style:style>
    <style:style style:name="T244" style:family="text">
      <style:text-properties officeooo:rsid="00a29c00"/>
    </style:style>
    <style:style style:name="T245" style:family="text">
      <style:text-properties officeooo:rsid="00a4e71e"/>
    </style:style>
    <style:style style:name="T246" style:family="text">
      <style:text-properties officeooo:rsid="00a59672"/>
    </style:style>
    <style:style style:name="T247" style:family="text">
      <style:text-properties officeooo:rsid="00a788f1"/>
    </style:style>
    <style:style style:name="T248" style:family="text">
      <style:text-properties officeooo:rsid="00a8e12d"/>
    </style:style>
    <style:style style:name="T249" style:family="text">
      <style:text-properties officeooo:rsid="00aaaeea"/>
    </style:style>
    <style:style style:name="T250" style:family="text">
      <style:text-properties officeooo:rsid="00ab8b0f"/>
    </style:style>
    <style:style style:name="T251" style:family="text">
      <style:text-properties officeooo:rsid="00ad6658"/>
    </style:style>
    <style:style style:name="T252" style:family="text">
      <style:text-properties officeooo:rsid="00aedbe2"/>
    </style:style>
    <style:style style:name="T253" style:family="text">
      <style:text-properties officeooo:rsid="00b04b72"/>
    </style:style>
    <style:style style:name="T254" style:family="text">
      <style:text-properties officeooo:rsid="00b26e1d"/>
    </style:style>
    <style:style style:name="T255" style:family="text">
      <style:text-properties officeooo:rsid="00b3f3e8"/>
    </style:style>
    <style:style style:name="T256" style:family="text">
      <style:text-properties officeooo:rsid="00b4c172"/>
    </style:style>
    <style:style style:name="T257" style:family="text">
      <style:text-properties officeooo:rsid="00b60af8"/>
    </style:style>
    <style:style style:name="T258" style:family="text">
      <style:text-properties officeooo:rsid="00b7906c"/>
    </style:style>
    <style:style style:name="T259" style:family="text">
      <style:text-properties officeooo:rsid="00c10ecb"/>
    </style:style>
    <style:style style:name="T260" style:family="text">
      <style:text-properties officeooo:rsid="00c15c19"/>
    </style:style>
    <style:style style:name="T261" style:family="text">
      <style:text-properties officeooo:rsid="00c40ff4"/>
    </style:style>
    <style:style style:name="T262" style:family="text">
      <style:text-properties officeooo:rsid="00c6b539"/>
    </style:style>
    <style:style style:name="T263" style:family="text">
      <style:text-properties officeooo:rsid="00c9e381"/>
    </style:style>
    <style:style style:name="T264" style:family="text">
      <style:text-properties officeooo:rsid="00ca062e"/>
    </style:style>
    <style:style style:name="T265" style:family="text">
      <style:text-properties officeooo:rsid="00cb6f66"/>
    </style:style>
    <style:style style:name="T266" style:family="text">
      <style:text-properties officeooo:rsid="00d0c0b3"/>
    </style:style>
    <style:style style:name="T267" style:family="text">
      <style:text-properties officeooo:rsid="00d14241"/>
    </style:style>
    <style:style style:name="T268" style:family="text">
      <style:text-properties officeooo:rsid="00d29161"/>
    </style:style>
    <style:style style:name="T269" style:family="text">
      <style:text-properties officeooo:rsid="00d721b7"/>
    </style:style>
    <style:style style:name="T270" style:family="text">
      <style:text-properties officeooo:rsid="00d94554"/>
    </style:style>
    <style:style style:name="T271" style:family="text">
      <style:text-properties officeooo:rsid="00da144a"/>
    </style:style>
    <style:style style:name="T272" style:family="text">
      <style:text-properties officeooo:rsid="00da8642"/>
    </style:style>
    <style:style style:name="T273" style:family="text">
      <style:text-properties officeooo:rsid="00e5b4ca"/>
    </style:style>
    <style:style style:name="T274" style:family="text">
      <style:text-properties officeooo:rsid="00eb827b"/>
    </style:style>
    <style:style style:name="T275" style:family="text">
      <style:text-properties officeooo:rsid="00ec74d9"/>
    </style:style>
    <style:style style:name="T276" style:family="text">
      <style:text-properties officeooo:rsid="00fb0734"/>
    </style:style>
    <style:style style:name="T277" style:family="text">
      <style:text-properties officeooo:rsid="0106da41"/>
    </style:style>
    <style:style style:name="T278" style:family="text">
      <style:text-properties officeooo:rsid="010dea4f"/>
    </style:style>
    <style:style style:name="T279" style:family="text">
      <style:text-properties officeooo:rsid="01107b9f"/>
    </style:style>
    <style:style style:name="T280" style:family="text">
      <style:text-properties officeooo:rsid="01141640"/>
    </style:style>
    <style:style style:name="T281" style:family="text">
      <style:text-properties officeooo:rsid="0117ad71"/>
    </style:style>
    <style:style style:name="T282" style:family="text">
      <style:text-properties officeooo:rsid="011aceb5"/>
    </style:style>
    <style:style style:name="T283" style:family="text">
      <style:text-properties officeooo:rsid="011b9fb5"/>
    </style:style>
    <style:style style:name="T284" style:family="text">
      <style:text-properties officeooo:rsid="012e51c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span text:style-name="T45">RIASSUNTO </text:span>SLIDE CARPENTIERI</text:p>
      <text:p text:style-name="P86">(Nota: il materiale proviene principalmente dalle slide 2022-23, ma sono presenti aggiunte da quelle del 2020-21, che seguono fedelmente la sesta edizione; la presenza di paragrafi non richiesti è specificata <text:span text:style-name="T186">o semplicemente racchiusa da []</text:span>)</text:p>
      <text:p text:style-name="P151"/>
      <text:p text:style-name="P143"><text:span text:style-name="T89">Capitolo 1 [</text:span><text:span text:style-name="T90">con parti di l</text:span><text:span text:style-name="T1">ezione</text:span> 1-<text:span text:style-name="T90">2-3 delle 20-21</text:span><text:span text:style-name="T89">]</text:span></text:p>
      <text:p text:style-name="P1">Un sistema operativo <text:span text:style-name="T48">(SO)</text:span> è un insieme di programmi <text:span text:style-name="T46">(software) </text:span>che funge da intermediario tra un utente e gli elementi fisici di un calcolatore, <text:span text:style-name="T46">con lo scopo di gestirne gli elementi fisici (hardware) e </text:span>garantendone un uso efficiente.</text:p>
      <text:p text:style-name="P1">Serve ad eseguire programmi d'applicazione e rende più facile la risoluzione di problemi che gli utenti devono affrontare; <text:span text:style-name="T47">deve inoltre assicurare il corretto funzionamento del calcolatore.</text:span></text:p>
      <text:p text:style-name="P6"/>
      <text:p text:style-name="P1">In un sistema di calcolo troviamo:</text:p>
      <text:list xml:id="list905032457" text:style-name="L1">
        <text:list-item>
          <text:p text:style-name="P168"><text:span text:style-name="T4">Hardware</text:span>, la parte che fornisce le risorse di calcolo fondamentali quali CPU, memoria, <text:span text:style-name="T47">dispositivi I/O, etc...</text:span>;</text:p>
        </text:list-item>
        <text:list-item>
          <text:p text:style-name="P168"><text:span text:style-name="T4">Sistema Operativo</text:span>, che controlla e coordina l'uso dei dispositivi;</text:p>
        </text:list-item>
        <text:list-item>
          <text:p text:style-name="P169"><text:span text:style-name="T4">Programmi</text:span> <text:span text:style-name="T5">applicativi</text:span>, che definiscono come sono usate le risorse per <text:span text:style-name="T47">i </text:span>risolvere problemi <text:span text:style-name="T47">degli utenti</text:span>;</text:p>
        </text:list-item>
        <text:list-item>
          <text:p text:style-name="P169"><text:span text:style-name="T4">Utenti</text:span>, cioè persone, macchine o altri calcolatori.</text:p>
        </text:list-item>
      </text:list>
      <text:p text:style-name="P1"/>
      <text:p text:style-name="P5">Gran parte della teoria dei SO si è concentrata sull'efficienza e nel tempo hardware e SO si sono influenzati vicendevolmente.</text:p>
      <text:p text:style-name="P1"/>
      <text:p text:style-name="P1">Un sistema operativo <text:span text:style-name="T49">è un programma che </text:span>si compone di diverse parti:</text:p>
      <text:list xml:id="list2629659081" text:style-name="L2">
        <text:list-item>
          <text:p text:style-name="P170"><text:span text:style-name="T4">Assegnatore</text:span> <text:span text:style-name="T49">(o </text:span><text:span text:style-name="T51">allocatore</text:span><text:span text:style-name="T49">) </text:span><text:span text:style-name="T6">d</text:span><text:span text:style-name="T4">i</text:span> <text:span text:style-name="T4">risorse</text:span>, che gestisce e assegna le risorse <text:span text:style-name="T49">in maniera efficiente ai programmi</text:span>;</text:p>
        </text:list-item>
        <text:list-item>
          <text:p text:style-name="P170"><text:span text:style-name="T4">Programma di controllo</text:span>, che gestisce l'esecuzione dei programmi utenti e le operazioni I/O <text:span text:style-name="T49">senza che vi siano usi impropri o errori</text:span>;</text:p>
        </text:list-item>
        <text:list-item>
          <text:p text:style-name="P191">Esecutore di funzioni comuni<text:span text:style-name="T27">, che esegue funzioni di utilità generale comuni ai diversi programmi (ad esempio la routine di I/O);</text:span></text:p>
        </text:list-item>
        <text:list-item>
          <text:p text:style-name="P170"><text:span text:style-name="T4">Nucleo</text:span> (o <text:span text:style-name="T50">Kernel</text:span>), il solo programma che funziona sempre nel calcolatore <text:span text:style-name="T49">(tutti gli altri sono considerati applicativi)</text:span>.</text:p>
        </text:list-item>
      </text:list>
      <text:p text:style-name="P154"/>
      <text:p text:style-name="P154">Al fine di evitare che i programmi utenti interferiscano con le opera<text:span text:style-name="T93">z</text:span>ioni proprie del sistema, l'architettura del calcolatore deve fornire meccanismi appropriati per assicurarne il corretto comportamento.</text:p>
      <text:p text:style-name="P1"/>
      <text:p text:style-name="P155">Un moderno calcolatore è composto da una CPU e da un certo numero di controllori di dispositivi, che sono connessi attraverso un canale di comunicazione comune (<text:span text:style-name="T87">bus</text:span>) che permette l’accesso alla memoria condivisa dal sistema.</text:p>
      <text:p text:style-name="P155">Ciascun controllore ha un buffer locale, <text:span text:style-name="T151">cioè una propria memoria interna, ed un insieme di registri specializzati</text:span> e si occupa di un particolare dispositivo fisico. <text:span text:style-name="T151">Il SO ha un driver per ciascuno di </text:span><text:soft-page-break/><text:span text:style-name="T151">essi in modo da potersi coordinare.</text:span></text:p>
      <text:p text:style-name="P153">L'avviamento del sistema richiede la presenza di uno specifico programma iniziale: il <text:span text:style-name="T4">bootstrap program </text:span><text:span text:style-name="T27">(o </text:span><text:span text:style-name="T75">programma di avviamento</text:span><text:span text:style-name="T94">) che è un segmento di ROM che si occupa di inizializzare i registri della CPU, i controllori e la memoria e di caricare in memoria il SO, avviandone l'esecuzione.</text:span></text:p>
      <text:p text:style-name="P161"/>
      <text:p text:style-name="P155">La CPU sposta i dati tra la memoria principale e i buffer locali e riceve un segnale d'interruzione <text:span text:style-name="T152">(</text:span><text:span text:style-name="T88">interrupt</text:span><text:span text:style-name="T111">) dai controllori</text:span> quando un'operazione termina. <text:span text:style-name="T152">Tale segnale causa il trasferimento del controllo all'appropriata procedura di servizio in maniera rapida e poiché il loro numero è predefinito, la loro gestione avviene tramite una tabella di puntatori (</text:span><text:span text:style-name="T88">vettore delle interruzioni</text:span><text:span text:style-name="T111">). L'architettura di gestione deve inoltre salvare l'indirizzo dell'istruzione interrotta e disabilitare la possibilità di ulteriori interrozioni.</text:span></text:p>
      <text:p text:style-name="P156"><text:span text:style-name="T94">Un segnale d'eccezione (</text:span><text:span text:style-name="T87">trap</text:span><text:span text:style-name="T94">) </text:span><text:span text:style-name="T95">è un</text:span><text:span text:style-name="T76"> </text:span><text:span text:style-name="T77">interrupt software</text:span><text:span text:style-name="T96"> che</text:span><text:span text:style-name="T75"> </text:span><text:span text:style-name="T94">può essere causato da un e</text:span><text:span text:style-name="T96">rrore</text:span><text:span text:style-name="T94"> in un programma in esecuzione oppure da una richiesta </text:span><text:span text:style-name="T96">specifica dell'</text:span><text:span text:style-name="T94">utente.</text:span></text:p>
      <text:p text:style-name="P162"/>
      <text:p text:style-name="P157">La memoria di un calcolatore si compone di diverse parti:</text:p>
      <text:list xml:id="list4090026081" text:style-name="L3">
        <text:list-item>
          <text:p text:style-name="P219">La <text:span text:style-name="T4">memoria centrale</text:span>, detta<text:span text:style-name="T94"> principale o volatile, è realizzata con una tecnologia basata sui semiconduttori detta dinamica ad accesso diretto (</text:span><text:span text:style-name="T137">DRAM</text:span><text:span text:style-name="T94">) ed è, assieme ai registri interni, l'unico dispositivo di memoria direttamente accessibile alla CPU.</text:span></text:p>
        </text:list-item>
        <text:list-item>
          <text:p text:style-name="P219"><text:span text:style-name="T94">La </text:span><text:span text:style-name="T137">memoria secondaria</text:span><text:span text:style-name="T94"> è un'estensione non volatile della memoria centrale, presenta grande capacità ed è realizzata con dischi magnetici, dischi ottici e nastri magnetici.</text:span></text:p>
        </text:list-item>
      </text:list>
      <text:p text:style-name="P9"/>
      <text:p text:style-name="P9">I componenti della memoria si possono organizzare gerarchicamente in base a velocità, costo e volatilità:</text:p>
      <text:p text:style-name="P163">registri -&gt; memoria centrale -&gt; disco RAM -&gt; dischi magnetici -&gt; dischi ottici -&gt; nastri magnetici</text:p>
      <text:p text:style-name="P163"/>
      <text:p text:style-name="P159"><text:span text:style-name="T94">Tra registri e memoria centrale si inserisce poi la memoria cache, una memoria ad alta velocità in cui si registrano dati recentemente usati e che si prevede saranno usati nuovamente a breve. </text:span><text:span text:style-name="T97">Quando si deve accedere ad una informazione si controlla se sia presente nella cache, altrimenti la si preleva dalla memoria centrale e la si copia lì. Questo process</text:span><text:span text:style-name="T98">o richiede una politica di </text:span><text:span text:style-name="T28">gestione della chace </text:span><text:span text:style-name="T98">e comporta la presenza di dati memorizzati simultaneamente in più di un livello, cosa che, soprattutto in sistemi time sharing o con più unità di elaborazione, porta alla nascita di problemi di </text:span><text:span text:style-name="T28">consistenza dei dati</text:span><text:span text:style-name="T98"> e </text:span><text:span text:style-name="T28">coerenza della cache.</text:span></text:p>
      <text:p text:style-name="P160"/>
      <text:p text:style-name="P10">Per avviare un'operazione di I/O si seguono diversi step:</text:p>
      <text:list xml:id="list3325533043" text:style-name="L4">
        <text:list-item>
          <text:p text:style-name="P171">Il driver carica i registri del controllore;</text:p>
        </text:list-item>
        <text:list-item>
          <text:p text:style-name="P171">Il controllore ne esamina il contenuto e sceglie l'azione da intraprendere;</text:p>
        </text:list-item>
        <text:list-item>
          <text:p text:style-name="P171">Successivamente trasferisce i dati tra il dispositivo ed il suo buffer locale;</text:p>
        </text:list-item>
        <text:list-item>
          <text:p text:style-name="P171"><text:soft-page-break/>Poi informa il driver, tramite un'interruzione, di aver terminato l'operazione;</text:p>
        </text:list-item>
        <text:list-item>
          <text:p text:style-name="P171">Infine passa il controllo al SO, restituendo i dati e/o delle informazioni di stato.</text:p>
        </text:list-item>
      </text:list>
      <text:p text:style-name="P11">Una volta iniziata l'operazione di I/O si hanno due strade:</text:p>
      <text:list xml:id="list3667718002" text:style-name="L5">
        <text:list-item>
          <text:p text:style-name="P172"><text:span text:style-name="T29">Nel caso di </text:span><text:span text:style-name="T8">I/O sincrono </text:span><text:span text:style-name="T29">si ha che il controllo ritorna al programma utente</text:span> solo dopo il completamento dell'operazione di I/O <text:span text:style-name="T153">e dunque è possibile eseguire al più una richiesta per volta. Per fermare il programma utente si può usare una chiamata al</text:span>l'istruzione &lt;<text:span text:style-name="T50">wait</text:span>&gt;, <text:span text:style-name="T153">che</text:span> sospende la CPU, altrimenti si può generare un ciclo di attesa <text:span text:style-name="T153">(</text:span><text:span text:style-name="T52">busy waiting</text:span><text:span text:style-name="T112">)</text:span>.</text:p>
        </text:list-item>
        <text:list-item>
          <text:p text:style-name="P221"><text:span text:style-name="T28">Nel caso di </text:span><text:span text:style-name="T7">I/O asincrono </text:span><text:span text:style-name="T28">il controllo viene restituito immediatamente al processo utente, senza attendere il completamento dell'operazione.</text:span></text:p>
        </text:list-item>
      </text:list>
      <text:p text:style-name="P1"/>
      <text:p text:style-name="P12">Il sistema tiene traccia delle varie richieste di I/O tramite una <text:span text:style-name="T50">tabella di stato dei dispositivi</text:span><text:span text:style-name="T94">, </text:span><text:span text:style-name="T99">che contiene un record per ciascun dispositivo di I/O indicante il tipo di dispositivo, il suo indirizzo ed il suo stato (disattivato, inattivo, occupato).</text:span></text:p>
      <text:p text:style-name="P13"><text:span text:style-name="T99">S</text:span><text:span text:style-name="T94">e un controllore invia un'interruzione per richiedere il servizio, il SO </text:span><text:span text:style-name="T100">individua il controllore del dispositivo che ha emesso il segnale, accede alla tabella di stato dei dispositivi e modifica l'elemento indicando l'occorrenza dell'interruzione.</text:span></text:p>
      <text:p text:style-name="P17"><text:span text:style-name="T101">L'</text:span><text:span text:style-name="T138">accesso diretto alla memoria </text:span><text:span text:style-name="T101">(</text:span><text:span text:style-name="T78">DMA</text:span><text:span text:style-name="T101">) viene usato per dispositivi di I/O molto veloci e consiste nel trasferimento, da parte del controllore, di un blocco di dati dal buffer del controllore alla memoria principale</text:span>, o viceversa, senza interventi della CPU, <text:span text:style-name="T154">che sarà libera di svolgere altri compiti,</text:span> e richiedendo una sola interruzione per blocco <text:span text:style-name="T155">trasferito</text:span>. <text:span text:style-name="T154">Alla fine il controllore DMA notifica alla CPU il completamento dell'I/O tramite interrupt.</text:span></text:p>
      <text:p text:style-name="P17"/>
      <text:p text:style-name="P14">Nelle <text:span text:style-name="T50">architetture a singolo processore</text:span> ci troviamo di fronte a sistemi che eseguono un set di istruzioni general-purpose e che spesso fanno ricorso anche a processori special purpose per gestire determinate azioni quali i processi di I/O. La comunicazione tra CPU e questi processori è opzionale.</text:p>
      <text:p text:style-name="P14"/>
      <text:p text:style-name="P15">I sistemi <text:span text:style-name="T156">dotati di più unità di elaborazione sono detti </text:span><text:span text:style-name="T53">sistemi multiprocessore</text:span><text:span text:style-name="T113"> o anche </text:span><text:span text:style-name="T53">sistemi paralleli</text:span><text:span text:style-name="T113">. I processori condividono la memoria ed un clock e comunicano, generalmente, attraverso la memoria condivisa. Presentano diversi vantaggi, come una maggiore produttività (</text:span><text:span text:style-name="T53">throughput</text:span><text:span text:style-name="T113">) ed una maggiore affidabilità, in quanto un guasto non blocca il sistema, ma lo rallenta soltanto.</text:span></text:p>
      <text:p text:style-name="P91"/>
      <text:p text:style-name="P16">Un concetto chiave è quello della <text:span text:style-name="T4">multiprogrammazione</text:span><text:span text:style-name="T27">, </text:span><text:span text:style-name="T30">che consente di aumentare la percentuale di utilizzo della CPU organizzando i lavori in modo tale da mantenerla continuamente attiva. Consiste nel mantenere in memoria centrale un </text:span><text:span text:style-name="T79">job pool</text:span><text:span text:style-name="T102">, cioè un sottinsieme dei job, selezionarne uno da eseguire </text:span><text:span text:style-name="T103">tra quelli disponibili </text:span><text:span text:style-name="T102">(</text:span><text:span text:style-name="T139">job scheduling</text:span><text:span text:style-name="T102">) e quando questi è in attesa, ad esempio di un'operazione di I/O, eseguirne un altro.</text:span></text:p>
      <text:p text:style-name="P158">La multielaborazione può avvenire sia in modo simmetrico (SMP) che <text:soft-page-break/>asimmetrico (AMP):</text:p>
      <text:list xml:id="list68159238" text:style-name="L6">
        <text:list-item>
          <text:p text:style-name="P220">nel primo ogni unità esegue una copia del sistema operativo, consentendo di eseguire molti processi contemporaneamente;</text:p>
        </text:list-item>
        <text:list-item>
          <text:p text:style-name="P220">nel secondo viene assegnato un compito specifico a ciascuna unità da una unità principale.</text:p>
        </text:list-item>
      </text:list>
      <text:p text:style-name="P17"/>
      <text:p text:style-name="P19">Un altro concetto chiave è quello del <text:span text:style-name="T4">timesharing </text:span><text:span text:style-name="T27">(</text:span><text:span text:style-name="T75">multitasking</text:span><text:span text:style-name="T94">), che è un'estensione logica della multiprogrammazione e consiste nel far sì che la CPU commuti così frequentemente i job da dare agli utenti la possibilità di interagire con ciascun job mentre è in esecuzione.</text:span></text:p>
      <text:p text:style-name="P21"/>
      <text:p text:style-name="P20"><text:span text:style-name="T27">Se lo spazio di memorica non è sufficiente a contenere tutti i processi, allora si ricorre allo </text:span><text:span text:style-name="T4">swapping</text:span><text:span text:style-name="T27">, cioè si trasferiscono alcuni processi alla memoria di massa temporaneamente per poi riportarli alla centrale successivamente in modo da eseguirli.</text:span></text:p>
      <text:p text:style-name="P20"><text:span text:style-name="T27">A separare la memoria fisica da quella logica c'è la </text:span><text:span text:style-name="T4">memoria virtuale</text:span><text:span text:style-name="T27">, che permette l'esecuzione di processi che non sono completamente in memoria.</text:span></text:p>
      <text:p text:style-name="P21"/>
      <text:p text:style-name="P21">Un moderno sistema operativo è detto <text:span text:style-name="T50">guidato dalle interruzioni</text:span> o <text:span text:style-name="T50">interrupt driven</text:span><text:span text:style-name="T110">: </text:span><text:span text:style-name="T114">in assenza di processi da eseguire, dispositivi di I/O da servire o utenti con cui interagire, il SO resta inattivo e in arresa. </text:span><text:span text:style-name="T115">Quando invece avviene un'interruzione </text:span>il sistema operativo memorizza <text:span text:style-name="T157">lo stato di registri e contatore di programma e poi si occupa di servire l'interruzione. </text:span><text:span text:style-name="T158">Dopo averne determinato il tipo, segmenti </text:span>diversi di codice determinano le azioni da intraprendere. <text:span text:style-name="T158">Per concludere, il SO ripristina lo stato della CPU e del contatore di programma originali.</text:span></text:p>
      <text:p text:style-name="P18"/>
      <text:p text:style-name="P18">È necessario garantire la protezione per qualsiasi risorsa condivisibile del sistema e l'architettura deve perciò supportare almeno due distinti <text:span text:style-name="T50">modi </text:span><text:span text:style-name="T110">di funzionamento:</text:span></text:p>
      <text:list xml:id="list1780572277" text:style-name="L7">
        <text:list-item>
          <text:p text:style-name="P173"><text:span text:style-name="T137">Modo d'utente</text:span><text:span text:style-name="T110"> (</text:span><text:span text:style-name="T50">User mode</text:span><text:span text:style-name="T110">), in cui avviene l'esecuzione dei programmi utente. Dal punto di vista dell'hardware vuol dire che il </text:span><text:span text:style-name="T50">bit di modo </text:span><text:span text:style-name="T110">è uguale ad 1;</text:span></text:p>
        </text:list-item>
        <text:list-item>
          <text:p text:style-name="P173"><text:span text:style-name="T137">Modo</text:span><text:span text:style-name="T110"> </text:span><text:span text:style-name="T137">di</text:span><text:span text:style-name="T110"> </text:span><text:span text:style-name="T137">sistema</text:span><text:span text:style-name="T110"> (</text:span><text:span text:style-name="T50">Monitor/System mode </text:span><text:span text:style-name="T110">o ancora </text:span><text:span text:style-name="T50">Kernel mode</text:span><text:span text:style-name="T110">), in cui avviene l'esecuzione delle chiamate e dei programmi di sistema. Dal punto di vista dell'hardware vuol dire che il </text:span><text:span text:style-name="T50">bit di modo </text:span><text:span text:style-name="T110">è uguale a 0.</text:span></text:p>
        </text:list-item>
      </text:list>
      <text:p text:style-name="P21"/>
      <text:p text:style-name="P18">Le <text:span text:style-name="T50">istruzioni privilegiate</text:span><text:span text:style-name="T110"> possono essere date solo in modo di sistema.</text:span></text:p>
      <text:p text:style-name="P18"><text:span text:style-name="T110">L'utente, per richiedere un servizio al SO, usa una </text:span><text:span text:style-name="T50">chiamata di funzione del sistema operativo</text:span><text:span text:style-name="T110">, detta anche </text:span><text:span text:style-name="T137">system call</text:span><text:span text:style-name="T94">, che viene gestita dal sistema tramite interrupt.</text:span></text:p>
      <text:p text:style-name="P96"/>
      <text:p text:style-name="P24"><text:span text:style-name="T159">Un </text:span><text:span text:style-name="T54">processo di elaborazione </text:span><text:span text:style-name="T116">si può considerare come un "programma in esecuzione", ma ci sono alcune differenze tra i due, poiché un programma è un'entità passiva, come il contenuto di un file, mentre un processo è un'entità attiva, con un contatore di programma.</text:span></text:p>
      <text:p text:style-name="P24">Un <text:span text:style-name="T4">processo</text:span> richiede varie risorse, tra cui tempo di CPU, memoria <text:soft-page-break/><text:span text:style-name="T159">e accesso a</text:span> file e dispositivi di I/O. Il S<text:span text:style-name="T159">O</text:span> crea e cancella processi utenti e di sistema, li sospende, li ripristina e fornisce meccanismi per sincronizzarli, per metterli in comunicazione <text:span text:style-name="T91">e per gestire gli stalli.</text:span></text:p>
      <text:p text:style-name="P24"/>
      <text:p text:style-name="P24">La <text:span text:style-name="T4">memoria</text:span> è un vastissimo vettore di dati contenente <text:span text:style-name="T160">tra le centinaia di migliaia ed i miliardi di parole</text:span>, ciascuna dotata del proprio indirizzo, ed è condivisa da CPU e dispositivi di I/O. <text:span text:style-name="T161">La memoria centrale è</text:span> velocemente accessibile e volatile, cioè perde informazioni in caso di guasti <text:span text:style-name="T161">o mancata alimentazione</text:span>.</text:p>
      <text:p text:style-name="P24">Il SO tiene traccia di quali parti sono occupate e da cosa, decide quali processi caricarvi e <text:span text:style-name="T92">può </text:span>assegna<text:span text:style-name="T92">re</text:span> e revoca<text:span text:style-name="T92">re</text:span> spazio a seconda delle necessità.</text:p>
      <text:p text:style-name="P22">Per quanto riguarda la <text:span text:style-name="T50">memorizzazione secondaria</text:span><text:span text:style-name="T110">, il SO è responsabile della </text:span><text:span text:style-name="T163">gesti</text:span><text:span text:style-name="T162">on</text:span><text:span text:style-name="T163">e </text:span><text:span text:style-name="T162">e dell'</text:span><text:span text:style-name="T163">assegna</text:span><text:span text:style-name="T162">zione</text:span><text:span text:style-name="T163"> </text:span><text:span text:style-name="T162">del</text:span><text:span text:style-name="T163">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164">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3">Uno degli scopi del SO è nascondere all'utente le caratteristiche degli specifici dispositivi.</text:p>
      <text:p text:style-name="P24"><text:span text:style-name="T165">Un</text:span> <text:span text:style-name="T9">sotto</text:span><text:span text:style-name="T4">sistema di I/O</text:span> è composto dai driver per gli specifici dispositivi, un'interfaccia generale per essi <text:span text:style-name="T165">ed una componente di gestione della memoria, che a sua volta comprende la gestione delle regioni riservate ai trasferimenti di I/O (</text:span><text:span text:style-name="T55">buffer</text:span><text:span text:style-name="T165">), della cache e della gestione </text:span><text:span text:style-name="T55">asincrona</text:span><text:span text:style-name="T117"> delle operazioni di I/O e dell'esecuzione di più processi (</text:span><text:span text:style-name="T55">spooling</text:span><text:span text:style-name="T117">)</text:span>.</text:p>
      <text:p text:style-name="P24">Tutte le istruzioni I/O sono istruzioni privilegiate, dunque è necessario evitare che l'utente possa ottenere il controllo del calcolatore quando questo è nel modo di sistema.</text:p>
      <text:p text:style-name="P97"/>
      <text:p text:style-name="P26">La protezione della memoria <text:span text:style-name="T166">va effettuata </text:span>in quanto vanno garantite quella per il vettore delle interruzioni e per le relative procedure di servizio. Viene realizzata con due registri, <text:span text:style-name="T167">che determinano il range di indirizzi legali a cui accedere</text:span>: quello di <text:span text:style-name="T50">base</text:span> <text:span text:style-name="T168">(</text:span><text:span text:style-name="T10">base register</text:span><text:span text:style-name="T168">) </text:span>indica il più basso indirizzo <text:span text:style-name="T167">dlla memoria fisica </text:span>a cui il programma può accedere, mentre quello di <text:span text:style-name="T50">limite</text:span><text:span text:style-name="T110"> </text:span><text:span text:style-name="T118">(</text:span><text:span text:style-name="T140">limit register</text:span><text:span text:style-name="T118">)</text:span><text:span text:style-name="T110"> </text:span>indica la dimensione dell'intervallo. Le aree al di fuori dell'intervallo sono protette <text:span text:style-name="T167">e dunque non accessibili al programma</text:span>.</text:p>
      <text:p text:style-name="P26"/>
      <text:p text:style-name="P26">Funzionando nel modo di sistema, il <text:span text:style-name="T169">SO</text:span> <text:span text:style-name="T169">può</text:span> accedere sia alla memoria ad esso riservata che a quella riservata agli utenti, <text:span text:style-name="T169">per cui le istruzioni di caricamento dei registri di base e di limite </text:span><text:soft-page-break/><text:span text:style-name="T169">devono essere istruzioni privilegiate.</text:span></text:p>
      <text:p text:style-name="P26"/>
      <text:p text:style-name="P26"><text:span text:style-name="T170">C'è bisogno di proteggere la CPU per impedire che un programma utente entri in un ciclo infinito senza più restituire il controllo. </text:span>Per <text:span text:style-name="T170">farlo </text:span>viene usato il <text:span text:style-name="T4">temporizzatore</text:span> (<text:span text:style-name="T50">timer</text:span>), che invia un segnale d'interruzione alla CPU periodicamente, in modo che sia sempre il sistema operativo ad avere il controllo. <text:span text:style-name="T171">Ad ogni ciclo di clock il timer viene decrementato e quando raggiunge lo 0 viene generato un interrupt.</text:span></text:p>
      <text:p text:style-name="P25">Il caricamento del timer è un'istruzione privilegiata.</text:p>
      <text:p text:style-name="P98">Sono usati inoltre per realizzare la partizione del tempo d'elaborazione e il calcolo dell'ora corrente.</text:p>
      <text:p text:style-name="P98"/>
      <text:p text:style-name="P149"><text:span text:style-name="T110">Capitolo 2 [</text:span><text:span text:style-name="T148">con parti di l</text:span><text:span text:style-name="T149">ezione</text:span><text:span text:style-name="T147"> 1-</text:span><text:span text:style-name="T148">2-3 delle 20-21</text:span><text:span text:style-name="T150">]</text:span></text:p>
      <text:p text:style-name="P98"/>
      <text:p text:style-name="P30">Un SO offre un ambiente in <text:span text:style-name="T172">grado di agevolare la programmazione e tra le classi di servizi offerti più comuni troviamo:</text:span></text:p>
      <text:list xml:id="list1874423760" text:style-name="L8">
        <text:list-item>
          <text:p text:style-name="P194">Interfaccia a riga di comando <text:span text:style-name="T110">(</text:span><text:span text:style-name="T137">CLI</text:span><text:span text:style-name="T110">), basata su stringhe che codificano i comandi, insieme ad un metodo per inserirli e modificarli;</text:span></text:p>
        </text:list-item>
        <text:list-item>
          <text:p text:style-name="P194">Interfaccia a lotti<text:span text:style-name="T110">, </text:span><text:span text:style-name="T119">dove </text:span><text:span text:style-name="T110">comandi </text:span><text:span text:style-name="T119">e relative direttive sono codificati nei file ed eseguiti successivamente a lotti;</text:span></text:p>
        </text:list-item>
        <text:list-item>
          <text:p text:style-name="P195">Interfaccia grafica con l'utente <text:span text:style-name="T110">(</text:span><text:span text:style-name="T137">GUI</text:span><text:span text:style-name="T110">), un sistema grafico a finestre dotato di un dispositivo puntatore (mouse ad esempio).</text:span></text:p>
        </text:list-item>
      </text:list>
      <text:p text:style-name="P26"/>
      <text:p text:style-name="P26">Il <text:span text:style-name="T172">SO</text:span> mette a disposizione una serie di funzionalità, tra cui:</text:p>
      <text:list xml:id="list4163028753" text:style-name="L9">
        <text:list-item>
          <text:p text:style-name="P174"><text:span text:style-name="T50">Esecuzione di un programma</text:span>: capacità di caricare ed eseguire un programma;</text:p>
        </text:list-item>
        <text:list-item>
          <text:p text:style-name="P174"><text:span text:style-name="T50">Operazioni di I/O</text:span>: poiché i programmi utenti non possono eseguirli direttamente;</text:p>
        </text:list-item>
        <text:list-item>
          <text:p text:style-name="P174"><text:span text:style-name="T50">Gestione del file system</text:span>: capacità di creare, scrivere, leggere e cancellare file;</text:p>
        </text:list-item>
        <text:list-item>
          <text:p text:style-name="P174"><text:span text:style-name="T50">Comunicazioni</text:span>: scambio di informazioni <text:span text:style-name="T173">tra processi in esecuzione</text:span> tramite memoria condivisa <text:span text:style-name="T173">o</text:span> scambio di messaggi;</text:p>
        </text:list-item>
        <text:list-item>
          <text:p text:style-name="P174"><text:span text:style-name="T50">Rilevamento di errori</text:span>: capacità di rilevare eventuali errori in CPU, <text:span text:style-name="T174">memoria, I/O</text:span> <text:span text:style-name="T174">o</text:span> programmi <text:span text:style-name="T174">utente</text:span>;</text:p>
        </text:list-item>
        <text:list-item>
          <text:p text:style-name="P174"><text:span text:style-name="T50">Assegnazione delle risorse</text:span>: provvede ad <text:span text:style-name="T175">allocare</text:span> le risorse necessarie a<text:span text:style-name="T176">gli utenti ed ai processi</text:span> <text:span text:style-name="T176">concorrenti</text:span>;</text:p>
        </text:list-item>
        <text:list-item>
          <text:p text:style-name="P174"><text:span text:style-name="T50">Contabilizzazione dell'uso delle risorse</text:span>: registrazione di quante e quali risorse vengono usate da ciascun utente;</text:p>
        </text:list-item>
        <text:list-item>
          <text:p text:style-name="P174"><text:span text:style-name="T50">Protezione </text:span><text:span text:style-name="T56">e sicurezza</text:span>: assicura che l'accesso alle risorse del sistema sia controllato, <text:span text:style-name="T177">identificando l'utente</text:span>.</text:p>
        </text:list-item>
      </text:list>
      <text:p text:style-name="P26"/>
      <text:p text:style-name="P27">Le <text:span text:style-name="T4">CLI</text:span><text:span text:style-name="T27"> permettono l'invio diretto di comandi </text:span><text:span text:style-name="T31">e se sono presenti molteplici interpreti, questi vengono definiti </text:span><text:span text:style-name="T11">shell</text:span><text:span text:style-name="T31">. La funzione dell'interprete è quella di prelevare ed eseguire il prossimo comando impartito dall'utente. A volte i comandi sono </text:span><text:span text:style-name="T80">built-in</text:span><text:span text:style-name="T104">, cioè implementati nel kernel, altre volte sono semplici nomi di programmi speciali di sistema che vengono eseguiti e con questo approccio è possibile aggiungere caratteristiche senza modificare la shell.</text:span></text:p>
      <text:p text:style-name="P99"/>
      <text:p text:style-name="P31"><text:soft-page-break/><text:span text:style-name="T104">L</text:span><text:span text:style-name="T94">e GUI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75">Windows</text:span><text:span text:style-name="T94"> le offre entrambe, </text:span><text:span text:style-name="T75">Apple</text:span><text:span text:style-name="T94"> offre una GUI che poggia su un kernel UNIX e mette a disposizione la shell UNIX e </text:span><text:span text:style-name="T75">Solaris </text:span><text:span text:style-name="T94">offre una CLI ed opzionalmente una GUI.</text:span></text:p>
      <text:p text:style-name="P100"/>
      <text:p text:style-name="P7"><text:span text:style-name="T104">Le </text:span><text:span text:style-name="T80">chiamate del sistema</text:span><text:span text:style-name="T104"> </text:span><text:span text:style-name="T106">(</text:span><text:span text:style-name="T142">system calls</text:span><text:span text:style-name="T106">) </text:span><text:span text:style-name="T104">costituiscono l'interfaccia tra un processo e il S.O. In genere sono disponibili in forma di istruzioni in linguaggio assemblativo, </text:span><text:span text:style-name="T106">ma in alcuni sistemi le chiamate possono essere invocate </text:span><text:span text:style-name="T107">tramite funzioni scritte in programmi</text:span><text:span text:style-name="T104"> </text:span><text:span text:style-name="T107">ad</text:span><text:span text:style-name="T104"> alto livello, </text:span><text:span text:style-name="T107">come C e C++</text:span><text:span text:style-name="T104">. </text:span><text:span text:style-name="T107">Tipicamente ad ogni chiamata è associato un numero, che fa da indice ad una tabella.</text:span></text:p>
      <text:p text:style-name="P7"><text:span text:style-name="T178">Spesso capita di dover fornire informazioni aggiuntive oltre all'identificativo della system call ed è possibile </text:span>passare parametri al SO tramite <text:span text:style-name="T178">diversi</text:span> metodi:</text:p>
      <text:list xml:id="list2439570446" text:style-name="L10">
        <text:list-item>
          <text:p text:style-name="P175">Passare i parametri in registri;</text:p>
        </text:list-item>
        <text:list-item>
          <text:p text:style-name="P175">Memorizzare i parametri in una tabella, o blocco, <text:span text:style-name="T178">in memoria</text:span> e passar<text:span text:style-name="T178">n</text:span>e l'indirizzo <text:span text:style-name="T178">come parametro in un registro</text:span>;</text:p>
        </text:list-item>
        <text:list-item>
          <text:p text:style-name="P175">Collocare i <text:span text:style-name="T178">(push) i</text:span> parametri in una pila da cui il sistema può prelevarli <text:span text:style-name="T178">(pop)</text:span>.</text:p>
        </text:list-item>
      </text:list>
      <text:p text:style-name="P7"/>
      <text:p text:style-name="P32">I programmi applicativi accedono ai servizi del sistema principalmente tramite <text:span text:style-name="T4">API </text:span><text:span text:style-name="T27">(</text:span><text:span text:style-name="T75">Application Programming Interface</text:span><text:span text:style-name="T94">) pittosto che direttamente attraverso le system call, poiché questo favorisce la portabilità dei programmi e maschera i dettagli delle system call reali. Tra le più comuni troviavo la </text:span><text:span text:style-name="T75">Win32 API</text:span><text:span text:style-name="T94"> per Windows, la </text:span><text:span text:style-name="T75">POSIX API</text:span><text:span text:style-name="T94"> per i sistemi POSIX-based e la </text:span><text:span text:style-name="T75">Java API</text:span><text:span text:style-name="T94"> per la JVM. Per usare l'interfaccia il chiamante deve semplicemente seguire le specifiche dell'API, la quale invoca l'opportuna chiamata e restituisce stato e valore della chiamata stessa, e capire cosa il SO fa in seguito alla chiamata.</text:span></text:p>
      <text:p text:style-name="P7"/>
      <text:p text:style-name="P28"><text:span text:style-name="T105">I </text:span><text:span text:style-name="T141">programmi di sistema </text:span><text:span text:style-name="T105">(</text:span><text:span text:style-name="T81">system utilities</text:span><text:span text:style-name="T105">) offrono un ambiente per lo sviluppo e l'esecuzione dei programmi e possono essere divisi in: gestione e modifica dei file, informazioni di stato, ambienti di ausilio alla programmazione, caricamento ed esecuzione dei programmi, comunicazioni. </text:span><text:span text:style-name="T104">Per la maggior parte degli utenti, l'interfaccia col SO è definita dai programmi di sistema piuttosto che da chiamate.</text:span></text:p>
      <text:p text:style-name="P100"/>
      <text:p text:style-name="P34">Quando si progetta un SO, bisogna tener presente diversi scopi: <text:span text:style-name="T179">per </text:span>l'utente il S<text:span text:style-name="T179">O</text:span> deve essere utile, semplice da usare, affidabile e <text:span text:style-name="T179">veloce</text:span>, mentre per il sistema questo deve essere di facile progettazione, realizzazione e manutenzione ed inoltre deve essere flesibile, senza errori ed efficiente</text:p>
      <text:p text:style-name="P34">I <text:span text:style-name="T4">meccanismi</text:span> determinano come eseguire qualcosa, mentre i <text:span text:style-name="T4">criteri</text:span><text:span text:style-name="T27"> </text:span><text:span text:style-name="T32">(</text:span><text:span text:style-name="T83">policy</text:span><text:span text:style-name="T32">) </text:span>stabiliscono il cosa e sono dunque coloro che consentono <text:span text:style-name="T180">di avere </text:span>flessibilità in quanto situazionali.</text:p>
      <text:p text:style-name="P34">Tradizionalmente i SO sono scritti in linguaggio assemblativo, mentre oggi si prefisce C o C++, poiché si hanno codici più veloci da scrivere, compatti e semplici sia da capire che da adattare.</text:p>
      <text:p text:style-name="P34"><text:soft-page-break/></text:p>
      <text:p text:style-name="P33">Affinché possa funzionare correttamente ed essere facilmente modificabile, un SO non viene progettato come un unico grande blocco, ma viene suddiviso in piccoli componenti.</text:p>
      <text:p text:style-name="P34"><text:span text:style-name="T181">Una </text:span><text:span text:style-name="T12">struttura semplice</text:span><text:span text:style-name="T33"> è in genere trovata in sistemi che sono nati come sistemi piccoli, ma che poi si sono espansi nel tempo superando lo scopo originale. Un esempio è il </text:span><text:span text:style-name="T4">MS-DOS</text:span><text:span text:style-name="T27">, </text:span><text:span text:style-name="T33">il cui scopo era </text:span><text:span text:style-name="T27">fornire</text:span> la massima funzionalità nel minimo spazio: non è diviso in moduli, ha una struttura semplice e non separa bene interfacce e livelli di funzionalità.</text:p>
      <text:p text:style-name="P34">Lo <text:span text:style-name="T4">UNIX</text:span> è un esempio di strutturazione limitata dalle funzioni dell'architettura sottostante, <text:span text:style-name="T182">che lo portarono a non risultare completo</text:span>. È formato da <text:span text:style-name="T182">due parti separate, </text:span>programmi di sistema e <text:span text:style-name="T182">kernel</text:span>, il quale è <text:span text:style-name="T182">formato da </text:span>tutto ciò che si trova tra l'interfaccia delle chiamate di sistema e <text:span text:style-name="T182">l'hardware.</text:span> Combina molteplici funzioni in un singolo livello: fornisce il file system, lo scheduling della CPU e la gestione della memoria. <text:span text:style-name="T182">È difficile da migliorare, in quanto modifiche in una sezione possono avere impatti negativi sulle altre.</text:span></text:p>
      <text:p text:style-name="P34"/>
      <text:p text:style-name="P29"><text:span text:style-name="T108">In presenza di hardware appropriato, è possibile suddividere il SO in un certo numero di </text:span><text:span text:style-name="T143">strati </text:span><text:span text:style-name="T108">(</text:span><text:span text:style-name="T82">livelli</text:span><text:span text:style-name="T108">), </text:span><text:span text:style-name="T104">in cui lo strato fisico, </text:span><text:span text:style-name="T108">il più basso,</text:span><text:span text:style-name="T104"> corrisponde al livello 0 e l'interfaccia utente, </text:span><text:span text:style-name="T108">il più alto,</text:span><text:span text:style-name="T104"> al livello n. </text:span><text:span text:style-name="T109">Gli strati sono composti in modo che ciascuno di essi usi solo funzioni e servizi che appartengono a strati di livello inferiore, considerando solo le azioni che compiono, senza entrare nel merito di come sono realizzate.</text:span></text:p>
      <text:p text:style-name="P101"/>
      <text:p text:style-name="P35"><text:span text:style-name="T183">[</text:span>Secondo l'orientamento a micronucleo, il S<text:span text:style-name="T183">O</text:span> viene progettato rimuovendo dal nucleo tutti i componenti non essenziali, realizzandoli come programmi utente e di sistema <text:span text:style-name="T183">e la comunicazione avviene</text:span> tramite scambio di messaggi. <text:span text:style-name="T183">Si hanno</text:span> diversi vantaggi: è più sicuro e affidabile e consente di estendere il SO facilmente e adattarlo a diverse architetture.<text:span text:style-name="T183">]</text:span></text:p>
      <text:p text:style-name="P35"/>
      <text:p text:style-name="P35">Dal concetto di metodo stratificato si sviluppa quello di <text:span text:style-name="T4">macchina</text:span> <text:span text:style-name="T4">virtuale</text:span><text:span text:style-name="T27">, </text:span><text:span text:style-name="T34">un software in grado di emulare il comportamento di una macchina fisica </text:span><text:span text:style-name="T35">e per la cui creazione si </text:span><text:span text:style-name="T184">divi</text:span><text:span text:style-name="T185">dono le risorse. </text:span><text:span text:style-name="T184">L</text:span><text:span text:style-name="T185">o scheduling </text:span><text:span text:style-name="T184">della CPU si può usare sia per condividere la CPU che per dare l'illusione </text:span><text:span text:style-name="T185">a</text:span><text:span text:style-name="T184">gli utenti </text:span><text:span text:style-name="T185">di </text:span><text:span text:style-name="T184">dispo</text:span><text:span text:style-name="T185">rne</text:span><text:span text:style-name="T184"> di una propria, i meccanismi di </text:span><text:span text:style-name="T57">spooling</text:span><text:span text:style-name="T120"> ed il file system possono fornire dispositivi di I/O 'virtuali' ed il terminale utente serve come 'console virtuale' della macchina. </text:span>Se l'essere isolate da un lato rende le macchine virtuali sicure, in quanto proteggono le risorse, dall'altro c'è l'impossibilità di condividere in maniera diretta le risorse.</text:p>
      <text:p text:style-name="P35"><text:span text:style-name="T120">Offrono un ambiente perfetto per lo sviluppo di nuovi SO, in quanto evitano di apportare modifiche fisiche che potrebbero portare errori altrove </text:span><text:span text:style-name="T121">e non interrompono le normali operazioni del sistema. È però difficile implementare macchine virtuali, a causa della necessità di fornire un esatto duplicato dell'architettura fisica sottostante.</text:span></text:p>
      <text:p text:style-name="P92"/>
      <text:p text:style-name="P35"><text:soft-page-break/><text:span text:style-name="T120">I programmi Java sono </text:span><text:span text:style-name="T122">compilati in un formato 'neutro' ed</text:span><text:span text:style-name="T120"> eseguiti sulla </text:span><text:span text:style-name="T144">Java Virtual Machine</text:span><text:span text:style-name="T120">, che consiste </text:span><text:span text:style-name="T122">in</text:span><text:span text:style-name="T120"> un caricatore delle classi, un verificatore delle classi e un interprete del linguaggio che esegue il bytecode; in più le prestazioni sono migliorate da un compilatore Just-In-Time </text:span><text:span text:style-name="T122">(JIT)</text:span><text:span text:style-name="T120">.</text:span></text:p>
      <text:p text:style-name="P102"/>
      <text:p text:style-name="P36"><text:span text:style-name="T109">[</text:span><text:span text:style-name="T94">Qui ci sono alcuni esempi di sistemi operativi che non hanno trovato riscontri in questa sezione introduttiva, si possono benissimo saltare, almeno per ora credo, ma non mi andava di rimuoverli del tutto]</text:span></text:p>
      <text:p text:style-name="P8"/>
      <text:p text:style-name="P1">Un primo, rudimentale sistema operativo è il sistema mainframe, che è monitor residente: trasferisce automaticamente il controllo da un lavoro al successivo e raggruppa lavori con requisiti simili.</text:p>
      <text:p text:style-name="P1"/>
      <text:p text:style-name="P1">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1"/>
      <text:p text:style-name="P1">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1"/>
      <text:p text:style-name="P1">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1"/>
      <text:p text:style-name="P1">I sistemi di elaborazione in tempo reale sono usati nella gestione di dispositivi di controllo per applicazioni specifiche e presentano vincoli di tempo fissati e ben definiti entro i quali si deve effettuare l'elaborazione.</text:p>
      <text:p text:style-name="P1">Possono essere di due tipi: stretto (hard real-time) oppure debole (soft real-time).</text:p>
      <text:p text:style-name="P1"/>
      <text:p text:style-name="P1">I sistemi palmari sono usati per i telefoni cellulari e viste le dimensioni ridotte questi dispongono di memoria limitata ed unità di elaborazione lente.</text:p>
      <text:p text:style-name="P37"/>
      <text:p text:style-name="P1">Un sistema distribuito è un insieme di unità d'elaborazione distinte collegate tramite una rete di comunicazione, la quale avviene secondo un protocollo.</text:p>
      <text:p text:style-name="P1">Essi offrono all'utente varie risorse in modo da accellerare i calcoli, aumentare la disponibilità dei dati e incrementare l'affidabilità.</text:p>
      <text:p text:style-name="P1"><text:soft-page-break/>La protezione è definita da ogni meccanismo che controlla l'accesso da parte di programmi, processi o utenti alle risorse di un sistema di calcolo.</text:p>
      <text:p text:style-name="P1">Esso deve distinguere tra uso autorizzato e non, specificare i controlli che devono essere attivati e migliorare l'affidabilità.</text:p>
      <text:p text:style-name="P119"/>
      <text:p text:style-name="P144"><text:span text:style-name="T187">Capitolo 3 [con parti di l</text:span>ezione 4 <text:span text:style-name="T187">di 20-21]</text:span></text:p>
      <text:p text:style-name="P1">Un sistema operativo esegue <text:span text:style-name="T188">una varietà</text:span> 'programmi':</text:p>
      <text:list xml:id="list1555875574" text:style-name="L11">
        <text:list-item>
          <text:p text:style-name="P176"><text:span text:style-name="T189">I</text:span> sistem<text:span text:style-name="T189">i</text:span> a lotti (<text:span text:style-name="T50">batch</text:span> <text:span text:style-name="T50">system</text:span>) esegu<text:span text:style-name="T189">ivano</text:span> lavori <text:span text:style-name="T189">(</text:span><text:span text:style-name="T58">job</text:span><text:span text:style-name="T189">)</text:span>;</text:p>
        </text:list-item>
        <text:list-item>
          <text:p text:style-name="P176">Un sistema a partizione d<text:span text:style-name="T189">i</text:span> tempo (<text:span text:style-name="T50">time-shared system</text:span>) esegue programmi utenti <text:span text:style-name="T189">(</text:span><text:span text:style-name="T50">task</text:span><text:span text:style-name="T189">)</text:span>.</text:p>
        </text:list-item>
      </text:list>
      <text:p text:style-name="P1"/>
      <text:p text:style-name="P1"><text:span text:style-name="T190">Spesso i termini </text:span><text:span text:style-name="T13">lavoro </text:span><text:span text:style-name="T36"><text:s/>e </text:span><text:span text:style-name="T13">processo</text:span><text:span text:style-name="T36"> sono usati in modo intercambiabile e si considera il </text:span>processo <text:span text:style-name="T190">come un programma in esecuzione</text:span>, <text:span text:style-name="T190">ma un programma non è di per sé un processo.</text:span> <text:span text:style-name="T190">Il programma, detto </text:span><text:span text:style-name="T59">sezione testo</text:span><text:span text:style-name="T123">, è un'entità passiva, mentre il processo è un'entità attiva che include:</text:span></text:p>
      <text:list xml:id="list2016465735" text:style-name="L12">
        <text:list-item>
          <text:p text:style-name="P177">Contatore di programma (<text:span text:style-name="T50">program counter</text:span>);</text:p>
        </text:list-item>
        <text:list-item>
          <text:p text:style-name="P177">Pila (<text:span text:style-name="T50">stack</text:span>);</text:p>
        </text:list-item>
        <text:list-item>
          <text:p text:style-name="P177">Sezione di dati (<text:span text:style-name="T50">data section</text:span>).</text:p>
        </text:list-item>
      </text:list>
      <text:p text:style-name="P1">Durante l'esecuzione, <text:span text:style-name="T191">che deve essere</text:span> <text:span text:style-name="T191">sequenziale, un processo</text:span> è soggetto a diversi <text:span text:style-name="T4">cambiamenti di stato</text:span>:</text:p>
      <text:list xml:id="list2359691484" text:style-name="L13">
        <text:list-item>
          <text:p text:style-name="P178"><text:span text:style-name="T50">Nuovo</text:span><text:span text:style-name="T110"> </text:span><text:span text:style-name="T124">(</text:span><text:span text:style-name="T60">new</text:span><text:span text:style-name="T124">):</text:span><text:span text:style-name="T110"> </text:span>il processo <text:span text:style-name="T191">viene creato</text:span>;</text:p>
        </text:list-item>
        <text:list-item>
          <text:p text:style-name="P178"><text:span text:style-name="T60">In e</text:span><text:span text:style-name="T50">secuzione </text:span><text:span text:style-name="T124">(</text:span><text:span text:style-name="T60">running</text:span><text:span text:style-name="T124">): quando è in memoria ed ha il controllo della CPU</text:span>;</text:p>
        </text:list-item>
        <text:list-item>
          <text:p text:style-name="P178"><text:span text:style-name="T60">In a</text:span><text:span text:style-name="T50">ttesa </text:span><text:span text:style-name="T124">(</text:span><text:span text:style-name="T60">waiting</text:span><text:span text:style-name="T124">): quando è temporaneamente sospeso per</text:span> il verificarsi di qualche evento;</text:p>
        </text:list-item>
        <text:list-item>
          <text:p text:style-name="P178"><text:span text:style-name="T50">Pronto </text:span><text:span text:style-name="T124">(</text:span><text:span text:style-name="T60">ready</text:span><text:span text:style-name="T124">): quando è in memoria e pronto all'esecuzione, ma</text:span> <text:span text:style-name="T191">non ha il controllo della CPU e attende</text:span> di assere assegnato ad un'unità di elaborazione;</text:p>
        </text:list-item>
        <text:list-item>
          <text:p text:style-name="P178"><text:span text:style-name="T50">Terminato </text:span><text:span text:style-name="T124">(</text:span><text:span text:style-name="T60">terminated</text:span><text:span text:style-name="T124">): quando</text:span> ha terminato l'esecuzione <text:span text:style-name="T191">e abbandona il sistema</text:span>.</text:p>
        </text:list-item>
      </text:list>
      <text:p text:style-name="P1"/>
      <text:p text:style-name="P38"><text:span text:style-name="T192">In un sistema operativo ogni processo è rappresentato da un descrittore di processo: il </text:span><text:span text:style-name="T61">process descriptor </text:span><text:span text:style-name="T125">(</text:span><text:span text:style-name="T61">PD</text:span><text:span text:style-name="T125">), detto anche </text:span><text:span text:style-name="T4">Process Control Block</text:span> (<text:span text:style-name="T4">PCB</text:span>), <text:span text:style-name="T192">che</text:span> è un blocco di informazioni specifiche connesse ad un processo: </text:p>
      <text:list xml:id="list4223685693" text:style-name="L14">
        <text:list-item>
          <text:p text:style-name="P222"><text:span text:style-name="T202">St</text:span><text:span text:style-name="T201">ato del processo</text:span><text:span text:style-name="T215">.</text:span></text:p>
        </text:list-item>
        <text:list-item>
          <text:p text:style-name="P222"><text:span text:style-name="T202">C</text:span><text:span text:style-name="T201">ontatore di programma</text:span><text:span text:style-name="T193">: </text:span><text:span text:style-name="T194">indica l'indirizzo della successiva istruzione da seguire.</text:span></text:p>
        </text:list-item>
        <text:list-item>
          <text:p text:style-name="P222"><text:span text:style-name="T202">R</text:span><text:span text:style-name="T201">egistri </text:span><text:span text:style-name="T202">di CPU</text:span><text:span text:style-name="T194">: accumulatori, registri indice, puntatori alla cima della pila (stack pointer), registri d'uso generale e registri contenenti informazioni sui codici di condizione.</text:span></text:p>
        </text:list-item>
        <text:list-item>
          <text:p text:style-name="P222"><text:span text:style-name="T202">I</text:span><text:span text:style-name="T201">nformazioni su</text:span><text:span text:style-name="T203">llo</text:span><text:span text:style-name="T201"> scheduling </text:span><text:span text:style-name="T202">di CPU</text:span><text:span text:style-name="T194">: priorità del processo, puntatori alle code di scheduling e altri parametri.</text:span></text:p>
        </text:list-item>
        <text:list-item>
          <text:p text:style-name="P223"><text:span text:style-name="T194">I</text:span><text:span text:style-name="T193">nformazioni sulla gestione della memoria</text:span><text:span text:style-name="T215">: registri di base e di limite, tabelle delle pagine in memoria o dei segmenti.</text:span></text:p>
        </text:list-item>
        <text:list-item>
          <text:p text:style-name="P223"><text:span text:style-name="T193">Informazioni di contabilizzazione delle risorse</text:span><text:span text:style-name="T215">: tempo di CPU, tempo reale di CPU, numero del processo, ecc...</text:span></text:p>
        </text:list-item>
        <text:list-item>
          <text:p text:style-name="P223"><text:span text:style-name="T193">Informazioni di I/O</text:span><text:span text:style-name="T215">: lista dei dispositivi di I/O asssegnati al processo, elenco file aperti, ecc...</text:span></text:p>
        </text:list-item>
      </text:list>
      <text:p text:style-name="P93"/>
      <text:p text:style-name="P39"><text:span text:style-name="T242">Esistono alcuni tipi di </text:span><text:span text:style-name="T14">code di scheduling</text:span><text:span text:style-name="T37"> dei processi: q</text:span><text:span text:style-name="T242">uando </text:span><text:soft-page-break/><text:span text:style-name="T242">entrano nel sistema vengono inseriti in una </text:span><text:span text:style-name="T62">coda dei processi </text:span><text:span text:style-name="T126">(</text:span><text:span text:style-name="T62">job queue</text:span><text:span text:style-name="T126">), quelli</text:span> già caricari in memoria e in attesa di essere eseguiti <text:span text:style-name="T242">si trovano nella</text:span><text:span text:style-name="T62"> coda dei processi pronti</text:span><text:span text:style-name="T126"> (</text:span><text:span text:style-name="T62">ready queue</text:span><text:span text:style-name="T126">), </text:span><text:span text:style-name="T127">che generalmente è una lista concatenata,</text:span><text:span text:style-name="T110"> </text:span>e infine la <text:span text:style-name="T62">coda del dispositivo </text:span><text:span text:style-name="T242">(</text:span><text:span text:style-name="T50">device</text:span> <text:span text:style-name="T50">queue</text:span><text:span text:style-name="T242">)</text:span> comprende i processi che attendono la disponibilità di un particolare dispositivo di I/O.</text:p>
      <text:p text:style-name="P1"/>
      <text:p text:style-name="P40">Lo <text:span text:style-name="T137">scheduler</text:span>, in generale, si occupa di selezionare e caricare i processi in memoria in modo da ottimizzare l'uso della CPU.</text:p>
      <text:p text:style-name="P1">Lo <text:span text:style-name="T50">scheduler a lungo termine</text:span> <text:span text:style-name="T243">(</text:span><text:span text:style-name="T50">job scheduler</text:span><text:span text:style-name="T243">)</text:span> seleziona i processi che devono essere <text:span text:style-name="T243">inseriti</text:span> nella coda dei processi pronti, mentre lo <text:span text:style-name="T50">scheduler di CPU</text:span> <text:span text:style-name="T243">(</text:span><text:span text:style-name="T50">short-term scheduler</text:span><text:span text:style-name="T243">)</text:span> si occupa di selezionare un <text:span text:style-name="T243">processo</text:span> tra quelli pronti da assegnare alla CPU.</text:p>
      <text:p text:style-name="P2">Mentre quest'ultimo viene invocato frequentemente (millisecondi) e deve dunque essere veloce, il primo può essere invece lento in quanto invocato meno frequentemente (secondi o minuti).</text:p>
      <text:p text:style-name="P41">Lo scheduler a lungo termine controlla il grado di multiprogrammazione, <text:span text:style-name="T243">cioè il numero di processi in memoria</text:span>.</text:p>
      <text:p text:style-name="P40">In un sistema stabile, la velocità media della creazione dei processi è uguale a quella con cui lasciano il sistema.</text:p>
      <text:p text:style-name="P1"/>
      <text:p text:style-name="P1">I processi possono essere divisi in <text:span text:style-name="T4">I/O-bound</text:span> se impiegano la maggior parte del proprio tempo nell'esecuzione di operazioni di I/O, oppure <text:span text:style-name="T4">CPU-bound</text:span> se si concentrano sulle elaborazioni. <text:span text:style-name="T244">Uno scheduler efficiente è in grado di bilanciare queste due tipologie di processi.</text:span></text:p>
      <text:p text:style-name="P42">Esiste anche lo <text:span text:style-name="T50">scheduler a medio termine</text:span><text:span text:style-name="T110">, il quale si occupa di rimuovere temporaneamente un processo dalla memoria per poi reinserirlo facendo riprendere l'esecuzione da dove era terminata.</text:span></text:p>
      <text:p text:style-name="P94"/>
      <text:p text:style-name="P1">Il <text:span text:style-name="T4">cambio di contesto</text:span> <text:span text:style-name="T245">(</text:span><text:span text:style-name="T63">context switch</text:span><text:span text:style-name="T245">) </text:span>è il passaggio <text:span text:style-name="T245">della CPU </text:span>a<text:span text:style-name="T245">d</text:span> un <text:span text:style-name="T245">nuovo</text:span> processo e la sua velocità <text:span text:style-name="T247">(in genere tra 1 e 1000 ms)</text:span> dipende <text:span text:style-name="T245">molto </text:span>dall'architettura. <text:span text:style-name="T247">D</text:span>urante questo lasso di tempo<text:span text:style-name="T246">, c</text:span><text:span text:style-name="T245">he è </text:span><text:span text:style-name="T15">overhead</text:span><text:span text:style-name="T245"> poiché il sistema non compie nessun lavoro direttamente utile alla computazione,</text:span> viene registrato lo stato del vecchio processo e caricato <text:span text:style-name="T245">lo stato di quello</text:span> nuovo.</text:p>
      <text:p text:style-name="P1"/>
      <text:p text:style-name="P43"><text:span text:style-name="T247">Durante la sua esecuzione, un processo può creare altri processi e prendere il nome di 'padre', ma anche i 'figli' possono diventare a loro volta genitori, dunque</text:span> si possono generare <text:span text:style-name="T50">alberi di processi</text:span>. <text:span text:style-name="T248">U</text:span>n genitore e un figlio possono condividere tutte, alcune o nessuna risorsa, <text:span text:style-name="T248">mentre per l'esecuzione</text:span> <text:span text:style-name="T248">è possibile che il padre continui e lavori concorrentemente al figlio oppure può attenderlo.</text:span></text:p>
      <text:p text:style-name="P1"/>
      <text:p text:style-name="P44">Per quanto riguarda lo spazio indirizzi, un figlio è un duplicato del padre.</text:p>
      <text:p text:style-name="P1">In UNIX la chiamata di sistema &lt;<text:span text:style-name="T50">fork</text:span>&gt; crea un nuovo processo e chiamare immediatamente dopo &lt;<text:span text:style-name="T50">exec</text:span>&gt; <text:span text:style-name="T249">vi carica</text:span> nuovo programma.</text:p>
      <text:p text:style-name="P1"/>
      <text:p text:style-name="P1">Quando un processo termina, <text:span text:style-name="T250">cioè si arriva alla sua ultima istruzione,</text:span> può esserci una <text:span text:style-name="T250">system call</text:span> &lt;<text:span text:style-name="T50">wait</text:span>&gt;, se alcuni dati vanno riportati al processo genitore, oppure una &lt;<text:span text:style-name="T50">exit</text:span>&gt; se il <text:soft-page-break/>processo vuole essere cancellato subito.</text:p>
      <text:p text:style-name="P1">Un processo genitore può inoltre porre termine all'esecuzione di un figlio <text:span text:style-name="T250">con &lt;</text:span><text:span text:style-name="T50">abort</text:span>&gt; <text:span text:style-name="T250">se</text:span> il figlio ha ecceduto nell'uso di alcune risorse o non è più richiesto oppure quando è il processo genitore stesso a terminare, comportando una <text:span text:style-name="T50">terminazione a cascata</text:span>.</text:p>
      <text:p text:style-name="P1"/>
      <text:p text:style-name="P1">Se un processo non può influire o essere influenzato da altri processi <text:span text:style-name="T251">durante la sua esecuzione </text:span>è detto <text:span text:style-name="T4">indipendente</text:span>, altrimenti è detto <text:span text:style-name="T4">cooperante</text:span>. <text:span text:style-name="T252">La cooperazione tra processi porta </text:span><text:span text:style-name="T253">diversi vantaggi, tra cui: condivisione di informazioni, accelerazione del calcolo, se vi sono più CPU o canali di I/O, modularità, convenienza, poiché anche un solo utente potrebbe voler compiere più operazioni contemporaneamente.</text:span></text:p>
      <text:p text:style-name="P45">Per i processi cooperanti il paradigma usuale stabilisce una relazione tra <text:span text:style-name="T4">produttore e consumatore</text:span><text:span text:style-name="T27">: </text:span><text:span text:style-name="T38">uno dei due 'produce' informazioni, l'altro le 'consuma'.</text:span></text:p>
      <text:p text:style-name="P164"><text:span text:style-name="T195">I modelli fondamentali della comunicazione tra processi sono due:</text:span><text:span text:style-name="T204"> </text:span><text:span text:style-name="T216">e a </text:span><text:span text:style-name="T204">scambio di messaggi</text:span><text:span text:style-name="T216">.</text:span></text:p>
      <text:list xml:id="list3834637595" text:style-name="L15">
        <text:list-item>
          <text:p text:style-name="P235"><text:span text:style-name="T196">Il primo è quello </text:span><text:span text:style-name="T195">a </text:span><text:span text:style-name="T204">memoria condivisa </text:span><text:span text:style-name="T217">e necessita di un </text:span><text:span text:style-name="T205">buffer </text:span><text:span text:style-name="T217">in cui è possibile inserire e prelevare informazioni. Può essere sia a memoria illimitata (unbounded-buffer), nel caso non vi siano limiti, oppure a memoria fissata (bounded).</text:span></text:p>
        </text:list-item>
        <text:list-item>
          <text:p text:style-name="P235"><text:span text:style-name="T217">Il secondo è quello a </text:span><text:span text:style-name="T205">scambio di messaggi</text:span><text:span text:style-name="T217">, realizzato tramite </text:span><text:span text:style-name="T205">Inter Process Communication </text:span><text:span text:style-name="T217">(</text:span><text:span text:style-name="T223">IPC</text:span><text:span text:style-name="T217">) che con le sue funzioni consente ai processi di sincronizzarsi senza usare dati condivisi. </text:span><text:span text:style-name="T193">Vengono fornite </text:span><text:span text:style-name="T196">almeno</text:span><text:span text:style-name="T193"> due operazioni, &lt;</text:span><text:span text:style-name="T201">send</text:span><text:span text:style-name="T193">&gt; e &lt;</text:span><text:span text:style-name="T201">receive</text:span><text:span text:style-name="T193">&gt;, che potranno essere usate da due processi P e Q </text:span><text:span text:style-name="T196">per inviarsi messaggi a dimensione fissa o variabile</text:span><text:span text:style-name="T193"> dopo che avranno stabilito un canale di comunicazione, fisico o logico.</text:span></text:p>
        </text:list-item>
      </text:list>
      <text:p text:style-name="P46"/>
      <text:p text:style-name="P46">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46">Esistono diversi modi per effettuare l'implementazione logica di un canale:</text:p>
      <text:list xml:id="list1636235881" text:style-name="L16">
        <text:list-item>
          <text:p text:style-name="P179">Nella <text:span text:style-name="T4">comunicazione diretta</text:span> i processi devono nominarsi in modo esplicito e il canale è unico per ciascuna coppia, stabilito automaticamente e, in genere, bidirezionale.</text:p>
        </text:list-item>
        <text:list-item>
          <text:p text:style-name="P180">Nella <text:span text:style-name="T4">comunicazione indiretta</text:span> i messaggi sono inviati a delle porte <text:span text:style-name="T255">(</text:span><text:span text:style-name="T64">mailboxes</text:span><text:span text:style-name="T255">) </text:span>identificate in modo univoco: tra una coppia si stabilisce un canale solo se entrambi condividono una stessa porta e<text:span text:style-name="T255">d è possibile averne più di uno</text:span>; il canale può essere associato a più di due processi e può essere unidirezionale o bidirezionale. <text:span text:style-name="T254">In questo caso si aggiungono operazioni per creare e rimuovere porte e si modificano &lt;</text:span><text:span text:style-name="T65">send</text:span><text:span text:style-name="T254">&gt; e &lt;</text:span><text:span text:style-name="T65">receive</text:span><text:span text:style-name="T254">&gt; per operare con esse.</text:span></text:p>
        </text:list-item>
      </text:list>
      <text:p text:style-name="P1"/>
      <text:p text:style-name="P1">Lo scambio di messaggi, così come &lt;<text:span text:style-name="T50">send</text:span>&gt; e &lt;<text:span text:style-name="T50">receive</text:span>&gt;, può essere sincrono (bloccante) o asincrono (non bloccante).</text:p>
      <text:p text:style-name="P1"/>
      <text:p text:style-name="P1"><text:soft-page-break/><text:span text:style-name="T255">Un canale ha una capacità che determina il numero dei messaggi che vi possono risiedere: tale caratteristica può essere immaginata come una coda di messaggi, di cui esistono</text:span> tre versioni diverse:</text:p>
      <text:list xml:id="list2419523508" text:style-name="L17">
        <text:list-item>
          <text:p text:style-name="P181"><text:span text:style-name="T4">Capacità zero</text:span>, <text:span text:style-name="T255">per cui il canale non può avere messaggi in attesa al suo interno e quindi</text:span> il trasmittente deve <text:span text:style-name="T255">attendere che</text:span> il ricevente <text:span text:style-name="T255">riceva</text:span> il messaggio <text:span text:style-name="T255">prima di inviarne un altro (</text:span><text:span text:style-name="T64">rendezvous</text:span><text:span text:style-name="T255">).</text:span></text:p>
        </text:list-item>
        <text:list-item>
          <text:p text:style-name="P181"><text:span text:style-name="T4">Capacità limitata</text:span>, in cui viene stabilità una lunghezza <text:span text:style-name="T256">n</text:span> <text:span text:style-name="T256">per la coda</text:span> e si <text:span text:style-name="T256">possono inviare messaggi fino al suo riempimento.</text:span></text:p>
        </text:list-item>
        <text:list-item>
          <text:p text:style-name="P181"><text:span text:style-name="T4">Capacità illimitata</text:span>, in cui la coda ha <text:span text:style-name="T256">lunghezza</text:span> infinita ed il trasmittente <text:span text:style-name="T256">può sempre inviare messaggi senza restare in attesa</text:span>.</text:p>
        </text:list-item>
      </text:list>
      <text:p text:style-name="P1"/>
      <text:p text:style-name="P3"><text:span text:style-name="T257">[</text:span>La comunicazione nei sistemi client-server avviene con diversi metodi:</text:p>
      <text:list xml:id="list1495144599" text:style-name="L18">
        <text:list-item>
          <text:p text:style-name="P182">Una <text:span text:style-name="T4">socket</text:span> è una estremità di un canale di comunicazione e si indica come un indirizzo I<text:span text:style-name="T24">P </text:span>concatenato ad un numero di porta; la comunicazione avviene attraverso una coppia di socket.</text:p>
        </text:list-item>
        <text:list-item>
          <text:p text:style-name="P182">Le <text:span text:style-name="T50">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182">L'invocazione di <text:span text:style-name="T50">metodi remoti</text:span> (<text:span text:style-name="T4">RMI</text:span>) è una funzione Java simile alla RPC che consente a un thread di invocare un metodo di un oggetto remoto.<text:span text:style-name="T257">]</text:span></text:p>
        </text:list-item>
      </text:list>
      <text:p text:style-name="P3"/>
      <text:p text:style-name="P145"><text:span text:style-name="T258">Capitolo 4 [con parti di l</text:span><text:span text:style-name="T2">ezione 5-1 </text:span><text:span text:style-name="T258">di 20-21]</text:span></text:p>
      <text:p text:style-name="P47">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27">.</text:span></text:p>
      <text:p text:style-name="P120"/>
      <text:p text:style-name="P48"><text:span text:style-name="T27">Un thread è talvolta chiamato </text:span><text:span text:style-name="T75">processo leggero </text:span><text:span text:style-name="T94">(</text:span><text:span text:style-name="T75">lightweight process</text:span><text:span text:style-name="T94">) e condivide con gli altri thread appartenenti allo stesso processo la sezione del codice, quella dei dati ed altre risorse quali file aperti e segnali.</text:span></text:p>
      <text:p text:style-name="P103"/>
      <text:p text:style-name="P104">I processi tradizionali lavorano a singolo thread, mentre quelli multithread ne usano di più. Molti kernel sono ormai multithread, ma possono presentare singoli thread per servizi specifici come la gestione dei dispositivi periferici o delle interruzioni.</text:p>
      <text:p text:style-name="P49"><text:span text:style-name="T94">Il </text:span><text:span text:style-name="T137">multithreading </text:span><text:span text:style-name="T94">è la capacità di un SO di supportare thread di esecuzione multipli per ogni processo.</text:span></text:p>
      <text:p text:style-name="P104"/>
      <text:p text:style-name="P50"><text:span text:style-name="T94">Il </text:span><text:span text:style-name="T137">modello a thread </text:span><text:span text:style-name="T94">è un modello che permette la definizione di attività leggere (</text:span><text:span text:style-name="T75">lightweight procesesse </text:span><text:span text:style-name="T94">o </text:span><text:span text:style-name="T137">LWP</text:span><text:span text:style-name="T94">), che hanno costo </text:span><text:soft-page-break/><text:span text:style-name="T94">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120"/>
      <text:p text:style-name="P51"><text:span text:style-name="T27">In un </text:span><text:span text:style-name="T4">modello a thread singolo </text:span><text:span text:style-name="T27">la rappresentazione di un processo contiene il suo PCB, il suo spazio indirizzamento utente, lo stack utente e lo stack del kernel.</text:span></text:p>
      <text:p text:style-name="P52"><text:span text:style-name="T27">In un ambiente </text:span><text:span text:style-name="T4">multithreading </text:span><text:span text:style-name="T27">ogni processo ha associato un solo PCB ed un solo spazio di indirizzamento utente, mentre ogni thread ha il proprio stack, il blocco di controllo privato con l'immagine dei registri, una priorità ed altre informazioni sul thread.</text:span></text:p>
      <text:p text:style-name="P121">Tutti i thread componenti un processo condividono lo stato e le risorse del processo, risiedono nello spazio di indirizzamento ed hanno accesso agli stessi dati.</text:p>
      <text:p text:style-name="P121"/>
      <text:p text:style-name="P122">I vantaggi offerti dalla programmazione multithread fanno riferimento a quattro fattori principali:</text:p>
      <text:list xml:id="list2601683134" text:style-name="L19">
        <text:list-item>
          <text:p text:style-name="P236"><text:span text:style-name="T237">Te</text:span><text:span text:style-name="T236">mp</text:span><text:span text:style-name="T237">o</text:span><text:span text:style-name="T236"> di risposta</text:span><text:span text:style-name="T193">: </text:span><text:span text:style-name="T197">l'esecuzione può continuare anche se parte del programma è bloccata o sta eseguendo un'operazione lunga.</text:span></text:p>
        </text:list-item>
        <text:list-item>
          <text:p text:style-name="P236"><text:span text:style-name="T237">C</text:span><text:span text:style-name="T236">ondivisione delle risorse</text:span><text:span text:style-name="T193">: </text:span><text:span text:style-name="T197">poiché condividono memoria e risorse del processo a cui appartengono, è possibile avere più thread di attività diverse nello stesso spazio indirizzi.</text:span></text:p>
        </text:list-item>
        <text:list-item>
          <text:p text:style-name="P237"><text:span text:style-name="T236">Economia</text:span><text:span text:style-name="T193">: assegnare memoria e risorse ai thread è molto più leggero rispetto a fare lo stesso per i processi.</text:span></text:p>
        </text:list-item>
        <text:list-item>
          <text:p text:style-name="P236"><text:span text:style-name="T237">U</text:span><text:span text:style-name="T236">so di più unità di elaborazione</text:span><text:span text:style-name="T193">: </text:span><text:span text:style-name="T197">i thread di uno stesso processo possono essere eseguiti in parallelo.</text:span></text:p>
        </text:list-item>
      </text:list>
      <text:p text:style-name="P53">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1"/>
      <text:p text:style-name="P1"><text:span text:style-name="T259">[</text:span>I thread al livello d'utente sono gestiti come uno strato separato sopra il nucleo del S.O. e realizzati tramite una libreria di funzioni per la creazione, lo scheduling e la gestione.</text:p>
      <text:p text:style-name="P1">I thread al livello del nucleo sono invece gestiti dal SO.</text:p>
      <text:p text:style-name="P1">Il multithread può essere implementato seguendo diversi modelli:</text:p>
      <text:list xml:id="list3158656997" text:style-name="L20">
        <text:list-item>
          <text:p text:style-name="P183">Nel <text:span text:style-name="T50">modello da molti a uno</text:span>, usato su sistemi che non li gestiscono a livello del nucleo, a molti thread al livello d'utente ne corrisponde uno al livello del nucleo.</text:p>
        </text:list-item>
        <text:list-item>
          <text:p text:style-name="P183">Nel <text:span text:style-name="T50">modello uno a uno</text:span> ad ogni thread al livello d'utente ne corrisponde uno a livello del nucleo.</text:p>
        </text:list-item>
        <text:list-item>
          <text:p text:style-name="P183">Nel <text:span text:style-name="T50">modello molti a molti</text:span> vengono messi in corrispondenza più thread al livello d'utente con al più lo stesso numero di thread al livello del nucleo, consentendo ai programmatori di crearli liberamente.</text:p>
        </text:list-item>
      </text:list>
      <text:p text:style-name="P1"/>
      <text:p text:style-name="P1">Lo standard POSIX che definisce l'API per la creazione e la sincronizzazione dei thread prende il nome di <text:span text:style-name="T4">Pthread</text:span>. Non sono <text:soft-page-break/>realizzazioni ma semplici definizioni di comportamento, il che lascia liberi i progettisti di definire le API come meglio credono. Sono comuni nei sistemi <text:span text:style-name="T50">UNIX</text:span>.</text:p>
      <text:p text:style-name="P1"/>
      <text:p text:style-name="P1">Nel sistema <text:span text:style-name="T50">Windows 2000</text:span> viene impiegato il modello uno a uno e ciascun thread contiene un identificatore, un insieme di registri, una pila d'utente e una del sistema e un'area di memoria privata.</text:p>
      <text:p text:style-name="P1"/>
      <text:p text:style-name="P1">Nel sistema <text:span text:style-name="T50">Linux</text:span> viene usata il termine 'task' <text:span text:style-name="T259">sia </text:span>per processi <text:span text:style-name="T259">che per </text:span>thread e si usa la chiamata del sistema &lt;<text:span text:style-name="T50">clone</text:span>&gt;, <text:span text:style-name="T259">la quale</text:span> crea un processo distinto che condivide lo spazio d'indirizzi del processo chiamante.</text:p>
      <text:p text:style-name="P1"/>
      <text:p text:style-name="P4">Nel linguaggio <text:span text:style-name="T50">Java</text:span> i thread sono gestiti dalla JVM e possono essere creati in due modi: creando una nuova classe derivata dalla classe Thread o sovrascrivendo il metodo <text:span text:style-name="T50">run</text:span> di quella classe.<text:span text:style-name="T259">]</text:span></text:p>
      <text:p text:style-name="P83"/>
      <text:p text:style-name="P146"><text:span text:style-name="T260">Capitolo 5 [con parti di l</text:span><text:span text:style-name="T3">ezione 7 </text:span><text:span text:style-name="T260">di 20-21]</text:span></text:p>
      <text:p text:style-name="P54">I temi centrali della progettazione di un SO sono connessi con la gestione di processi e thread:</text:p>
      <text:list xml:id="list1665307814" text:style-name="L21">
        <text:list-item>
          <text:p text:style-name="P196">Multiprogrammazione<text:span text:style-name="T110">: processi multipli in un sistema monoprocessore.</text:span></text:p>
        </text:list-item>
        <text:list-item>
          <text:p text:style-name="P196">Multiprocessing<text:span text:style-name="T110">: processi multipli in un sistema multiprocessore.</text:span></text:p>
        </text:list-item>
        <text:list-item>
          <text:p text:style-name="P196">Processi Distribuiti<text:span text:style-name="T110">: gestione di processi multipli eseguiti su sistemi distribuiti.</text:span></text:p>
        </text:list-item>
      </text:list>
      <text:p text:style-name="P95"/>
      <text:p text:style-name="P89"><text:span text:style-name="T110">Un concetto fondamentale è quello di </text:span><text:span text:style-name="T137">concorrenza</text:span><text:span text:style-name="T94">, che comprende diversi aspetti di progettazione, come la comunicazione tra processi, la condivisione e la competizione per le risorse, la sincronizzazione delle attività di processi multipli, l'allocazione di tempo di processore ai processi, ecc...</text:span></text:p>
      <text:p text:style-name="P1"/>
      <text:p text:style-name="P55">La concorrenza appare almeno in tre diversi contesti:</text:p>
      <text:list xml:id="list717947236" text:style-name="L22">
        <text:list-item>
          <text:p text:style-name="P197">Applicazioni Multiple<text:span text:style-name="T110">: la multiprogrammazione è stata inventata per permettere di dividere dinamicamente il tempo di calcolo tra le applicazioni attive.</text:span></text:p>
        </text:list-item>
        <text:list-item>
          <text:p text:style-name="P197">Applicazioni Strutturate<text:span text:style-name="T110">: alcune applicazioni possono essere programmate efficacemente come insiemi di processi concorrenti.</text:span></text:p>
        </text:list-item>
        <text:list-item>
          <text:p text:style-name="P197">Struttura del SO<text:span text:style-name="T110">: spesso anche i SO sono implementati come insiemi di processi.</text:span></text:p>
        </text:list-item>
      </text:list>
      <text:p text:style-name="P56"/>
      <text:p text:style-name="P56">In un sistema a singolo processore con multiprogrammazione viene data l'illusione di esecuzione simultanea alternando i processi nel tempo e questo comporta benefici dal punto di vista dell'efficienza nonostante l'overhead. <text:span text:style-name="T261">Un sistema multiprocessore invece non solo p in grado di alternare le esecuzioni dei processi, ma anche di sovrapporle.</text:span></text:p>
      <text:p text:style-name="P1"/>
      <text:p text:style-name="P57">Nel caso di un singolo processore, non è possibie predire la velocità relativa dei processi, la quale dipende dalle attività degli altri processi, dal modo in cui vengono gestiti gli <text:soft-page-break/>interrupt e dalla schedulazione del sistema. <text:span text:style-name="T262">Si presentano varie difficoltà: condividere risorse è pericoloso, poiché letture e scritture della stessa variabile portano a risultati diversì in base all'ordine (</text:span><text:span text:style-name="T16">race condition</text:span><text:span text:style-name="T39">),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58"/>
      <text:p text:style-name="P58">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1"/>
      <text:p text:style-name="P59">L'accesso concorrente a dati condivisi può causare inco<text:span text:style-name="T263">nsistenza</text:span> negli stessi e per prevenire ciò bisogna elaborare i giusti meccanismi <text:span text:style-name="T263">che assicurino la coordinazione.</text:span> <text:span text:style-name="T263">N</text:span>ella soluzione del problema di produttor<text:span text:style-name="T263">e</text:span> e consumator<text:span text:style-name="T263">e</text:span> con memoria limitata <text:span text:style-name="T263">è possibile inserire nel vettore non più di n-1 elementi: per usare tutti gli n elementi </text:span>si può pensare di aggiungere una variabile intera 'counter' inizalizzata a 0 che va incremementata o decrementata <text:span text:style-name="T263">ad ogni inserimento e rimozione, rispettivamente. Tali azioni vanno eseguite </text:span><text:span text:style-name="T50">atomic</text:span><text:span text:style-name="T66">amente</text:span>, cioè senza interruzione.</text:p>
      <text:p text:style-name="P1"/>
      <text:p text:style-name="P60"><text:span text:style-name="T264">La soluzione non funziona però, p</text:span>oiché <text:span text:style-name="T264">c'è la possibilità che le istruzioni si interfoglino (</text:span><text:span text:style-name="T67">interleaving</text:span><text:span text:style-name="T264">) e </text:span>si fin<text:span text:style-name="T264">isca</text:span> comunque in una situazione di race condition. <text:span text:style-name="T265">La soluzione è </text:span><text:span text:style-name="T17">sincronizzare</text:span><text:span text:style-name="T40"> i processi, facendo sì che solo uno per volta possa modificare i dati condivisi.</text:span></text:p>
      <text:p text:style-name="P60"/>
      <text:p text:style-name="P61">Introduciamo il concetto di <text:span text:style-name="T4">sezione critica</text:span><text:span text:style-name="T27">, cioè un segmento di codice nel quale il processo può modificare variabili comuni, scrivere un file, aggiornare tabelle, ecc...</text:span></text:p>
      <text:p text:style-name="P61"><text:span text:style-name="T27">Quando un processo si trova nella propria sezione critica, a nessun altro processo è consentito entrarvi, dunque si rendono le esecuzioni di tali sezioni </text:span><text:span text:style-name="T75">mutualmente esclusive</text:span><text:span text:style-name="T94">.</text:span></text:p>
      <text:p text:style-name="P1"/>
      <text:p text:style-name="P62">Dati n processi, ciascuno dotato di sezione critica, va progettato un protocollo che consenta ai processi di cooperare: si fa in modo che ogni processo debba chiedere il permesso per entrare nella propria sezione critica in una porzione di codice detta <text:span text:style-name="T50">sezione di ingresso</text:span><text:span text:style-name="T110">. Dopo la sezione critica è possibile trovarne una </text:span><text:span text:style-name="T50">di uscita</text:span><text:span text:style-name="T110"> e la restante parte del codice è detta </text:span><text:span text:style-name="T50">sezione non critica</text:span><text:span text:style-name="T110">.</text:span></text:p>
      <text:p text:style-name="P1"/>
      <text:p text:style-name="P1"><text:span text:style-name="T266">Per risolvere il problema, s</text:span>i <text:span text:style-name="T266">devono soddisfare tre criteri</text:span>:</text:p>
      <text:list xml:id="list1396140317" text:style-name="L23">
        <text:list-item>
          <text:p text:style-name="P184"><text:span text:style-name="T4">Mutua</text:span> <text:span text:style-name="T18">e</text:span><text:span text:style-name="T4">sclusione</text:span>: se un processo è nella sua fase critica, allora esso è l'unico in tale fase <text:span text:style-name="T266">e nessun altro può entrarvi</text:span>.</text:p>
        </text:list-item>
        <text:list-item>
          <text:p text:style-name="P184"><text:span text:style-name="T4">Progresso</text:span>: se nessun processo è in <text:span text:style-name="T267">esecuzione nella sua</text:span> sezione critica e qualcuno vuole entrarv<text:span text:style-name="T267">i, non è possibile </text:span><text:soft-page-break/><text:span text:style-name="T267">rimandare indefinitamente la scelta di chi entrerà per primo</text:span>.</text:p>
        </text:list-item>
        <text:list-item>
          <text:p text:style-name="P184"><text:span text:style-name="T4">Attesa</text:span> <text:span text:style-name="T19">l</text:span><text:span text:style-name="T4">imitata</text:span>: <text:span text:style-name="T267">esiste un limite al numero di volte in cui un certo processo che </text:span>ha già richiesto l'ingresso <text:span text:style-name="T267">nella sua sezione critica</text:span> può essere 'scavalcato' <text:span text:style-name="T267">da altri processi</text:span>.</text:p>
        </text:list-item>
      </text:list>
      <text:p text:style-name="P1"/>
      <text:p text:style-name="P63">Vediamo ora l'analisi di diversi algoritmi per la sincronizzazione tra due processi, <text:span text:style-name="T268">la cui struttura generale è un ciclo do-while sempre vero con una sezione di ingresso, una critica, una di uscita e una non critica</text:span>:</text:p>
      <text:list xml:id="list2848971772" text:style-name="L24">
        <text:list-item>
          <text:p text:style-name="P238"><text:span text:style-name="T219">Nel primo algoritmo u</text:span><text:span text:style-name="T218">siamo una variabile intera condivisa </text:span><text:span text:style-name="T206">turno</text:span><text:span text:style-name="T218">, inizializzata a 0, che quando è uguale ad i consente al processo P</text:span><text:span text:style-name="T219">i</text:span><text:span text:style-name="T218"> di entrare in sezione critica. </text:span><text:span text:style-name="T219">La mutua esclusione viene soddisfatta, ma ciò non vale per il progresso, poiché, se turno fosse uguale a 0, anche se P0 fosse in regione non critica P1 non potrebbe entrare nella propria.</text:span></text:p>
        </text:list-item>
        <text:list-item>
          <text:p text:style-name="P239"><text:span text:style-name="T215">Nel secondo algoritmo usiamo un </text:span><text:span text:style-name="T201">vettore</text:span><text:span text:style-name="T215"> di </text:span><text:span text:style-name="T201">boolean</text:span><text:span text:style-name="T215"> di grandezza 2 inizializzato a </text:span><text:span text:style-name="T201">fals</text:span><text:span text:style-name="T207">e</text:span><text:span text:style-name="T215">: </text:span><text:span text:style-name="T201">pronto[i]==true</text:span><text:span text:style-name="T215"> indica che P1 è pronto ad entrare nella sua sezione critica. Anche in questo caso, però, non viene soddisfatto il progresso: </text:span><text:span text:style-name="T220">se consideriamo una sequenza in cui entrambi i processi assegnano </text:span><text:span text:style-name="T207">true</text:span><text:span text:style-name="T221"> </text:span><text:span text:style-name="T220">alle rispettive celle, entreranno in un ciclo infinito nei rispettivi </text:span><text:span text:style-name="T208">while</text:span><text:span text:style-name="T215">.</text:span></text:p>
        </text:list-item>
        <text:list-item>
          <text:p text:style-name="P240"><text:span text:style-name="T215">Nel terzo algoritmo, la </text:span><text:span text:style-name="T222">soluzione di Peterson</text:span><text:span text:style-name="T225">, uniamo le variabili condivise degli altri due e riusciamo a soddisfare tutti i requisiti:</text:span></text:p>
        </text:list-item>
      </text:list>
      <text:list xml:id="list76652789" text:style-name="L25">
        <text:list-item>
          <text:p text:style-name="P241"><text:span text:style-name="T225">Per quanto riguarda la mutua esclusione, sappiamo che Pi entra nella propria sezione critica solo se </text:span><text:span text:style-name="T210">pronto[j]</text:span><text:span text:style-name="T225"> è </text:span><text:span text:style-name="T210">fals</text:span><text:span text:style-name="T211">e</text:span><text:span text:style-name="T225"> oppure </text:span><text:span text:style-name="T210">turno==i</text:span><text:span text:style-name="T225">. Se entrambi i processi fossero contemporanemente in sezione critica si avrebbero entrambe le celle a vero, ma l'istruzione </text:span><text:span text:style-name="T210">while</text:span><text:span text:style-name="T225"> non può essere eseguita contemporaneamente </text:span><text:span text:style-name="T226">da entrambi</text:span><text:span text:style-name="T225"> perché </text:span><text:span text:style-name="T210">turno</text:span><text:span text:style-name="T225"> può assumere un unico valore alla volta.</text:span></text:p>
        </text:list-item>
        <text:list-item>
          <text:p text:style-name="P241"><text:span text:style-name="T225">Per attesa e progresso invece, sappiamo che Pi è bloccato nel ciclo </text:span><text:span text:style-name="T210">while</text:span><text:span text:style-name="T225"> dalla condizione </text:span><text:span text:style-name="T210">pronto[j]==true e turno==j</text:span><text:span text:style-name="T225">. Se Pj non è pronto ad entrare, Pi può farlo, se invece Pj è pronto si controlla di chi sia il turno. Supponendo che entri Pj, al</text:span><text:span text:style-name="T226">l</text:span><text:span text:style-name="T225">'uscita imposterà </text:span><text:span text:style-name="T210">pronto[j]==false</text:span><text:span text:style-name="T225"> e Pi potrà entrare: Pi entra nella sua sezione critica (progresso) al massimo dopo un ingresso da parte di Pj (attesa limitata).</text:span></text:p>
        </text:list-item>
      </text:list>
      <text:p text:style-name="P90"/>
      <text:p text:style-name="P64"><text:span text:style-name="T269">Per quanto riguarda situazioni che riguardano n processi, una soluzione è </text:span><text:span text:style-name="T20">l'algoritmo del fornaio</text:span><text:span text:style-name="T41">, in cui viene assegnato un numero ad ogni processo e </text:span>viene data la precedenza a chi ha <text:span text:style-name="T271">quello</text:span> più basso; <text:span text:style-name="T269">in caso di</text:span> numer<text:span text:style-name="T269">i uguali (più processi possono averl</text:span><text:span text:style-name="T271">o</text:span><text:span text:style-name="T269">)</text:span> viene servito prim<text:span text:style-name="T271">a</text:span> il processo c<text:span text:style-name="T269">he ha il process id minore, cioè quello che ha ricevuto per primo il ticket</text:span>. <text:span text:style-name="T270">Vengono usati </text:span><text:span text:style-name="T271">come variabili condivise </text:span><text:span text:style-name="T68">due vettori di lunghezza n</text:span><text:span text:style-name="T270">, uno di </text:span><text:span text:style-name="T68">boolean</text:span><text:span text:style-name="T270">, </text:span><text:span text:style-name="T271">inizializzato a </text:span><text:span text:style-name="T69">false</text:span><text:span text:style-name="T271">,</text:span><text:span text:style-name="T270"> e uno di </text:span><text:span text:style-name="T68">interi</text:span><text:span text:style-name="T270">, </text:span><text:span text:style-name="T271">inizializzato a 0</text:span><text:span text:style-name="T270">. </text:span><text:span text:style-name="T272">Verifichiamo la correttezza:</text:span></text:p>
      <text:list xml:id="list3464818573" text:style-name="L26">
        <text:list-item>
          <text:p text:style-name="P185"><text:soft-page-break/>Se Pi si trova nella propria sezione critica e Pk (k!=i) ha già scelto il proprio <text:span text:style-name="T50">numero[k]!=0</text:span>, allora <text:span text:style-name="T50">(numero[i], i)</text:span> è minore della coppia <text:span text:style-name="T50">(numero[k], k)</text:span>. Se Pk tentasse di entrare nella sua sezione critica, eseguirebbe la seconda istruzione <text:span text:style-name="T50">while</text:span> per <text:span text:style-name="T50">j==i</text:span>, trovando la disuguaglianza precedente e che <text:span text:style-name="T50">numero[i]!=0</text:span>. Possiamo dunque dire che la mutua esclusione è rispettata poiché Pk attende che Pi lasci la sezione critica.</text:p>
        </text:list-item>
        <text:list-item>
          <text:p text:style-name="P185">Il progresso e l'attesa limitata sono facilmente dimostrarti in quanto i processi entrano nelle rispettive sezioni critche secondo il <text:span text:style-name="T4">criterio FCFS </text:span><text:span text:style-name="T27">(</text:span><text:span text:style-name="T75">First Come First Serve</text:span><text:span text:style-name="T27">).</text:span></text:p>
        </text:list-item>
      </text:list>
      <text:p text:style-name="P65"/>
      <text:p text:style-name="P65">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66">Per quest'ultimo caso vengono rese disponibili delle istruzioni aggiuntive atomiche, che consentono di controllare e modificare il contenuto di una parola di memoria oppure di scambiare il contenuto di due parole di memoria.</text:p>
      <text:p text:style-name="P67"/>
      <text:p text:style-name="P67">L'istruzione <text:span text:style-name="T4">TestAndSet</text:span><text:span text:style-name="T27"> modifica il contenuto di una variabile atomicamente e se ne vengono eseguite due contemporaneamente, ciascuna in un'unità di elaborazione diversa, queste vengono eseguite in ordine arbitrario in maniera sequenziale.</text:span></text:p>
      <text:p text:style-name="P68"><text:span text:style-name="T27">Usando una sola variabile condivisa, </text:span><text:span text:style-name="T75">boolean blocco</text:span><text:span text:style-name="T27">, inizializzata a </text:span><text:span text:style-name="T75">false</text:span><text:span text:style-name="T27">, è possibile soddisfare la mutua esclusione ma non l'attesa limitata.</text:span></text:p>
      <text:p text:style-name="P69"><text:span text:style-name="T27">Introduciamo la seconda istruzione atomica, </text:span><text:span text:style-name="T4">swap</text:span><text:span text:style-name="T27">, che scambia i contenuti di due variabili. Usando la stessa variabile </text:span><text:span text:style-name="T75">blocco</text:span><text:span text:style-name="T27">, è possibile realizzare un algoritmo capace di soddisfare la mutua esclusione, ma che non è in grado di fare lo stesso per l'attesa.</text:span></text:p>
      <text:p text:style-name="P126"/>
      <text:p text:style-name="P70">È in realtà possibile realizzare un algoritmo che rispetti sia mutua esclusione che attesa limitata usando solo TestAndSet, ricorrendo a due variabili condivise <text:span text:style-name="T50">boolean</text:span>, entrambe inizializzate a <text:span text:style-name="T50">false</text:span>: una variabile <text:span text:style-name="T50">blocco</text:span> ed un <text:span text:style-name="T50">vettore</text:span> <text:span text:style-name="T50">attesa</text:span> di dimensione n. <text:span text:style-name="T273">Analizziamo come rispetti i requisiti:</text:span></text:p>
      <text:list xml:id="list1133478848" text:style-name="L27">
        <text:list-item>
          <text:p text:style-name="P186">Un processo può entrare in sezione critica solo se <text:span text:style-name="T50">attesa[i]==false</text:span> <text:span text:style-name="T50">oppure chiave==false</text:span>, condizione ottenibile solo tramite TestAndSet. Il primo processo che esegue TestAndSet trova <text:span text:style-name="T50">chiave==false</text:span>, il che sigifica che tutti gli altri devono attendere. <text:span text:style-name="T50">Attesa[i]</text:span> può diventare <text:span text:style-name="T50">false</text:span> solo se un altro processo esce dalla propria sezione critica e solo una variabile <text:span text:style-name="T50">attesa[i]</text:span> vale false, dunque abbiamo mutua esclusione.</text:p>
        </text:list-item>
        <text:list-item>
          <text:p text:style-name="P186">Un processo che esce dalla sezione critica imposta <text:span text:style-name="T50">blocco a false oppure attesa[j], per j!=i, a false</text:span>, consentendo ad un processo che attende di entrare e realizzando il progresso.</text:p>
        </text:list-item>
        <text:list-item>
          <text:p text:style-name="P186">Un processo, quando esce, scandisce il vettore attesa ciclicamente e designa come prossimo processo il primo ad <text:soft-page-break/>essere presente nella sezione di ingresso (<text:span text:style-name="T50">attesa[j]==true</text:span>), dunque ogni processo attende al massimo n-1 turni prima di entrare.</text:p>
        </text:list-item>
      </text:list>
      <text:p text:style-name="P71"/>
      <text:p text:style-name="P1"/>
      <text:p text:style-name="P72">Un semaforo S è una variabile intera <text:span text:style-name="T274">a cui si può accedere solo tramite due operazioni atomiche predefinite, &lt;</text:span><text:span text:style-name="T70">wait</text:span><text:span text:style-name="T274">&gt; e &lt;</text:span><text:span text:style-name="T70">signal</text:span><text:span text:style-name="T274">&gt;.</text:span></text:p>
      <text:p text:style-name="P73">Un semplice algoritmo che realizza la mutua esclusione richiede un <text:span text:style-name="T50">semaforo mutex</text:span><text:span text:style-name="T110">, inizializzato ad 1.</text:span></text:p>
      <text:p text:style-name="P72"><text:span text:style-name="T128">Un semaforo realizza</text:span> una sincronizzazione che non richiede <text:span text:style-name="T50">attesa</text:span> <text:span text:style-name="T50">attiva </text:span><text:span text:style-name="T128">(</text:span><text:span text:style-name="T70">busy waiting</text:span><text:span text:style-name="T128">) e può essere definito come una struttura che contiene un </text:span><text:span text:style-name="T70">valore intero </text:span><text:span text:style-name="T128">ed un </text:span><text:span text:style-name="T70">puntatore a processo</text:span>. </text:p>
      <text:p text:style-name="P72"><text:span text:style-name="T274">Assumiamo l'esistenza di due funzioni: &lt;</text:span><text:span text:style-name="T70">block</text:span><text:span text:style-name="T274">&gt;, che sospende il processo che la invoca, ponendolo in una coda d'attesa associata al semaforo, e &lt;</text:span><text:span text:style-name="T70">wakeup</text:span><text:span text:style-name="T128">&gt;, che fa riprendere l'esecuzione, </text:span><text:span text:style-name="T129">e modifichiamo le operazioni </text:span><text:span text:style-name="T71">wait </text:span><text:span text:style-name="T129">e </text:span><text:span text:style-name="T71">signal</text:span><text:span text:style-name="T129">.</text:span></text:p>
      <text:p text:style-name="P74">Si verifica una situazione di <text:span text:style-name="T50">stallo</text:span> (<text:span text:style-name="T4">deadlock</text:span>) quando due <text:span text:style-name="T275">o più </text:span>processi attendono indefinitamente un evento che può essere causato solo da uno dei processi <text:span text:style-name="T275">dello stesso insieme.</text:span></text:p>
      <text:p text:style-name="P74"><text:span text:style-name="T275">S</text:span>i verifica <text:span text:style-name="T50">un'attesa</text:span> <text:span text:style-name="T50">indefinita</text:span> (<text:span text:style-name="T4">starvation</text:span>) quando si attende nella coda di un semaforo indefinitamente.</text:p>
      <text:p text:style-name="P1">Il semaforo può sia essere implementato come <text:span text:style-name="T4">contatore</text:span> ed avere un valore <text:span text:style-name="T275">intero </text:span>appartenente ad un dominio logicamente non limitato oppure come <text:span text:style-name="T4">binario</text:span> ed avere come valori <text:span text:style-name="T275">interi </text:span>possibili 0 e<text:span text:style-name="T275">d</text:span> 1.</text:p>
      <text:p text:style-name="P84"/>
      <text:p text:style-name="P123">Alcuni problemmi tipici di sincronizzazione riguardano il controllo della concorrenza e troviamo adesso varie soluzioni che implementano i semafori.</text:p>
      <text:p text:style-name="P124">[Gran parte dei codici sarà all'interno di un file .c separato perché qui è da pazzi mettere tutto]</text:p>
      <text:p text:style-name="P125">I problemi afforntati in questa sezione sono:</text:p>
      <text:list xml:id="list3727356122" text:style-name="L28">
        <text:list-item>
          <text:p text:style-name="P242"><text:span text:style-name="T239">Produttori e consumatori con memoria limitata, risolto con </text:span><text:span text:style-name="T212">un vettore di item di lunghezza n e tre semafori, piene, vuote e mutex.</text:span></text:p>
        </text:list-item>
        <text:list-item>
          <text:p text:style-name="P243"><text:span text:style-name="T238">Lettori e scrittori (spiegato non qui), risolto con </text:span><text:span text:style-name="T210">una variabile intera numlettori e due semafori, mutex e scrittura.</text:span></text:p>
        </text:list-item>
        <text:list-item>
          <text:p text:style-name="P243"><text:span text:style-name="T238">Cinque filososi, risolto con un </text:span><text:span text:style-name="T210">unico vettore di semafori di lunghezza cinque</text:span><text:span text:style-name="T238">; la soluzione però non esclude la possibilità di stallo.</text:span></text:p>
        </text:list-item>
      </text:list>
      <text:p text:style-name="P105"/>
      <text:p text:style-name="P165"><text:span text:style-name="T238">Un altra primitiva di sincronizzazione ad alto livello è il tipo </text:span><text:span text:style-name="T236">monitor</text:span><text:span text:style-name="T238">, proposto negli anni '70 e che può essere implementato tramite i semafori. </text:span><text:span text:style-name="T240">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241">È possibile definire più di una </text:span><text:soft-page-break/><text:span text:style-name="T241">variabile condizionale tramite il costrutto </text:span><text:span text:style-name="T213">condition</text:span><text:span text:style-name="T241"> e le uniche operazioni eseguibili sono &lt;</text:span><text:span text:style-name="T213">wait</text:span><text:span text:style-name="T241">&gt; e &lt;</text:span><text:span text:style-name="T213">signal</text:span><text:span text:style-name="T241">&gt;; quest'ultima non ha effetto se non ci sono processi sospesi, a differenza della versione per semafori.</text:span></text:p>
      <text:p text:style-name="P166"><text:span text:style-name="T241">L</text:span><text:span text:style-name="T238">a soluzione al problema dei cinque filosofi con monitor è in grado di risolvere lo stallo ma c'è possibilità di attesa indefinita.</text:span></text:p>
      <text:p text:style-name="P85"/>
      <text:p text:style-name="P148">Capitolo 6 [non presente nelle slide 20-21]</text:p>
      <text:p text:style-name="P137">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137">L'elaborazione di un processo è constituita dall'alternarsi di due fasi: un ciclo di esecuzione di CPU e uno di attesa di I/O.</text:p>
      <text:p text:style-name="P137">Le durate delle sequenze di operazioni della CPU sono state misurate sperimentalmente e la loro curva di frequenza è di tipo esponenziale, con molte sequenze brevi intervallate da poche sequenze lunghe.</text:p>
      <text:p text:style-name="P138"/>
      <text:p text:style-name="P138">L<text:span text:style-name="T276">e</text:span> decisioni riguardanti lo scheduling della CPU vengono prese:</text:p>
      <text:list xml:id="list3632198173" text:style-name="L29">
        <text:list-item>
          <text:p text:style-name="P201">Quando un processo passa dallo stato <text:span text:style-name="T50">running </text:span><text:span text:style-name="T110">allo stato </text:span><text:span text:style-name="T50">waiting</text:span><text:span text:style-name="T110">, ad esempio in caso di richiesta di I/O.</text:span></text:p>
        </text:list-item>
        <text:list-item>
          <text:p text:style-name="P201"><text:span text:style-name="T110">Quando un processo passa dallo stato </text:span><text:span text:style-name="T50">running </text:span><text:span text:style-name="T110">allo stato </text:span><text:span text:style-name="T50">ready</text:span><text:span text:style-name="T110">, in caso di interrupt.</text:span></text:p>
        </text:list-item>
        <text:list-item>
          <text:p text:style-name="P201"><text:span text:style-name="T110">Quando un processo passa da uno stato </text:span><text:span text:style-name="T50">waiting </text:span><text:span text:style-name="T110">ad uno stato </text:span><text:span text:style-name="T50">ready</text:span><text:span text:style-name="T110">, in caso di completamento di un I/O.</text:span></text:p>
        </text:list-item>
        <text:list-item>
          <text:p text:style-name="P203">Quando un processo termina.</text:p>
        </text:list-item>
      </text:list>
      <text:p text:style-name="P106"/>
      <text:p text:style-name="P139"><text:span text:style-name="T130">Quando interviene n</text:span><text:span text:style-name="T110">ei casi 1 e 4 si dice che lo scheduling è </text:span><text:span text:style-name="T50">senza diritto di prelazione </text:span><text:span text:style-name="T110">(</text:span><text:span text:style-name="T137">non-preemptive</text:span><text:span text:style-name="T110">), mentre negli altri è </text:span><text:span text:style-name="T50">con diritto di prelazione</text:span><text:span text:style-name="T110"> (</text:span><text:span text:style-name="T137">preemptive</text:span><text:span text:style-name="T110">). </text:span><text:span text:style-name="T130">In quelli della prima tipologia il processo a cui è assegnata la CPU ne rimane in possesso fino al termine dell'esecuzione o se passa in uno stato </text:span><text:span text:style-name="T72">waitinig</text:span><text:span text:style-name="T130">, mentre in quelli del secondo tipo ciò non avviene e vengono prevesti meccanismi per la sincronizzazione dei processi.</text:span></text:p>
      <text:p text:style-name="P106"/>
      <text:p text:style-name="P140"><text:span text:style-name="T130">I</text:span><text:span text:style-name="T110">l </text:span><text:span text:style-name="T137">dispatcher</text:span><text:span text:style-name="T110"> è il modulo che passa effettivamente il controllo della CPU ai processi scelti dallo scheduler a breve termine e dunque opera: il cambio di contesto, il passaggio al modo d'utente e il salto alla giusta posizione del programma utente.</text:span></text:p>
      <text:p text:style-name="P140"><text:span text:style-name="T110">Il tempo richiesto dal dispatcher per queste azioni è noto come </text:span><text:span text:style-name="T137">latenza di dispatch</text:span><text:span text:style-name="T110">.</text:span></text:p>
      <text:p text:style-name="P106"/>
      <text:p text:style-name="P141"><text:span text:style-name="T130">I </text:span><text:span text:style-name="T110">criteri di scheduling sono i seguenti:</text:span></text:p>
      <text:list xml:id="list4145226959" text:style-name="L30">
        <text:list-item>
          <text:p text:style-name="P198">Utilizzo della CPU<text:span text:style-name="T110">, che deve essere più attiva possibile.</text:span></text:p>
        </text:list-item>
        <text:list-item>
          <text:p text:style-name="P198">Produttività<text:span text:style-name="T110"> (</text:span><text:span text:style-name="T137">throughput</text:span><text:span text:style-name="T110">), cioè il numero di processi che completano la loro esecuzione nell'unità di tempo.</text:span></text:p>
        </text:list-item>
        <text:list-item>
          <text:p text:style-name="P198">Tempo di completamento<text:span text:style-name="T110"> (</text:span><text:span text:style-name="T137">turnaround time</text:span><text:span text:style-name="T110">), l'intervallo che intercorre tra la sottomissione del processo ed il completamento dell'esecuzione e che corrisponde alla somma dei tempi passati in attesa dell'ingresso nella memoria, </text:span><text:soft-page-break/><text:span text:style-name="T110">nella coda dei processi pronti, durante l'esecuzione nella CPU e nel compiere operazioni di I/O.</text:span></text:p>
        </text:list-item>
        <text:list-item>
          <text:p text:style-name="P198">Tempo di attesa<text:span text:style-name="T110">, cioè la somma degli intervalli di attesa passati nella coda dei processi pronti.</text:span></text:p>
        </text:list-item>
        <text:list-item>
          <text:p text:style-name="P198">Tempo di risposta<text:span text:style-name="T110">, cioè il tempo che intercorre tra la sottomissione di una richiesta e la prima risposta prodotta (che non equivale alloutput finale).</text:span></text:p>
        </text:list-item>
      </text:list>
      <text:p text:style-name="P141"><text:span text:style-name="T130">L'</text:span><text:span text:style-name="T110">ottimizzazione di questi criteri comporta un uso massimo della CPU, una produttività massima ed il raggiungimento dei tempi minimi per completamento, attesa e risposta.</text:span></text:p>
      <text:p text:style-name="P107"/>
      <text:p text:style-name="P142"><text:span text:style-name="T110">Il </text:span><text:span text:style-name="T137">diagramma di Gantt </text:span><text:span text:style-name="T110">è un diagramma in cui rappresentare l'ordine e la durata dei processi in arrivo.</text:span></text:p>
      <text:p text:style-name="P108"/>
      <text:p text:style-name="P142"><text:span text:style-name="T110">Lo scheduling </text:span><text:span text:style-name="T137">FCFS</text:span><text:span text:style-name="T110"> (</text:span><text:span text:style-name="T50">First-Come, First-Served</text:span><text:span text:style-name="T110">) è un metodo </text:span><text:span text:style-name="T50">non preemptive</text:span><text:span text:style-name="T110"> che esegue i processi nell'esatto ordine di arrivo, presenta un tempo medio di attesa che varia notevolmente e soffre dell'</text:span><text:span text:style-name="T50">effetto convoglio</text:span><text:span text:style-name="T110">, cioè capita che processi corti finiscano dietro a processi lunghi.</text:span></text:p>
      <text:p text:style-name="P108"/>
      <text:p text:style-name="P109">Lo scheduling <text:span text:style-name="T4">SJF </text:span>(<text:span text:style-name="T50">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50">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50">media esponenziale</text:span> delle effettive lunghezze delle precedenti sequenze di operazioni della CPU:</text:p>
      <text:p text:style-name="P88">Tau(n+1) = alfa*t(n) + (1 – alfa)*Tau(n)</text:p>
      <text:p text:style-name="P110">Dove tn contiene le informazioni più recenti (l'ultimo burst), Tau(n) la storia passata ed alfa è un valore compreso tra 0 ed 1 che serve ad indicare quanto peso dare ai due valori.</text:p>
      <text:p text:style-name="P107"/>
      <text:p text:style-name="P111">Nello <text:span text:style-name="T4">scheduling per priorità</text:span> viene associato un valore intero ad ogni processo e la CPU viene allocata al processo con priorità più alta, cioè a quello con l'intero più basso. Per prevenire il problema del <text:span text:style-name="T50">blocco indefinito </text:span>(<text:span text:style-name="T50">starvation</text:span>), cioè quello che porta i processi a bassa priorità a non essere mai eseguiti, si può ricorrere all'<text:span text:style-name="T50">invecchiamento </text:span>(<text:span text:style-name="T50">aging</text:span>), cioè si incrementa la priorità del processo con il passare del tempo.</text:p>
      <text:p text:style-name="P112">SJF è uno scheduling a priorità dove la priorità è il valore predetto del prossimo bursst di CPU.</text:p>
      <text:p text:style-name="P107"/>
      <text:p text:style-name="P113">Nello <text:span text:style-name="T4">scheduling circolare </text:span>(<text:span text:style-name="T50">Round Robin – RR</text:span>) ogni processo ottiene una piccola quantità fissata di tempo di CPU, che in genere varia dai 10 ai 100 ms e che prende il nome di <text:span text:style-name="T50">quanto di tempo. </text:span>Al suo scadere, il processo viene sospeso e aggiunto alla <text:soft-page-break/>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114">Generalmente comporta un tempo medio maggiore di SJF ma tempi di risposta migliori.</text:p>
      <text:p text:style-name="P114"/>
      <text:p text:style-name="P115">Lo <text:span text:style-name="T4">scheduling a code multiple </text:span>partiziona la coda dei processi pronti in più code separate ed i processi si spostano tra di esse: <text:s/><text:span text:style-name="T277">ad esempio possiamo dividere i processi in quelli che si eseguono in primo piano (</text:span><text:span text:style-name="T73">foreground</text:span><text:span text:style-name="T277">) e quelli in secondo (</text:span><text:span text:style-name="T73">background</text:span><text:span text:style-name="T277">). Ciascuna coda ha il proprio algoritmo di scheduling ed è necessario stabilirne uno anche per le code stesse: possiamo optare per una </text:span><text:span text:style-name="T73">priorità fissa</text:span><text:span text:style-name="T277">, ad esempio eseguendo prima tutti i processi nella coda foreground per poi passare alla background, ma rischiando starvation, oppure possiamo optare per i </text:span><text:span text:style-name="T73">quanti di tempo</text:span><text:span text:style-name="T277">, ad esempio assegnando 80% alla coda foreground ed il restante 20 alla bakground.</text:span></text:p>
      <text:p text:style-name="P116">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2871178565" text:style-name="L31">
        <text:list-item>
          <text:p text:style-name="P204">Numero di code.</text:p>
        </text:list-item>
        <text:list-item>
          <text:p text:style-name="P204">Algoritmo di scheduling per ciascuna coda.</text:p>
        </text:list-item>
        <text:list-item>
          <text:p text:style-name="P204">Metodo usato per determinare quando spostare un processo in una coda con priorità maggiore.</text:p>
        </text:list-item>
        <text:list-item>
          <text:p text:style-name="P204">Metodo usato per determinare quando spostare un processo in una coda con priorità minore.</text:p>
        </text:list-item>
        <text:list-item>
          <text:p text:style-name="P204">Metodo usato per determinare in quale coda si deve mettere un processo quando richiede un servizio.</text:p>
        </text:list-item>
      </text:list>
      <text:p text:style-name="P116"/>
      <text:p text:style-name="P117">Lo <text:span text:style-name="T4">scheduler di Linux </text:span>ricorre ad un algoritmo di scheduling con prelazione basato sulle priorità, di cui sono presenti due gamme: un intervallo <text:span text:style-name="T50">real-time </text:span>che va da 0 a 99 ed uno <text:span text:style-name="T50">nice</text:span> compreso tra 100 e 140. I valori sono mappati in un valore di priorità globale e a numeri bassi corrispondono priorità alte. Il kernel si occupa di mantenere una lista di tutti i task in una <text:span text:style-name="T50">runqueue</text:span>, la quale contiene due array di priorità: quello attivo (<text:span text:style-name="T50">active array</text:span>) contiene tutti i task che hanno ancora tempo da sfruttare, mentre quello scaduto (<text:span text:style-name="T50">expired array</text:span>) contiene i task scaduti.</text:p>
      <text:p text:style-name="P117"/>
      <text:p text:style-name="P118">Esistono diversi modi per valutare gli algoritmi:</text:p>
      <text:list xml:id="list1214167001" text:style-name="L32">
        <text:list-item>
          <text:p text:style-name="P215">Modelli deterministici<text:span text:style-name="T27">: dato un carico di lavoro predeterminato definiscono una formula o un algoritmo che valuta le prestazioni per quel carico di lavoro. Necessitano in genere di conoscenze troppo dettagliate ed impossibili da ottenere.</text:span></text:p>
        </text:list-item>
        <text:list-item>
          <text:p text:style-name="P215">Reti di code<text:span text:style-name="T27">: il sistema di calcolo si descrive come una rete di unità serventi, ciascuna con una coda di attesa. Se sono noti, o quantomeno stimabili, l'andamento di arrivi e servizi, si può fornire un'approssimazione dell'utilizzo, </text:span><text:soft-page-break/><text:span text:style-name="T27">della lunghezza media delle code, del tempo medio di attesa, ecc...</text:span></text:p>
        </text:list-item>
        <text:list-item>
          <text:p text:style-name="P215">Simulazioni<text:span text:style-name="T27">: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le attività di dispositivi e scheduler.</text:span></text:p>
        </text:list-item>
        <text:list-item>
          <text:p text:style-name="P215">Realizzazioni<text:span text:style-name="T27">: l'unico modo assolutamente sicuro di valutare un algoritmo di scheduling, che consiste nel codificarlo, inserirlo nel SO ed osservarne il comportamento.</text:span></text:p>
        </text:list-item>
      </text:list>
      <text:p text:style-name="P117"/>
      <text:p text:style-name="P147"><text:span text:style-name="T278">Capitolo 7 [con parti di l</text:span>ezione 8 <text:span text:style-name="T278">di 20-21]</text:span></text:p>
      <text:p text:style-name="P1">Il <text:span text:style-name="T4">problema dello stallo</text:span> avviene quando si ha un insieme di processi bloccati, con tutti che detengono una risorsa e ne attendono un altra possseduta da un altro processo.</text:p>
      <text:p text:style-name="P75"><text:span text:style-name="T279">Per avere un buon esempio, s</text:span>i può considerare l'attraversamento di una sezione di un ponte che consente il passaggio in una sola direzione: ciascun lato è una risorsa e se si verifica uno stallo, cioè si cerca di attraversare il ponte da ambo i lati contemporaneamente, una delle macchine (o più, <text:span text:style-name="T279">nel caso di un </text:span><text:span text:style-name="T145">deadlock</text:span>) effettua una retromarcia, cioè avviene un <text:span text:style-name="T50">rollback</text:span> che porta a un ristabilirsi di uno stato sicuro. <text:span text:style-name="T279">È possibile che si verifichi un'</text:span><text:span text:style-name="T74">attesa indefinita </text:span><text:span text:style-name="T131">(</text:span><text:span text:style-name="T74">starvation</text:span><text:span text:style-name="T131">).</text:span></text:p>
      <text:p text:style-name="P1"/>
      <text:p text:style-name="P76">Possiamo dividere le risorse in:</text:p>
      <text:list xml:id="list2748587489" text:style-name="L33">
        <text:list-item>
          <text:p text:style-name="P187"><text:span text:style-name="T4">riutilizzabili</text:span><text:span text:style-name="T27">, se possono essere usate in modo sicuro da un processo alla volte ed essere riutilizzate in seguito da un altro processo.</text:span></text:p>
        </text:list-item>
        <text:list-item>
          <text:p text:style-name="P192">Non riutilizzabili<text:span text:style-name="T27">, se dopo essere state create vengono consumate, cioè distrutte.</text:span></text:p>
        </text:list-item>
      </text:list>
      <text:p text:style-name="P77">Sono disponibili Wi istanze di ciascuna risorsa di tipo Ri.</text:p>
      <text:p text:style-name="P77"/>
      <text:p text:style-name="P77">Nelle ordinarie condizioni di funzionamento, un processo può servirsi di una risorsa solo se rispetta la seguente sequenza:</text:p>
      <text:list xml:id="list2016225578" text:style-name="L34">
        <text:list-item>
          <text:p text:style-name="P193">Richiesta:<text:span text:style-name="T27"> se non può essere soddisfatta immediatamente, il processo richiedente dovrà attendere fin quando la risorsa non sarà libera.</text:span></text:p>
        </text:list-item>
        <text:list-item>
          <text:p text:style-name="P193">Utilizzo:<text:span text:style-name="T27"> il processo può operare sulla risorsa.</text:span></text:p>
        </text:list-item>
        <text:list-item>
          <text:p text:style-name="P193">Rilascio:<text:span text:style-name="T27"> il processo rilascia la risorsa.</text:span></text:p>
        </text:list-item>
      </text:list>
      <text:p text:style-name="P77"/>
      <text:p text:style-name="P78">Affinché <text:span text:style-name="T25">ci sia</text:span> un<text:span text:style-name="T4"> </text:span><text:span text:style-name="T21">deadlock</text:span><text:span text:style-name="T4"> </text:span>c'è bisogno che si verifichino <text:span text:style-name="T280">queste quattro </text:span>condizioni <text:span text:style-name="T26">contemporaneamente</text:span>:</text:p>
      <text:list xml:id="list1753875563" text:style-name="L35">
        <text:list-item>
          <text:p text:style-name="P244"><text:span text:style-name="T236">Mutua esclusione</text:span><text:span text:style-name="T193">: </text:span><text:span text:style-name="T198">almeno una risorsa deve essere 'non condivisibile', cioè può essere usata da un processo alla volta. Se un altro la richiede, si deve bloccare il richiedente fino al rilascio della risorsa.</text:span></text:p>
        </text:list-item>
        <text:list-item>
          <text:p text:style-name="P188"><text:span text:style-name="T4">Possesso e</text:span><text:span text:style-name="T21">d</text:span><text:span text:style-name="T4"> attesa</text:span>: un processo in possesso di almeno una risorsa ne attende u<text:span text:style-name="T280">lteriori già</text:span> in possesso di altr<text:span text:style-name="T280">i</text:span> process<text:span text:style-name="T280">i</text:span>.</text:p>
        </text:list-item>
        <text:list-item>
          <text:p text:style-name="P188"><text:span text:style-name="T4">Impossibilità di prelazione</text:span>: <text:span text:style-name="T280">non esiste diritto di prelazione. </text:span><text:soft-page-break/><text:span text:style-name="T280">U</text:span>na risorsa può essere rilasciata solo al termine del processo che la possiede.</text:p>
        </text:list-item>
        <text:list-item>
          <text:p text:style-name="P188"><text:span text:style-name="T4">Attesa circolare</text:span>: esiste un insieme di processi in cui ognuno attende una risorsa dal successivo e l'ultimo processo Pn la attende dal primo processo P0.</text:p>
        </text:list-item>
      </text:list>
      <text:p text:style-name="P1"/>
      <text:p text:style-name="P1">Per disegnare un <text:span text:style-name="T4">grafo di assegnazione delle risorse</text:span> bisogna considerare due insiemi: l'insieme V dei vertici, suddiviso a sua volta nel sottoinsieme P dei processi del sistema ed il</text:p>
      <text:p text:style-name="P1">sottoinsieme R dei tipi di risorse del sistema, e l'insieme E degli archi. Un arco orientato che va da Pi a Rj è un arco di richiesta, viceversa, da Rj a Pi, è di assegnazione.</text:p>
      <text:p text:style-name="P167"><text:span text:style-name="T199">In generale, s</text:span><text:span text:style-name="T193">e il grafo non contiene cicli allora non si verificano stalli, se invece sono presenti dei cicli:</text:span></text:p>
      <text:list xml:id="list1404023580" text:style-name="L36">
        <text:list-item>
          <text:p text:style-name="P245"><text:span text:style-name="T193">se c'è una sola istanza per </text:span><text:span text:style-name="T199">ogni </text:span><text:span text:style-name="T193">tipo di risorsa si </text:span><text:span text:style-name="T199">ha deadlock;</text:span></text:p>
        </text:list-item>
        <text:list-item>
          <text:p text:style-name="P245"><text:span text:style-name="T199">se</text:span><text:span text:style-name="T193"> se vi sono più istanze per tipo di risorsa </text:span><text:span text:style-name="T199">allora il deadlock è possibile ma non certo.</text:span></text:p>
        </text:list-item>
      </text:list>
      <text:p text:style-name="P1"/>
      <text:p text:style-name="P79">Per la <text:span text:style-name="T4">gestione de</text:span><text:span text:style-name="T22">i deadlock</text:span><text:span text:style-name="T281"> </text:span>ci sono divers<text:span text:style-name="T281">i</text:span> <text:span text:style-name="T281">metod</text:span>i:</text:p>
      <text:list xml:id="list11829497" text:style-name="L37">
        <text:list-item>
          <text:p text:style-name="P247"><text:span text:style-name="T193">Assicurarsi che il sistema non vi entri </text:span><text:span text:style-name="T236">mai:</text:span></text:p>
          <text:list>
            <text:list-item>
              <text:p text:style-name="P248"><text:span text:style-name="T193">Prevenire</text:span><text:span text:style-name="T238"> i deadlock, evitando che si verifichino le quattro condizioni contemporaneamente, quindi prevenendone almeno una.</text:span></text:p>
            </text:list-item>
            <text:list-item>
              <text:p text:style-name="P248"><text:span text:style-name="T193">Evitare</text:span><text:span text:style-name="T238"> i deadlock, evitando gli stati del sistema da cui si può evolvere tale situazione.</text:span></text:p>
            </text:list-item>
          </text:list>
        </text:list-item>
        <text:list-item>
          <text:p text:style-name="P247"><text:span text:style-name="T193">Permettere al sistema di entrarvi per poi ripristinarlo, cosa che richiede metodi per </text:span><text:span text:style-name="T201">determinare la presenza</text:span><text:span text:style-name="T215"> di deadlock e </text:span><text:span text:style-name="T201">ripristinare il sistema</text:span><text:span text:style-name="T215">.</text:span></text:p>
        </text:list-item>
        <text:list-item>
          <text:p text:style-name="P246"><text:span text:style-name="T209">I</text:span><text:span text:style-name="T201">gnorare il problema</text:span><text:span text:style-name="T193"> 'fingendo' che non possano mai verificarsi: </text:span><text:span text:style-name="T200">è la strategia</text:span><text:span text:style-name="T193"> più comune </text:span><text:span text:style-name="T200">nei SO, UNIX incluso</text:span><text:span text:style-name="T193">.</text:span></text:p>
        </text:list-item>
      </text:list>
      <text:p text:style-name="P1"/>
      <text:p text:style-name="P80">[<text:span text:style-name="T50">Tutto il blocco seguente espande quest'ultimo paragrafo</text:span>]</text:p>
      <text:p text:style-name="P1"><text:span text:style-name="T281">[</text:span>Per prevenire gli stalli ci si deve assicurare che almeno una delle 4 condizioni non possa verificarsi:</text:p>
      <text:list xml:id="list1512609150" text:style-name="L38">
        <text:list-item>
          <text:p text:style-name="P189">Mutua esclusione: deve valere solo per le risorse non condivisibili, poiché non è richiesta nel caso di quelle condivisibili.</text:p>
        </text:list-item>
        <text:list-item>
          <text:p text:style-name="P189">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189">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189">Attesa circolare: viene imposto un ordinamento totale all'insieme di tutti i tipi di risorse e un ordine crescente di numerazione per le risorse richieste da ciascun processo.</text:p>
        </text:list-item>
      </text:list>
      <text:p text:style-name="P1"/>
      <text:p text:style-name="P1">Un metodo alternativo potrebbe essere quello di richiedere <text:soft-page-break/>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1"/>
      <text:p text:style-name="P1">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1">Nel caso le risorse non siano subito disponibili, Pi può attendere che i processi precedenti terminino.</text:p>
      <text:p text:style-name="P1">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1">Le risorse devono essere richiamate a priori nel sistema.</text:p>
      <text:p text:style-name="P1"/>
      <text:p text:style-name="P1">Nell'algoritmo del banchiere ogni processo deve dichiarare a priori il numero massimo delle istanze di ciascun tipo di risorsa necessaria, può dover attendere quando le richiede ed ha un intervallo di tempo definito entro cui restituirle.</text:p>
      <text:p text:style-name="P1"/>
      <text:p text:style-name="P1">Dato n numero di processi del sistema ed m il numero dei tipi di risorsa, abbiamo le seguenti strutture dati:</text:p>
      <text:list xml:id="list1794520588" text:style-name="L39">
        <text:list-item>
          <text:p text:style-name="P190">Disponibili, un vettore di taglia m che indica il numero delle istanze disponibili per ciascun tipo di risorsa.</text:p>
        </text:list-item>
        <text:list-item>
          <text:p text:style-name="P190">Massimo, matrice n*m che definisce la richiesta massima di ciascun processo.</text:p>
        </text:list-item>
        <text:list-item>
          <text:p text:style-name="P190">Assegnate, matrice n*m che definisce il numero delle istanze di ciascun tipo di risorse attualmente assegnate.</text:p>
        </text:list-item>
        <text:list-item>
          <text:p text:style-name="P190">Necessità, matrice n*m che indica la necessità residua di risorse relativa ad ogni processo.</text:p>
        </text:list-item>
      </text:list>
      <text:p text:style-name="P1"/>
      <text:p text:style-name="P1">Un sistema che non si avvale di algoritmi di stallo deve prevederne uno per esaminare lo stato del sistema ed un altro che lo ripristini dalla condizione di stallo.</text:p>
      <text:p text:style-name="P1"/>
      <text:p text:style-name="P1">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1">Se invece ci sono più istanze si possono usare un vettore Disponibili di lunghezza m che indica il numero delle istanze disponibili per ciascun tipo di risorsa e due matrici n*m Assegnate e Richieste, che indicano rispettivamente il numero <text:soft-page-break/>delle istanze di ciascun tipo di risorse correntemente assegnate e la richiesta attuale di ciascun processo.</text:p>
      <text:p text:style-name="P1"/>
      <text:p text:style-name="P1">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1">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1">Si può anche effettuare una prelazione di risorse: viene scelta una 'vittima' cercando di minimizzare i costi per effettuare un rollback, ma si rischia di scegliere sempre lo stesso processo, portando ad una attesa indefinita.</text:p>
      <text:p text:style-name="P1"/>
      <text:p text:style-name="P1">Combinare i tre approcci di base consente l'uso dell'approccio ottimale per ciascuna delle risorse del sistema; in più si possono dividere le risorse in classi ordinate gerarchicamente ed applicare la tecnica più appropriata in ciascuna classe.<text:span text:style-name="T281">]</text:span></text:p>
      <text:p text:style-name="P1"/>
      <text:p text:style-name="P1"/>
      <text:p text:style-name="P150">Capitolo 8</text:p>
      <text:p text:style-name="P81">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282">La memoria accessibile al programma è delimitata dai registri di base e di limite, che contengono, rispettivamente, il più basso indirizzo accessibile al programma e la dimensione dell'intervallo. </text:span><text:span text:style-name="T283">Le istruzioni di caricamento dei registri devono essere istruzioni privilegiate.</text:span></text:p>
      <text:p text:style-name="P81"/>
      <text:p text:style-name="P82">Un programma utente, prima di essere eseguito, passa attraverso vari stati in cui gli indirizzi possono essere rappresentati in modi diversi.</text:p>
      <text:p text:style-name="P82">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82">Generalmente gli indirizzi del programma sorgente sono simbolici: un compilatore associa (<text:span text:style-name="T4">bind</text:span><text:span text:style-name="T27">) questi indirizzi ad indirizzi </text:span><text:soft-page-break/><text:span text:style-name="T27">rilocabili, che vengono collegati ad indirizzi assoluti dal </text:span><text:span text:style-name="T4">loader.</text:span></text:p>
      <text:p text:style-name="P127">È possibile eseguire l'associazione in più momenti:</text:p>
      <text:list xml:id="list3298093560" text:style-name="L40">
        <text:list-item>
          <text:p text:style-name="P202">Durante la <text:span text:style-name="T4">compilazione</text:span>, se è possibile sapere dove il processo risiederà in memoria, può essere generato un codice assoluto.</text:p>
        </text:list-item>
        <text:list-item>
          <text:p text:style-name="P202">Durante il <text:span text:style-name="T4">caricamento</text:span>, se in fase di compilazione non è stato possibile e si è generato codice rilocabile.</text:p>
        </text:list-item>
        <text:list-item>
          <text:p text:style-name="P202">Durante l'<text:span text:style-name="T4">esecuzione</text:span>, se il collegamento è stato ritardato fino a questa fase, consentendo di spostare il processo da un segmento all'altro della memoria.</text:p>
        </text:list-item>
      </text:list>
      <text:p text:style-name="P127"/>
      <text:p text:style-name="P128">Il concetto di <text:span text:style-name="T50">spazio degli indirizzi logici </text:span><text:span text:style-name="T110">(generati dalla CPU) associato ad uno </text:span><text:span text:style-name="T50">spazio degli indirizzi fisici </text:span><text:span text:style-name="T110">(per come è visto dall'unità di memoria, cioè caricato nel </text:span><text:span text:style-name="T50">memory address register, </text:span><text:span text:style-name="T110">o</text:span><text:span text:style-name="T50"> MAR</text:span><text:span text:style-name="T110">) separato è fondamentale per una corretta gestione della memoria. Questi due spazi coincidono se l'associazione viene fatta in fase di compilazione o caricamento, mentre differiscono se fatta durante l'esecuzione.</text:span></text:p>
      <text:p text:style-name="P205"/>
      <text:p text:style-name="P129"><text:span text:style-name="T110">L'</text:span><text:span text:style-name="T137">unità di gestione della memoria </text:span><text:span text:style-name="T110">(</text:span><text:span text:style-name="T50">Memory-Management Unit </text:span><text:span text:style-name="T110">o </text:span><text:span text:style-name="T50">MMU</text:span><text:span text:style-name="T110">) è un dispositivo hardware che associa in fase di esecuzione gli indirizzi virtuali a quelli fisici. Il valore del </text:span><text:span text:style-name="T137">registro di rilocazione</text:span><text:span text:style-name="T110"> viene aggiunto ad ogni indirizzo generato da un processo utente prima dell'invio all'unità di memoria, in modo che possa trattare esclusivamente gli indirizzi logici e mai i fisici.</text:span></text:p>
      <text:p text:style-name="P206"/>
      <text:p text:style-name="P130"><text:span text:style-name="T110">Per migliorare l'utilizzo della memoria è possibile adoperare il caricamento dinamico, con cui una routine viene caricata solo quando viene chiamata. </text:span><text:span text:style-name="T132">Quando questo succede, il loader di collegamento rilocabile controlla se la routine sia stata già caricata o meno ed in caso di risposta negativa la carica, aggiorna la tabella degli indirizzi del programma e passa il controllo alla routine. </text:span><text:span text:style-name="T133">È un metodo utile quando sono presenti grandi quantità di codice che sono necessarie alla gestione di casi poco frequenti e non richiede interventi particolari del SO, ma solo di essere progettato dall'utente.</text:span></text:p>
      <text:p text:style-name="P207"/>
      <text:p text:style-name="P131"><text:span text:style-name="T133">I</text:span><text:span text:style-name="T110">n un programma vengono spesso adoperate funzioni di libreria: alcuni sistemi trattano le librerie come delle routine e supportano solo un </text:span><text:span text:style-name="T137">collegamento statico,</text:span><text:span text:style-name="T110"> mentre altri posticipano il collegamento fino all'esecuzione usando quello </text:span><text:span text:style-name="T137">dinamico.</text:span><text:span text:style-name="T110"> </text:span><text:span text:style-name="T134">Piccole porzioni di codice (</text:span><text:span text:style-name="T146">stub</text:span><text:span text:style-name="T134">)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208"/>
      <text:p text:style-name="P132"><text:span text:style-name="T134">L</text:span><text:span text:style-name="T110">a </text:span><text:span text:style-name="T137">sovrapposizione di sezioni </text:span><text:span text:style-name="T110">(</text:span><text:span text:style-name="T137">overlay</text:span><text:span text:style-name="T110">) è il processo tramite cui si caricano in memoria istruzioni sovrascrivendo quelle non più in uso. È un metodo necessario quando il processo è più grande della memoria che gli può essere assegnata ed è infatti utilizzato nei </text:span><text:soft-page-break/><text:span text:style-name="T110">microcalcolatori e nei sistemi con memoria limitata. Va implementato dall'utente e non vi è supporto da parte del SO.</text:span></text:p>
      <text:p text:style-name="P209"/>
      <text:p text:style-name="P133"><text:span text:style-name="T110">L'</text:span><text:span text:style-name="T137">avvicendamento dei processi nella memoria </text:span><text:span text:style-name="T110">(</text:span><text:span text:style-name="T137">swapping</text:span><text:span text:style-name="T110">) è un metodo per cui si trasferisce temporaneamente un processo nella </text:span><text:span text:style-name="T50">memoria ausiliaria </text:span><text:span text:style-name="T110">(</text:span><text:span text:style-name="T50">backing store</text:span><text:span text:style-name="T110">)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134"><text:span text:style-name="T110">Una varietà di questa politica di swappig viene usata dagli algoritmi di scheduling basati su priorità: quando bisogna eseguire un processo con priorità maggiore, il gestore effettua lo </text:span><text:span text:style-name="T137">swap out</text:span><text:span text:style-name="T110"> di un altro con priorità inferiore, che verrà ripreso (</text:span><text:span text:style-name="T137">swap in</text:span><text:span text:style-name="T110">) appena quello nuovo sarà terminato.</text:span></text:p>
      <text:p text:style-name="P210">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210">Poiché lo swapping 'semplice' richiede un elevato tempo di gestione è usato in pochi sistemi, mentre versioni modificate si trovano su UNIX, Linux e Windows.</text:p>
      <text:p text:style-name="P135"><text:span text:style-name="T110">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135">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211"/>
      <text:p text:style-name="P136"><text:span text:style-name="T135">L</text:span><text:span text:style-name="T110">a memoria centrale è solitamente divisa in due parti:</text:span></text:p>
      <text:list xml:id="list1067877973" text:style-name="L41">
        <text:list-item>
          <text:p text:style-name="P199">Sistema operativo residente<text:span text:style-name="T110">, generalmente mantenuto nella parte bassa della memoria assieme al vettore degli interrupt.</text:span></text:p>
        </text:list-item>
        <text:list-item>
          <text:p text:style-name="P199">Processi utenti<text:span text:style-name="T110">, generalmente mantenuti nella parte alta.</text:span></text:p>
        </text:list-item>
      </text:list>
      <text:p text:style-name="P212">La protezione del SO dai processi utenti e tra processi utenti si può realizzare usando un registro di rilocazione, che contiene il valore dell'indirizzo fisico minore, ed uno di limite, che contiene il range di indirizzi logici, tenuto entro il limite.</text:p>
      <text:p text:style-name="P212"/>
      <text:p text:style-name="P87"><text:span text:style-name="T110">Uno dei metodi più semplici di gestione della memoria consiste nel dividerla in </text:span>partizioni<text:span text:style-name="T110"> di dimensione variabile: ognuna deve contenere esattamente un processo. Un </text:span><text:span text:style-name="T137">buco</text:span><text:span text:style-name="T110"> è un blocco di memoria disponibile, ve ne sono di dimensioni diverse in memoria e spetta al SO tenerne traccia tramite una tabella. Quando un processo viene caricato in memoria, riceve un buco sufficientemente grande da contenerlo. </text:span><text:span text:style-name="T136">Per soddisfare una richiesta di n buchi si possono usare diversi metodi:</text:span></text:p>
      <text:list xml:id="list2517960593" text:style-name="L42">
        <text:list-item>
          <text:p text:style-name="P200"><text:span text:style-name="T110">First-fit, </text:span><text:span text:style-name="T94">in cui si alloca il primo buco abbastanza grande.</text:span></text:p>
        </text:list-item>
        <text:list-item>
          <text:p text:style-name="P200"><text:span text:style-name="T110">Best-fit, </text:span><text:span text:style-name="T94">in cui si compie una ricerca e si alloca il buco </text:span><text:soft-page-break/><text:span text:style-name="T94">più piccolo disponibile.</text:span></text:p>
        </text:list-item>
        <text:list-item>
          <text:p text:style-name="P200"><text:span text:style-name="T110">Worst-fit,</text:span><text:span text:style-name="T94"> in cui si compie una ricerca e si alloca il buco più grande disponibile.</text:span></text:p>
        </text:list-item>
      </text:list>
      <text:p text:style-name="P213">First-fit e best-fit sono più efficienti di worst-fit in termini di velocità ed utilizzo della memoria.</text:p>
      <text:p text:style-name="P213"/>
      <text:p text:style-name="P214">La memoria può incorrere <text:span text:style-name="T284">a </text:span><text:span text:style-name="T23">frammentazione</text:span><text:span text:style-name="T284">, che può essere:</text:span></text:p>
      <text:list xml:id="list805955195" text:style-name="L43">
        <text:list-item>
          <text:p text:style-name="P216">esterna<text:span text:style-name="T27">, quando si è in una situazione in cui lo spazio complessivo di memoria disponibile è sufficiente a soddisfare una richiesta, ma non è contiguo.</text:span></text:p>
        </text:list-item>
        <text:list-item>
          <text:p text:style-name="P216">Interna<text:span text:style-name="T27">, che si ha quando viene allocata una memoria leggermente più grande di quella richiesta, con il risultato di non utilizzare una piccola porzione di memoria residua interna alla partzione.</text:span></text:p>
        </text:list-item>
      </text:list>
      <text:p text:style-name="P217"><text:span text:style-name="T27">Per ridurre la frammentazione esterna è possibile eseguire un'operazione di compattamento, possibile solo se la rilocazione è dinamica ed eseguita in fase di esecuzione, che riordina la memoria in modo da ottenere un unico grande blocco.</text:span></text:p>
      <text:p text:style-name="P217"><text:span text:style-name="T27"/></text:p>
      <text:p text:style-name="P218"><text:span text:style-name="T27">La </text:span>segmentazione<text:span text:style-name="T27"> è uno schema di gestione della memoria che imita la visione che l'utente ha della memoria, in quanto divide il programma in un insieme di </text:span><text:span text:style-name="T75">segmenti.</text:span><text:span text:style-name="T27"> </text:span><text:span text:style-name="T42">L'indirizzo logico nell'architettura di ssegmentazione consiste in una coppia (numero di segmento – scostamento) ed è mappato nella memoria fisica in una </text:span><text:span text:style-name="T84">tabella dei segmenti. </text:span><text:span text:style-name="T43">Ogni elemento è una coppia ordinata con </text:span><text:span text:style-name="T85">base</text:span><text:span text:style-name="T43">, l'indirizzo iniziale della memoria nel quale il segmento risiede, e </text:span><text:span text:style-name="T85">limite</text:span><text:span text:style-name="T43">, che contiene la lunghezza. </text:span><text:span text:style-name="T44">La </text:span><text:span text:style-name="T86">segment-table base register </text:span><text:span text:style-name="T44">(</text:span><text:span text:style-name="T86">STBR</text:span><text:span text:style-name="T44">) punta alla locazione della tabella dei segmenti, mentre la </text:span><text:span text:style-name="T86">segment-table lenght register </text:span><text:span text:style-name="T44">(</text:span><text:span text:style-name="T86">STLR</text:span><text:span text:style-name="T44">) indica il numero di segmenti di un processo.</text:span></text:p>
      <text:p text:style-name="P218"><text:span text:style-name="T44"/></text:p>
      <text:p text:style-name="P249"><text:span text:style-name="T227">C</text:span><text:span text:style-name="T228">on il metodo della </text:span><text:span text:style-name="T224">paginazione</text:span><text:span text:style-name="T228"> la memoria viene divisa in blocchi di dimensione fissa, che prendono il nome di </text:span><text:span text:style-name="T224">frame </text:span><text:span text:style-name="T228">nel caso di quella fisica e di </text:span><text:span text:style-name="T224">pagine</text:span><text:span text:style-name="T228"> nel caso di quella logica. Quando un processo è pronto per essere eseguito, si caricano le sue pagine nei blocchi disponibili prendendole dalla memoria ausiliaria, la quale è ugualmente divisa in blocchi. </text:span><text:span text:style-name="T229">Bisogna tenere traccia dei frame liberi e viene usata una </text:span><text:span text:style-name="T214">tabella delle pagine</text:span><text:span text:style-name="T229"> per tradurre l'indirizzo logico in fisico.</text:span><text:span text:style-name="T228"> </text:span><text:span text:style-name="T229">Con questo metodo si risolve la frammentazione esterna, ma è possibile avere quella interna. </text:span><text:span text:style-name="T230">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250"><text:span text:style-name="T230">P</text:span><text:span text:style-name="T225">er le dimensioni di un frame si opta per una potenza di 2 compresa tra 512 e 16MB, in genere.</text:span></text:p>
      <text:p text:style-name="P250"><text:span text:style-name="T230">O</text:span><text:span text:style-name="T225">gni indirizzo generato dalla CPU è diviso in due parti:</text:span></text:p>
      <text:list xml:id="list2682841488" text:style-name="L44">
        <text:list-item>
          <text:p text:style-name="P224"><text:span text:style-name="T238">numero di pagina </text:span><text:span text:style-name="T225">(</text:span><text:span text:style-name="T238">p</text:span><text:span text:style-name="T225">), usato come indice per la tabella delle pagine;</text:span></text:p>
        </text:list-item>
        <text:list-item>
          <text:p text:style-name="P224"><text:span text:style-name="T238">scostamento di pagina </text:span><text:span text:style-name="T225">(</text:span><text:span text:style-name="T238">offset d</text:span><text:span text:style-name="T225">), che unito all'indirizzo di </text:span><text:soft-page-break/><text:span text:style-name="T225">base definisci l'indirizzo della memoria fisica.</text:span></text:p>
        </text:list-item>
      </text:list>
      <text:p text:style-name="P225"><text:span text:style-name="T225">Se la dimensione dello spazio degli indirizzi è 2^m e la dimensione di una pagina è di 2^n unità di indirizzamento, allora gli m-n bit più significativi di un indirizzo logico indicano il numero di pagina e gli n meno significativi l'offset.</text:span></text:p>
      <text:p text:style-name="P225"><text:span text:style-name="T225"/></text:p>
      <text:p text:style-name="P226"><text:span text:style-name="T225">Supponendo di avere una memoria di 32byte con pagine di 4byte, disponiamo di 8 pagine. La pagina 0 si trova nel frame 5, secondo la tabella, quindi l'indirizzo logico 0 viene mappato nell0indirizzo fisico 20, poiché si ha 5*4 + 0. L'indirizzo logico 3 (pagina 0, offset 3) viene mappato nell'indirizzo fisico 23, poiché si ha 5*4 + 3.</text:span></text:p>
      <text:p text:style-name="P226"><text:span text:style-name="T225"/></text:p>
      <text:p text:style-name="P227"><text:span text:style-name="T225">La tabella delle pagine è mantenuta in memoria centrale e per ottenerne un dato c'è bisogno di due accessi, uno per la tabella delle pagine ed uno per il dato stesso, ma i può risolvere usando una memoria cache speciale molto veloce, detta </text:span><text:span text:style-name="T238">memoria associativa </text:span><text:span text:style-name="T225">(</text:span><text:span text:style-name="T238">assiciative memory </text:span><text:span text:style-name="T225">o </text:span><text:span text:style-name="T238">translation look-aside buffers – TLBs</text:span><text:span text:style-name="T225">).</text:span></text:p>
      <text:p text:style-name="P228"><text:span text:style-name="T225">Al suo interno troviamo registri formati da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238">tasso di successi </text:span><text:span text:style-name="T225">(</text:span><text:span text:style-name="T238">hit ratio</text:span><text:span text:style-name="T225">), che dipende anche dal numero di registri.</text:span></text:p>
      <text:p text:style-name="P228"><text:span text:style-name="T225"/></text:p>
      <text:p text:style-name="P229"><text:span text:style-name="T225">Associato ad ogni frame vi è un </text:span><text:span text:style-name="T222">bit di protezione</text:span><text:span text:style-name="T225">, che normalmente si trova nella tabella delle pagine e viene usato per determinare se una pagina è di lettura e scrittura o di sola lettura. Nel caso si tenti di scrivere su una pagina di sola lettura viene generato un </text:span><text:span text:style-name="T222">trap</text:span><text:span text:style-name="T225"> dell'hardware al SO. Un ulteriore bit, detto </text:span><text:span text:style-name="T222">bit di validità</text:span><text:span text:style-name="T225">, viene associato a ciascun elemento della tabella per indicare se un processo può legalmente accedere ad una pagina.</text:span></text:p>
      <text:p text:style-name="P229"><text:span text:style-name="T231">Alcuni sistemi dispongono anche di registri hardware contenenti la lunghezza della tabella delle pagine in modo da stabilire se un indirizzo logico sia valido o meno tramite un confronto.</text:span></text:p>
      <text:p text:style-name="P229"><text:span text:style-name="T231"/></text:p>
      <text:p text:style-name="P230"><text:span text:style-name="T231">L</text:span><text:span text:style-name="T225">a maggior parte dei moderni computer supporta uno spazio di indirizzi logici estremamente grande e per evitare di allocare una tabella delle pagine eccessivamente grande si opta per dividerla in parti più piccole:</text:span></text:p>
      <text:list xml:id="list521207022" text:style-name="L45">
        <text:list-item>
          <text:p text:style-name="P231"><text:span text:style-name="T225">con il metodo della </text:span><text:span text:style-name="T222">paginazione gerarchica</text:span><text:span text:style-name="T225"> si adotta uno schema di paginazione a 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232"><text:span text:style-name="T225">Con il metodo della </text:span><text:span text:style-name="T222">tabella di pagine di tipo hash</text:span><text:span text:style-name="T225"> viene dato come argomento della funzione hashing il numero della pagina </text:span><text:soft-page-break/><text:span text:style-name="T225">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232"><text:span text:style-name="T225">Con il metodo della </text:span><text:span text:style-name="T222">tabella delle pagine invertite</text:span><text:span text:style-name="T225"> viene associata una tabella delle pagine ad ogni processo che ha un elemento per ogni pagina virtuale usata oppure per ogni indirizzo virtuale. </text:span><text:span text:style-name="T232">Il SO traduce questi riferimenti in indirizzi di memoria fisica e può calcolare in che punto della tabella si trovi l'elemento associato poiché essa è ordinata per indirizzo. Presenta l'inconveniente di consumare grandi quantità di memoria fisica poiché ciascuna tabella potrebbe avere milioni di elementi.</text:span></text:p>
        </text:list-item>
        <text:list-item>
          <text:p text:style-name="P233"><text:span text:style-name="T232">P</text:span><text:span text:style-name="T225">er risolvere il precedete problema è possibile modificare la tabella delle pagine invertite in modo che contenga un elemento per ogni </text:span><text:span text:style-name="T238">pagina reale </text:span><text:span text:style-name="T225">(</text:span><text:span text:style-name="T238">frame</text:span><text:span text:style-name="T225">) di memoria.</text:span><text:span text:style-name="T232"> </text:span><text:span text:style-name="T225">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233">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234">Questo schema riduce l'impiego di memoria, ma aumenta la quantità di tempo necessaria a cercare la tabella.</text:span></text:p>
        </text:list-item>
      </text:list>
      <text:p text:style-name="P234"><text:span text:style-name="T234"/></text:p>
      <text:p text:style-name="P234"><text:span text:style-name="T234">U</text:span><text:span text:style-name="T225">n altro vantaggio della paginazione consiste nella possibilità di </text:span><text:span text:style-name="T222">condividere</text:span><text:span text:style-name="T225"> codice comune, caratteristica importante soprattuto in sistemi time-sharing. Un codice eseguibili è detto </text:span><text:span text:style-name="T238">rientrante </text:span><text:span text:style-name="T225">(</text:span><text:span text:style-name="T238">puro</text:span><text:span text:style-name="T225">) se è un codice non automodificante, poiché non cambia con l'esecuzione, e dunque può essere usato da più processi contemporaneamente. Ciascun processo deve disporre di una propria copia dei registri e di una memoria dove conservare i dati: </text:span><text:span text:style-name="T235">ad esempio, nella memoria fisica è presente una sola copia dell'editor, dunque la tabella delle pagine di ogni utente fa corrispondere gli stessi blocchi di memoria contenenti l'editor, mentre le pagine dei dati sono mappate su altri fra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08T09:49:10.473246867</dc:date>
    <meta:editing-duration>PT18H7M53S</meta:editing-duration>
    <meta:editing-cycles>292</meta:editing-cycles>
    <meta:generator>LibreOffice/7.3.7.2$Linux_X86_64 LibreOffice_project/30$Build-2</meta:generator>
    <meta:document-statistic meta:table-count="0" meta:image-count="0" meta:object-count="0" meta:page-count="31" meta:paragraph-count="392" meta:word-count="13059" meta:character-count="83214" meta:non-whitespace-character-count="70687"/>
  </office:meta>
</office:document-meta>
</file>